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705228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0d944f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fe78f" style:font-name-asian="arial" style:font-size-asian="10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699eaa" style:font-name-asian="arial" style:font-size-asian="10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705228" style:font-name-asian="arial" style:font-size-asian="10pt" style:font-style-asian="normal" style:font-weight-asian="normal" style:text-emphasize="none"/>
    </style:style>
    <style:style style:name="P4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officeooo:paragraph-rsid="05705228" style:font-name-asian="arial" style:font-size-asian="10pt" style:font-style-asian="normal" style:font-weight-asian="normal" style:text-emphasize="none"/>
    </style:style>
    <style:style style:name="P4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5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5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699eaa" style:font-name-asian="arial" style:font-size-asian="9pt" style:font-style-asian="normal" style:font-weight-asian="normal" style:text-emphasize="none"/>
    </style:style>
    <style:style style:name="P5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6b2082" style:font-name-asian="arial" style:font-size-asian="9pt" style:font-style-asian="normal" style:font-weight-asian="normal" style:text-emphasize="none"/>
    </style:style>
    <style:style style:name="P5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705228" style:font-name-asian="arial" style:font-size-asian="9pt" style:font-style-asian="normal" style:font-weight-asian="normal" style:text-emphasize="none"/>
    </style:style>
    <style:style style:name="P5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74fcf0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8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59" style:family="paragraph" style:parent-style-name="Preformatted_20_Text">
      <style:text-properties fo:color="#000000" officeooo:rsid="001447a3" officeooo:paragraph-rsid="00155c34"/>
    </style:style>
    <style:style style:name="P60" style:family="paragraph" style:parent-style-name="Preformatted_20_Text">
      <style:text-properties fo:color="#000000" officeooo:rsid="001447a3" officeooo:paragraph-rsid="02913a47"/>
    </style:style>
    <style:style style:name="P61" style:family="paragraph" style:parent-style-name="Preformatted_20_Text">
      <style:text-properties fo:color="#000000" officeooo:rsid="001447a3" officeooo:paragraph-rsid="00278f20"/>
    </style:style>
    <style:style style:name="P62" style:family="paragraph" style:parent-style-name="Preformatted_20_Text">
      <style:text-properties fo:color="#000000" officeooo:rsid="001447a3" officeooo:paragraph-rsid="00423e0f"/>
    </style:style>
    <style:style style:name="P63" style:family="paragraph" style:parent-style-name="Preformatted_20_Text">
      <style:text-properties fo:color="#000000" officeooo:rsid="001447a3" officeooo:paragraph-rsid="00549b3a"/>
    </style:style>
    <style:style style:name="P64" style:family="paragraph" style:parent-style-name="Preformatted_20_Text">
      <style:text-properties fo:color="#000000" officeooo:rsid="001447a3" officeooo:paragraph-rsid="00566f22"/>
    </style:style>
    <style:style style:name="P65" style:family="paragraph" style:parent-style-name="Preformatted_20_Text">
      <style:text-properties fo:color="#000000" officeooo:rsid="001447a3" officeooo:paragraph-rsid="0058842e"/>
    </style:style>
    <style:style style:name="P66" style:family="paragraph" style:parent-style-name="Preformatted_20_Text">
      <style:text-properties fo:color="#000000" officeooo:rsid="001447a3" officeooo:paragraph-rsid="0384ddfa"/>
    </style:style>
    <style:style style:name="P67" style:family="paragraph" style:parent-style-name="Preformatted_20_Text">
      <style:text-properties fo:color="#000000" officeooo:rsid="001447a3" officeooo:paragraph-rsid="04112b7f"/>
    </style:style>
    <style:style style:name="P68" style:family="paragraph" style:parent-style-name="Preformatted_20_Text">
      <style:text-properties fo:color="#000000" officeooo:rsid="001447a3" officeooo:paragraph-rsid="0431f08f"/>
    </style:style>
    <style:style style:name="P69" style:family="paragraph" style:parent-style-name="Preformatted_20_Text">
      <style:text-properties fo:color="#000000" officeooo:rsid="001447a3" officeooo:paragraph-rsid="04417aae"/>
    </style:style>
    <style:style style:name="P70" style:family="paragraph" style:parent-style-name="Preformatted_20_Text">
      <style:text-properties fo:color="#000000" officeooo:rsid="001447a3" officeooo:paragraph-rsid="044e2c6a"/>
    </style:style>
    <style:style style:name="P71" style:family="paragraph" style:parent-style-name="Preformatted_20_Text">
      <style:text-properties fo:color="#000000" officeooo:rsid="001447a3" officeooo:paragraph-rsid="045033e8"/>
    </style:style>
    <style:style style:name="P72" style:family="paragraph" style:parent-style-name="Preformatted_20_Text">
      <style:text-properties fo:color="#000000" officeooo:rsid="001447a3" officeooo:paragraph-rsid="0450e66a"/>
    </style:style>
    <style:style style:name="P73" style:family="paragraph" style:parent-style-name="Preformatted_20_Text">
      <style:text-properties fo:color="#000000" officeooo:rsid="001447a3" officeooo:paragraph-rsid="0451c08c"/>
    </style:style>
    <style:style style:name="P74" style:family="paragraph" style:parent-style-name="Preformatted_20_Text">
      <style:text-properties fo:color="#000000" officeooo:rsid="001447a3" officeooo:paragraph-rsid="0452db78"/>
    </style:style>
    <style:style style:name="P75" style:family="paragraph" style:parent-style-name="Preformatted_20_Text">
      <style:text-properties fo:color="#000000" officeooo:rsid="001447a3" officeooo:paragraph-rsid="04571581"/>
    </style:style>
    <style:style style:name="P76" style:family="paragraph" style:parent-style-name="Preformatted_20_Text">
      <style:text-properties fo:color="#000000" officeooo:rsid="001447a3" officeooo:paragraph-rsid="0457adb4"/>
    </style:style>
    <style:style style:name="P77" style:family="paragraph" style:parent-style-name="Preformatted_20_Text">
      <style:text-properties fo:color="#000000" officeooo:rsid="001447a3" officeooo:paragraph-rsid="0459192d"/>
    </style:style>
    <style:style style:name="P78" style:family="paragraph" style:parent-style-name="Preformatted_20_Text">
      <style:text-properties fo:color="#000000" officeooo:rsid="001447a3" officeooo:paragraph-rsid="045b5149"/>
    </style:style>
    <style:style style:name="P79" style:family="paragraph" style:parent-style-name="Preformatted_20_Text">
      <style:text-properties fo:color="#000000" officeooo:rsid="001447a3" officeooo:paragraph-rsid="045b90fa"/>
    </style:style>
    <style:style style:name="P80" style:family="paragraph" style:parent-style-name="Preformatted_20_Text">
      <style:text-properties fo:color="#000000" officeooo:rsid="001447a3" officeooo:paragraph-rsid="045efdbc"/>
    </style:style>
    <style:style style:name="P81" style:family="paragraph" style:parent-style-name="Preformatted_20_Text">
      <style:text-properties fo:color="#000000" officeooo:rsid="001447a3" officeooo:paragraph-rsid="0461a0c2"/>
    </style:style>
    <style:style style:name="P82" style:family="paragraph" style:parent-style-name="Preformatted_20_Text">
      <style:text-properties fo:color="#000000" officeooo:rsid="001447a3" officeooo:paragraph-rsid="0464d29c"/>
    </style:style>
    <style:style style:name="P83" style:family="paragraph" style:parent-style-name="Preformatted_20_Text">
      <style:text-properties fo:color="#000000" officeooo:rsid="001447a3" officeooo:paragraph-rsid="04690169"/>
    </style:style>
    <style:style style:name="P84" style:family="paragraph" style:parent-style-name="Preformatted_20_Text">
      <style:text-properties fo:color="#000000" officeooo:rsid="001447a3" officeooo:paragraph-rsid="046b9128"/>
    </style:style>
    <style:style style:name="P85" style:family="paragraph" style:parent-style-name="Preformatted_20_Text">
      <style:text-properties fo:color="#000000" officeooo:rsid="001447a3" officeooo:paragraph-rsid="046d7e46"/>
    </style:style>
    <style:style style:name="P86" style:family="paragraph" style:parent-style-name="Preformatted_20_Text">
      <style:text-properties fo:color="#000000" officeooo:rsid="001447a3" officeooo:paragraph-rsid="04714791"/>
    </style:style>
    <style:style style:name="P87" style:family="paragraph" style:parent-style-name="Preformatted_20_Text">
      <style:text-properties fo:color="#000000" officeooo:rsid="001447a3" officeooo:paragraph-rsid="0472978d"/>
    </style:style>
    <style:style style:name="P88" style:family="paragraph" style:parent-style-name="Preformatted_20_Text">
      <style:text-properties fo:color="#000000" officeooo:rsid="001447a3" officeooo:paragraph-rsid="0473bcba"/>
    </style:style>
    <style:style style:name="P89" style:family="paragraph" style:parent-style-name="Preformatted_20_Text">
      <style:text-properties fo:color="#000000" officeooo:rsid="001447a3" officeooo:paragraph-rsid="0476fdd0"/>
    </style:style>
    <style:style style:name="P90" style:family="paragraph" style:parent-style-name="Preformatted_20_Text">
      <style:text-properties fo:color="#000000" officeooo:rsid="001447a3" officeooo:paragraph-rsid="047ba0e2"/>
    </style:style>
    <style:style style:name="P91" style:family="paragraph" style:parent-style-name="Preformatted_20_Text">
      <style:text-properties fo:color="#000000" officeooo:rsid="001447a3" officeooo:paragraph-rsid="047bcf26"/>
    </style:style>
    <style:style style:name="P92" style:family="paragraph" style:parent-style-name="Preformatted_20_Text">
      <style:text-properties fo:color="#000000" officeooo:rsid="001447a3" officeooo:paragraph-rsid="047c5516"/>
    </style:style>
    <style:style style:name="P93" style:family="paragraph" style:parent-style-name="Preformatted_20_Text">
      <style:text-properties fo:color="#000000" officeooo:rsid="001447a3" officeooo:paragraph-rsid="047da2c6"/>
    </style:style>
    <style:style style:name="P94" style:family="paragraph" style:parent-style-name="Preformatted_20_Text">
      <style:text-properties fo:color="#000000" officeooo:rsid="001447a3" officeooo:paragraph-rsid="047ea4a4"/>
    </style:style>
    <style:style style:name="P95" style:family="paragraph" style:parent-style-name="Preformatted_20_Text">
      <style:text-properties fo:color="#000000" officeooo:rsid="001447a3" officeooo:paragraph-rsid="048afee2"/>
    </style:style>
    <style:style style:name="P96" style:family="paragraph" style:parent-style-name="Preformatted_20_Text">
      <style:text-properties fo:color="#000000" officeooo:rsid="001447a3" officeooo:paragraph-rsid="048cdd73"/>
    </style:style>
    <style:style style:name="P97" style:family="paragraph" style:parent-style-name="Preformatted_20_Text">
      <style:text-properties fo:color="#000000" officeooo:rsid="001447a3" officeooo:paragraph-rsid="048e59c2"/>
    </style:style>
    <style:style style:name="P98" style:family="paragraph" style:parent-style-name="Preformatted_20_Text">
      <style:text-properties fo:color="#000000" officeooo:rsid="001447a3" officeooo:paragraph-rsid="049615b7"/>
    </style:style>
    <style:style style:name="P99" style:family="paragraph" style:parent-style-name="Preformatted_20_Text">
      <style:text-properties fo:color="#000000" officeooo:rsid="001447a3" officeooo:paragraph-rsid="04983535"/>
    </style:style>
    <style:style style:name="P100" style:family="paragraph" style:parent-style-name="Preformatted_20_Text">
      <style:text-properties fo:color="#000000" officeooo:rsid="001447a3" officeooo:paragraph-rsid="0499f2b2"/>
    </style:style>
    <style:style style:name="P101" style:family="paragraph" style:parent-style-name="Preformatted_20_Text">
      <style:text-properties fo:color="#000000" officeooo:rsid="001447a3" officeooo:paragraph-rsid="049e8b46"/>
    </style:style>
    <style:style style:name="P102" style:family="paragraph" style:parent-style-name="Preformatted_20_Text">
      <style:text-properties fo:color="#000000" officeooo:rsid="001447a3" officeooo:paragraph-rsid="049fccf1"/>
    </style:style>
    <style:style style:name="P103" style:family="paragraph" style:parent-style-name="Preformatted_20_Text">
      <style:text-properties fo:color="#000000" officeooo:rsid="001447a3" officeooo:paragraph-rsid="04a2030e"/>
    </style:style>
    <style:style style:name="P104" style:family="paragraph" style:parent-style-name="Preformatted_20_Text">
      <style:text-properties fo:color="#000000" officeooo:rsid="001447a3" officeooo:paragraph-rsid="04a53439"/>
    </style:style>
    <style:style style:name="P105" style:family="paragraph" style:parent-style-name="Preformatted_20_Text">
      <style:text-properties fo:color="#000000" officeooo:rsid="001447a3" officeooo:paragraph-rsid="04a5d9f9"/>
    </style:style>
    <style:style style:name="P106" style:family="paragraph" style:parent-style-name="Preformatted_20_Text">
      <style:text-properties fo:color="#000000" officeooo:rsid="001447a3" officeooo:paragraph-rsid="04a7d20e"/>
    </style:style>
    <style:style style:name="P107" style:family="paragraph" style:parent-style-name="Preformatted_20_Text">
      <style:text-properties fo:color="#000000" officeooo:rsid="001447a3" officeooo:paragraph-rsid="04a97de9"/>
    </style:style>
    <style:style style:name="P108" style:family="paragraph" style:parent-style-name="Preformatted_20_Text">
      <style:text-properties fo:color="#000000" officeooo:rsid="001447a3" officeooo:paragraph-rsid="04ac54df"/>
    </style:style>
    <style:style style:name="P109" style:family="paragraph" style:parent-style-name="Preformatted_20_Text">
      <style:text-properties fo:color="#000000" officeooo:rsid="001447a3" officeooo:paragraph-rsid="04ad297d"/>
    </style:style>
    <style:style style:name="P110" style:family="paragraph" style:parent-style-name="Preformatted_20_Text">
      <style:text-properties fo:color="#000000" officeooo:rsid="001447a3" officeooo:paragraph-rsid="04b0c809"/>
    </style:style>
    <style:style style:name="P111" style:family="paragraph" style:parent-style-name="Preformatted_20_Text">
      <style:text-properties fo:color="#000000" officeooo:rsid="001447a3" officeooo:paragraph-rsid="04b1232b"/>
    </style:style>
    <style:style style:name="P112" style:family="paragraph" style:parent-style-name="Preformatted_20_Text">
      <style:text-properties fo:color="#000000" officeooo:rsid="001447a3" officeooo:paragraph-rsid="04b28a32"/>
    </style:style>
    <style:style style:name="P113" style:family="paragraph" style:parent-style-name="Preformatted_20_Text">
      <style:text-properties fo:color="#000000" officeooo:rsid="001447a3" officeooo:paragraph-rsid="04b3d464"/>
    </style:style>
    <style:style style:name="P114" style:family="paragraph" style:parent-style-name="Preformatted_20_Text">
      <style:text-properties fo:color="#000000" officeooo:rsid="001447a3" officeooo:paragraph-rsid="04b6edd3"/>
    </style:style>
    <style:style style:name="P115" style:family="paragraph" style:parent-style-name="Preformatted_20_Text">
      <style:text-properties fo:color="#000000" officeooo:rsid="001447a3" officeooo:paragraph-rsid="04bb8ae3"/>
    </style:style>
    <style:style style:name="P116" style:family="paragraph" style:parent-style-name="Preformatted_20_Text">
      <style:text-properties fo:color="#000000" officeooo:rsid="001447a3" officeooo:paragraph-rsid="04bc8387"/>
    </style:style>
    <style:style style:name="P117" style:family="paragraph" style:parent-style-name="Preformatted_20_Text">
      <style:text-properties fo:color="#000000" officeooo:rsid="001447a3" officeooo:paragraph-rsid="04becf46"/>
    </style:style>
    <style:style style:name="P118" style:family="paragraph" style:parent-style-name="Preformatted_20_Text">
      <style:text-properties fo:color="#000000" officeooo:rsid="001447a3" officeooo:paragraph-rsid="04c35ec5"/>
    </style:style>
    <style:style style:name="P119" style:family="paragraph" style:parent-style-name="Preformatted_20_Text">
      <style:text-properties fo:color="#000000" officeooo:rsid="001447a3" officeooo:paragraph-rsid="04c3df6b"/>
    </style:style>
    <style:style style:name="P120" style:family="paragraph" style:parent-style-name="Preformatted_20_Text">
      <style:text-properties fo:color="#000000" officeooo:rsid="001447a3" officeooo:paragraph-rsid="04c5eac0"/>
    </style:style>
    <style:style style:name="P121" style:family="paragraph" style:parent-style-name="Preformatted_20_Text">
      <style:text-properties fo:color="#000000" officeooo:rsid="001447a3" officeooo:paragraph-rsid="04c86203"/>
    </style:style>
    <style:style style:name="P122" style:family="paragraph" style:parent-style-name="Preformatted_20_Text">
      <style:text-properties fo:color="#000000" officeooo:rsid="001447a3" officeooo:paragraph-rsid="04ca947b"/>
    </style:style>
    <style:style style:name="P123" style:family="paragraph" style:parent-style-name="Preformatted_20_Text">
      <style:text-properties fo:color="#000000" officeooo:rsid="001447a3" officeooo:paragraph-rsid="04cb2576"/>
    </style:style>
    <style:style style:name="P124" style:family="paragraph" style:parent-style-name="Preformatted_20_Text">
      <style:text-properties fo:color="#000000" officeooo:rsid="001447a3" officeooo:paragraph-rsid="04cdd214"/>
    </style:style>
    <style:style style:name="P125" style:family="paragraph" style:parent-style-name="Preformatted_20_Text">
      <style:text-properties fo:color="#000000" officeooo:rsid="001447a3" officeooo:paragraph-rsid="04cf9653"/>
    </style:style>
    <style:style style:name="P126" style:family="paragraph" style:parent-style-name="Preformatted_20_Text">
      <style:text-properties fo:color="#000000" officeooo:rsid="001447a3" officeooo:paragraph-rsid="04d73359"/>
    </style:style>
    <style:style style:name="P127" style:family="paragraph" style:parent-style-name="Preformatted_20_Text">
      <style:text-properties fo:color="#000000" officeooo:rsid="001447a3" officeooo:paragraph-rsid="04da99cd"/>
    </style:style>
    <style:style style:name="P128" style:family="paragraph" style:parent-style-name="Preformatted_20_Text">
      <style:text-properties fo:color="#000000" officeooo:rsid="001447a3" officeooo:paragraph-rsid="04dc76fe"/>
    </style:style>
    <style:style style:name="P129" style:family="paragraph" style:parent-style-name="Preformatted_20_Text">
      <style:text-properties fo:color="#000000" officeooo:rsid="001447a3" officeooo:paragraph-rsid="04ddb49b"/>
    </style:style>
    <style:style style:name="P130" style:family="paragraph" style:parent-style-name="Preformatted_20_Text">
      <style:text-properties fo:color="#000000" officeooo:rsid="001447a3" officeooo:paragraph-rsid="04f5af09"/>
    </style:style>
    <style:style style:name="P131" style:family="paragraph" style:parent-style-name="Preformatted_20_Text">
      <style:text-properties fo:color="#000000" officeooo:rsid="001447a3" officeooo:paragraph-rsid="04f7902e"/>
    </style:style>
    <style:style style:name="P132" style:family="paragraph" style:parent-style-name="Preformatted_20_Text">
      <style:text-properties fo:color="#000000" officeooo:rsid="001447a3" officeooo:paragraph-rsid="0500aa0b"/>
    </style:style>
    <style:style style:name="P133" style:family="paragraph" style:parent-style-name="Preformatted_20_Text">
      <style:text-properties fo:color="#000000" officeooo:rsid="001447a3" officeooo:paragraph-rsid="05022e44"/>
    </style:style>
    <style:style style:name="P134" style:family="paragraph" style:parent-style-name="Preformatted_20_Text">
      <style:text-properties fo:color="#000000" officeooo:rsid="001447a3" officeooo:paragraph-rsid="05063b7f"/>
    </style:style>
    <style:style style:name="P135" style:family="paragraph" style:parent-style-name="Preformatted_20_Text">
      <style:text-properties fo:color="#000000" officeooo:rsid="001447a3" officeooo:paragraph-rsid="05089e9f"/>
    </style:style>
    <style:style style:name="P136" style:family="paragraph" style:parent-style-name="Preformatted_20_Text">
      <style:text-properties fo:color="#000000" officeooo:rsid="001447a3" officeooo:paragraph-rsid="050b7e7b"/>
    </style:style>
    <style:style style:name="P137" style:family="paragraph" style:parent-style-name="Preformatted_20_Text">
      <style:text-properties fo:color="#000000" officeooo:rsid="001447a3" officeooo:paragraph-rsid="0521cb55"/>
    </style:style>
    <style:style style:name="P138" style:family="paragraph" style:parent-style-name="Preformatted_20_Text">
      <style:text-properties fo:color="#000000" officeooo:rsid="001447a3" officeooo:paragraph-rsid="04e2ba70"/>
    </style:style>
    <style:style style:name="P139" style:family="paragraph" style:parent-style-name="Preformatted_20_Text">
      <style:text-properties fo:color="#000000" officeooo:rsid="001447a3" officeooo:paragraph-rsid="050d944f"/>
    </style:style>
    <style:style style:name="P140" style:family="paragraph" style:parent-style-name="Preformatted_20_Text">
      <style:text-properties fo:color="#000000" officeooo:rsid="001447a3" officeooo:paragraph-rsid="055fe78f"/>
    </style:style>
    <style:style style:name="P141" style:family="paragraph" style:parent-style-name="Preformatted_20_Text">
      <style:text-properties fo:color="#000000" officeooo:rsid="042ae460" officeooo:paragraph-rsid="042dd7e9"/>
    </style:style>
    <style:style style:name="P142" style:family="paragraph" style:parent-style-name="Preformatted_20_Text">
      <style:text-properties fo:color="#000000" officeooo:rsid="042ae460" officeooo:paragraph-rsid="04b3d464"/>
    </style:style>
    <style:style style:name="P143" style:family="paragraph" style:parent-style-name="Preformatted_20_Text">
      <style:text-properties fo:color="#000000" officeooo:rsid="042ae460" officeooo:paragraph-rsid="04e2ba70"/>
    </style:style>
    <style:style style:name="P14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45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46" style:family="paragraph" style:parent-style-name="Preformatted_20_Text">
      <style:text-properties fo:color="#000000" style:text-underline-style="none" officeooo:rsid="0140777e" officeooo:paragraph-rsid="05114952"/>
    </style:style>
    <style:style style:name="P147" style:family="paragraph" style:parent-style-name="Preformatted_20_Text">
      <style:text-properties fo:color="#000000" style:text-underline-style="none" officeooo:rsid="0140777e" officeooo:paragraph-rsid="05194ec7"/>
    </style:style>
    <style:style style:name="P148" style:family="paragraph" style:parent-style-name="Preformatted_20_Text">
      <style:text-properties fo:color="#000000" style:text-underline-style="none" officeooo:rsid="001447a3" officeooo:paragraph-rsid="05114952"/>
    </style:style>
    <style:style style:name="P149" style:family="paragraph" style:parent-style-name="Preformatted_20_Text">
      <style:text-properties fo:color="#000000" style:text-underline-style="none" officeooo:rsid="001447a3" officeooo:paragraph-rsid="05176f30"/>
    </style:style>
    <style:style style:name="P150" style:family="paragraph" style:parent-style-name="Preformatted_20_Text">
      <style:text-properties fo:color="#000000" style:text-underline-style="none" officeooo:rsid="001447a3" officeooo:paragraph-rsid="05194ec7"/>
    </style:style>
    <style:style style:name="P151" style:family="paragraph" style:parent-style-name="Preformatted_20_Text">
      <style:text-properties fo:color="#000000" style:text-underline-style="none" officeooo:rsid="001447a3" officeooo:paragraph-rsid="0519bf6b"/>
    </style:style>
    <style:style style:name="P152" style:family="paragraph" style:parent-style-name="Preformatted_20_Text">
      <style:text-properties fo:color="#000000" style:text-underline-style="none" officeooo:rsid="001447a3" officeooo:paragraph-rsid="051cf529"/>
    </style:style>
    <style:style style:name="P153" style:family="paragraph" style:parent-style-name="Preformatted_20_Text">
      <style:text-properties fo:color="#000000" style:text-underline-style="none" officeooo:rsid="001447a3" officeooo:paragraph-rsid="051f0050"/>
    </style:style>
    <style:style style:name="P154" style:family="paragraph" style:parent-style-name="Preformatted_20_Text">
      <style:text-properties fo:color="#000000" style:text-underline-style="none" officeooo:rsid="001447a3" officeooo:paragraph-rsid="049615b7"/>
    </style:style>
    <style:style style:name="P155" style:family="paragraph" style:parent-style-name="Preformatted_20_Text">
      <style:text-properties fo:color="#000000" style:text-underline-style="none" officeooo:rsid="001447a3" officeooo:paragraph-rsid="051dacd7"/>
    </style:style>
    <style:style style:name="P156" style:family="paragraph" style:parent-style-name="Preformatted_20_Text">
      <style:text-properties fo:color="#000000" style:text-underline-style="none" officeooo:rsid="001447a3" officeooo:paragraph-rsid="04a2030e"/>
    </style:style>
    <style:style style:name="P157" style:family="paragraph" style:parent-style-name="Preformatted_20_Text">
      <style:text-properties fo:color="#000000" style:text-underline-style="none" officeooo:rsid="001447a3" officeooo:paragraph-rsid="04ac54df"/>
    </style:style>
    <style:style style:name="P158" style:family="paragraph" style:parent-style-name="Preformatted_20_Text">
      <style:text-properties fo:color="#000000" officeooo:rsid="042212aa" officeooo:paragraph-rsid="0459192d"/>
    </style:style>
    <style:style style:name="P15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60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61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6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163" style:family="paragraph" style:parent-style-name="Preformatted_20_Text">
      <style:text-properties officeooo:paragraph-rsid="00155c34"/>
    </style:style>
    <style:style style:name="P164" style:family="paragraph" style:parent-style-name="Preformatted_20_Text">
      <style:text-properties officeooo:paragraph-rsid="045033e8"/>
    </style:style>
    <style:style style:name="P165" style:family="paragraph" style:parent-style-name="Preformatted_20_Text">
      <style:text-properties officeooo:paragraph-rsid="0451c08c"/>
    </style:style>
    <style:style style:name="P166" style:family="paragraph" style:parent-style-name="Preformatted_20_Text">
      <style:text-properties officeooo:paragraph-rsid="0459192d"/>
    </style:style>
    <style:style style:name="P167" style:family="paragraph" style:parent-style-name="Preformatted_20_Text">
      <style:text-properties officeooo:paragraph-rsid="045b5149"/>
    </style:style>
    <style:style style:name="P168" style:family="paragraph" style:parent-style-name="Preformatted_20_Text">
      <style:text-properties officeooo:paragraph-rsid="045efdbc"/>
    </style:style>
    <style:style style:name="P169" style:family="paragraph" style:parent-style-name="Preformatted_20_Text">
      <style:text-properties officeooo:paragraph-rsid="04690169"/>
    </style:style>
    <style:style style:name="P170" style:family="paragraph" style:parent-style-name="Preformatted_20_Text">
      <style:text-properties officeooo:paragraph-rsid="0473bcba"/>
    </style:style>
    <style:style style:name="P171" style:family="paragraph" style:parent-style-name="Preformatted_20_Text">
      <style:text-properties officeooo:paragraph-rsid="0476fdd0"/>
    </style:style>
    <style:style style:name="P172" style:family="paragraph" style:parent-style-name="Preformatted_20_Text">
      <style:text-properties officeooo:paragraph-rsid="049615b7"/>
    </style:style>
    <style:style style:name="P173" style:family="paragraph" style:parent-style-name="Preformatted_20_Text">
      <style:text-properties officeooo:paragraph-rsid="0499f2b2"/>
    </style:style>
    <style:style style:name="P174" style:family="paragraph" style:parent-style-name="Preformatted_20_Text">
      <style:text-properties officeooo:paragraph-rsid="04a2030e"/>
    </style:style>
    <style:style style:name="P175" style:family="paragraph" style:parent-style-name="Preformatted_20_Text">
      <style:text-properties officeooo:paragraph-rsid="04a53439"/>
    </style:style>
    <style:style style:name="P176" style:family="paragraph" style:parent-style-name="Preformatted_20_Text">
      <style:text-properties officeooo:paragraph-rsid="04a7d20e"/>
    </style:style>
    <style:style style:name="P177" style:family="paragraph" style:parent-style-name="Preformatted_20_Text">
      <style:text-properties officeooo:paragraph-rsid="04a97de9"/>
    </style:style>
    <style:style style:name="P178" style:family="paragraph" style:parent-style-name="Preformatted_20_Text">
      <style:text-properties officeooo:paragraph-rsid="04ac54df"/>
    </style:style>
    <style:style style:name="P179" style:family="paragraph" style:parent-style-name="Preformatted_20_Text">
      <style:text-properties officeooo:paragraph-rsid="04b3d464"/>
    </style:style>
    <style:style style:name="P180" style:family="paragraph" style:parent-style-name="Preformatted_20_Text">
      <style:text-properties officeooo:paragraph-rsid="04bb8ae3"/>
    </style:style>
    <style:style style:name="P181" style:family="paragraph" style:parent-style-name="Preformatted_20_Text">
      <style:text-properties officeooo:paragraph-rsid="04bc8387"/>
    </style:style>
    <style:style style:name="P182" style:family="paragraph" style:parent-style-name="Preformatted_20_Text">
      <style:text-properties officeooo:paragraph-rsid="04c35ec5"/>
    </style:style>
    <style:style style:name="P183" style:family="paragraph" style:parent-style-name="Preformatted_20_Text">
      <style:text-properties officeooo:paragraph-rsid="04dc76fe"/>
    </style:style>
    <style:style style:name="P184" style:family="paragraph" style:parent-style-name="Preformatted_20_Text">
      <style:text-properties officeooo:paragraph-rsid="04f7902e"/>
    </style:style>
    <style:style style:name="P185" style:family="paragraph" style:parent-style-name="Preformatted_20_Text">
      <style:text-properties officeooo:paragraph-rsid="05063b7f"/>
    </style:style>
    <style:style style:name="P186" style:family="paragraph" style:parent-style-name="Preformatted_20_Text">
      <style:text-properties officeooo:paragraph-rsid="05089e9f"/>
    </style:style>
    <style:style style:name="P187" style:family="paragraph" style:parent-style-name="Preformatted_20_Text">
      <style:text-properties officeooo:paragraph-rsid="050b7e7b"/>
    </style:style>
    <style:style style:name="P188" style:family="paragraph" style:parent-style-name="Preformatted_20_Text">
      <style:text-properties officeooo:paragraph-rsid="0521cb55"/>
    </style:style>
    <style:style style:name="P189" style:family="paragraph" style:parent-style-name="Preformatted_20_Text">
      <style:text-properties officeooo:paragraph-rsid="0537c723"/>
    </style:style>
    <style:style style:name="P190" style:family="paragraph" style:parent-style-name="Preformatted_20_Text">
      <style:text-properties officeooo:paragraph-rsid="0556af89"/>
    </style:style>
    <style:style style:name="P191" style:family="paragraph" style:parent-style-name="Preformatted_20_Text">
      <style:text-properties officeooo:paragraph-rsid="05711972"/>
    </style:style>
    <style:style style:name="P192" style:family="paragraph" style:parent-style-name="Preformatted_20_Text">
      <style:text-properties fo:font-size="9pt" officeooo:paragraph-rsid="05711972" style:font-size-asian="9pt" style:font-size-complex="9pt"/>
    </style:style>
    <style:style style:name="P193" style:family="paragraph" style:parent-style-name="Preformatted_20_Text">
      <style:text-properties fo:font-size="9pt" officeooo:paragraph-rsid="05746bb7" style:font-size-asian="9pt" style:font-size-complex="9pt"/>
    </style:style>
    <style:style style:name="P194" style:family="paragraph" style:parent-style-name="Preformatted_20_Text">
      <style:text-properties fo:font-size="9pt" officeooo:paragraph-rsid="05a19006" style:font-size-asian="9pt" style:font-size-complex="9pt"/>
    </style:style>
    <style:style style:name="P195" style:family="paragraph" style:parent-style-name="Preformatted_20_Text">
      <style:text-properties fo:font-size="9pt" officeooo:paragraph-rsid="05786633" style:font-size-asian="9pt" style:font-size-complex="9pt"/>
    </style:style>
    <style:style style:name="P196" style:family="paragraph" style:parent-style-name="Preformatted_20_Text">
      <style:text-properties fo:font-size="9pt" officeooo:paragraph-rsid="059a6fbb" style:font-size-asian="9pt" style:font-size-complex="9pt"/>
    </style:style>
    <style:style style:name="P197" style:family="paragraph" style:parent-style-name="Preformatted_20_Text">
      <style:text-properties officeooo:paragraph-rsid="05a19006"/>
    </style:style>
    <style:style style:name="P198" style:family="paragraph" style:parent-style-name="Preformatted_20_Text">
      <style:text-properties officeooo:paragraph-rsid="05786633"/>
    </style:style>
    <style:style style:name="P199" style:family="paragraph" style:parent-style-name="Preformatted_20_Text">
      <style:text-properties officeooo:paragraph-rsid="05802dfc"/>
    </style:style>
    <style:style style:name="P200" style:family="paragraph" style:parent-style-name="Preformatted_20_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af89" style:font-size-asian="11pt" style:font-style-asian="normal" style:font-weight-asian="normal" style:text-emphasize="none"/>
    </style:style>
    <style:style style:name="P201" style:family="paragraph" style:parent-style-name="Preformatted_20_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dfcf" fo:background-color="#e4e4ff" style:font-size-asian="11pt" style:font-style-asian="normal" style:font-weight-asian="normal" style:text-emphasize="none"/>
    </style:style>
    <style:style style:name="P202" style:family="paragraph" style:parent-style-name="Preformatted_20_Text">
      <style:text-properties officeooo:paragraph-rsid="055fe78f"/>
    </style:style>
    <style:style style:name="P203" style:family="paragraph" style:parent-style-name="Preformatted_20_Text">
      <style:text-properties officeooo:paragraph-rsid="0565c5aa"/>
    </style:style>
    <style:style style:name="P204" style:family="paragraph" style:parent-style-name="Preformatted_20_Text">
      <style:text-properties officeooo:paragraph-rsid="05699eaa"/>
    </style:style>
    <style:style style:name="P205" style:family="paragraph" style:parent-style-name="Preformatted_20_Text">
      <style:text-properties officeooo:paragraph-rsid="05705228"/>
    </style:style>
    <style:style style:name="P206" style:family="paragraph" style:parent-style-name="Preformatted_20_Text">
      <style:text-properties officeooo:paragraph-rsid="0574fcf0"/>
    </style:style>
    <style:style style:name="P207" style:family="paragraph" style:parent-style-name="Preformatted_20_Text">
      <style:text-properties officeooo:rsid="05802dfc" officeooo:paragraph-rsid="0574fcf0"/>
    </style:style>
    <style:style style:name="P208" style:family="paragraph" style:parent-style-name="Preformatted_20_Text">
      <style:text-properties officeooo:paragraph-rsid="0582f69f"/>
    </style:style>
    <style:style style:name="P209" style:family="paragraph" style:parent-style-name="Preformatted_20_Text">
      <style:text-properties officeooo:paragraph-rsid="058acafb"/>
    </style:style>
    <style:style style:name="P210" style:family="paragraph" style:parent-style-name="Standard">
      <style:text-properties fo:color="#000000" officeooo:rsid="001447a3" officeooo:paragraph-rsid="003bbfa4"/>
    </style:style>
    <style:style style:name="P211" style:family="paragraph" style:parent-style-name="Standard">
      <style:text-properties fo:color="#000000" officeooo:rsid="001447a3" officeooo:paragraph-rsid="0384ddfa"/>
    </style:style>
    <style:style style:name="P212" style:family="paragraph" style:parent-style-name="Standard">
      <style:text-properties fo:color="#000000" officeooo:rsid="001447a3" officeooo:paragraph-rsid="045033e8"/>
    </style:style>
    <style:style style:name="P213" style:family="paragraph" style:parent-style-name="Standard">
      <style:text-properties fo:color="#000000" officeooo:rsid="001447a3" officeooo:paragraph-rsid="0451c08c"/>
    </style:style>
    <style:style style:name="P214" style:family="paragraph" style:parent-style-name="Standard">
      <style:text-properties fo:color="#000000" officeooo:rsid="001447a3" officeooo:paragraph-rsid="0459192d"/>
    </style:style>
    <style:style style:name="P215" style:family="paragraph" style:parent-style-name="Standard">
      <style:text-properties fo:color="#000000" officeooo:rsid="001447a3" officeooo:paragraph-rsid="045efdbc"/>
    </style:style>
    <style:style style:name="P216" style:family="paragraph" style:parent-style-name="Standard">
      <style:text-properties fo:color="#000000" officeooo:rsid="001447a3" officeooo:paragraph-rsid="04690169"/>
    </style:style>
    <style:style style:name="P217" style:family="paragraph" style:parent-style-name="Standard">
      <style:text-properties fo:color="#000000" officeooo:rsid="001447a3" officeooo:paragraph-rsid="0473bcba"/>
    </style:style>
    <style:style style:name="P218" style:family="paragraph" style:parent-style-name="Standard">
      <style:text-properties fo:color="#000000" officeooo:rsid="001447a3" officeooo:paragraph-rsid="0476fdd0"/>
    </style:style>
    <style:style style:name="P219" style:family="paragraph" style:parent-style-name="Standard">
      <style:text-properties fo:color="#000000" officeooo:rsid="001447a3" officeooo:paragraph-rsid="047860a5"/>
    </style:style>
    <style:style style:name="P220" style:family="paragraph" style:parent-style-name="Standard">
      <style:text-properties fo:color="#000000" officeooo:rsid="001447a3" officeooo:paragraph-rsid="047ba0e2"/>
    </style:style>
    <style:style style:name="P221" style:family="paragraph" style:parent-style-name="Standard">
      <style:text-properties fo:color="#000000" officeooo:rsid="001447a3" officeooo:paragraph-rsid="047bcf26"/>
    </style:style>
    <style:style style:name="P222" style:family="paragraph" style:parent-style-name="Standard">
      <style:text-properties fo:color="#000000" officeooo:rsid="001447a3" officeooo:paragraph-rsid="04828690"/>
    </style:style>
    <style:style style:name="P223" style:family="paragraph" style:parent-style-name="Standard">
      <style:text-properties fo:color="#000000" officeooo:rsid="001447a3" officeooo:paragraph-rsid="048598e9"/>
    </style:style>
    <style:style style:name="P224" style:family="paragraph" style:parent-style-name="Standard">
      <style:text-properties fo:color="#000000" officeooo:rsid="001447a3" officeooo:paragraph-rsid="048694d0"/>
    </style:style>
    <style:style style:name="P225" style:family="paragraph" style:parent-style-name="Standard">
      <style:text-properties fo:color="#000000" officeooo:rsid="001447a3" officeooo:paragraph-rsid="049615b7"/>
    </style:style>
    <style:style style:name="P226" style:family="paragraph" style:parent-style-name="Standard">
      <style:text-properties fo:color="#000000" officeooo:rsid="001447a3" officeooo:paragraph-rsid="0499f2b2"/>
    </style:style>
    <style:style style:name="P227" style:family="paragraph" style:parent-style-name="Standard">
      <style:text-properties fo:color="#000000" officeooo:rsid="001447a3" officeooo:paragraph-rsid="04a38a50"/>
    </style:style>
    <style:style style:name="P228" style:family="paragraph" style:parent-style-name="Standard">
      <style:text-properties fo:color="#000000" officeooo:rsid="001447a3" officeooo:paragraph-rsid="04a53439"/>
    </style:style>
    <style:style style:name="P229" style:family="paragraph" style:parent-style-name="Standard">
      <style:text-properties fo:color="#000000" officeooo:rsid="001447a3" officeooo:paragraph-rsid="04a7d20e"/>
    </style:style>
    <style:style style:name="P230" style:family="paragraph" style:parent-style-name="Standard">
      <style:text-properties fo:color="#000000" officeooo:rsid="001447a3" officeooo:paragraph-rsid="04a97de9"/>
    </style:style>
    <style:style style:name="P231" style:family="paragraph" style:parent-style-name="Standard">
      <style:text-properties fo:color="#000000" officeooo:rsid="001447a3" officeooo:paragraph-rsid="04ac54df"/>
    </style:style>
    <style:style style:name="P232" style:family="paragraph" style:parent-style-name="Standard">
      <style:text-properties fo:color="#000000" officeooo:rsid="001447a3" officeooo:paragraph-rsid="04b3d464"/>
    </style:style>
    <style:style style:name="P233" style:family="paragraph" style:parent-style-name="Standard">
      <style:text-properties fo:color="#000000" officeooo:rsid="001447a3" officeooo:paragraph-rsid="04bb8ae3"/>
    </style:style>
    <style:style style:name="P234" style:family="paragraph" style:parent-style-name="Standard">
      <style:text-properties fo:color="#000000" officeooo:rsid="001447a3" officeooo:paragraph-rsid="04bc8387"/>
    </style:style>
    <style:style style:name="P235" style:family="paragraph" style:parent-style-name="Standard">
      <style:text-properties fo:color="#000000" officeooo:rsid="001447a3" officeooo:paragraph-rsid="04c35ec5"/>
    </style:style>
    <style:style style:name="P236" style:family="paragraph" style:parent-style-name="Standard">
      <style:text-properties fo:color="#000000" officeooo:rsid="001447a3" officeooo:paragraph-rsid="04dc76fe"/>
    </style:style>
    <style:style style:name="P237" style:family="paragraph" style:parent-style-name="Standard">
      <style:text-properties fo:color="#000000" officeooo:rsid="001447a3" officeooo:paragraph-rsid="04f7902e"/>
    </style:style>
    <style:style style:name="P238" style:family="paragraph" style:parent-style-name="Standard">
      <style:text-properties fo:color="#000000" officeooo:rsid="001447a3" officeooo:paragraph-rsid="05063b7f"/>
    </style:style>
    <style:style style:name="P239" style:family="paragraph" style:parent-style-name="Standard">
      <style:text-properties fo:color="#000000" officeooo:rsid="001447a3" officeooo:paragraph-rsid="05089e9f"/>
    </style:style>
    <style:style style:name="P240" style:family="paragraph" style:parent-style-name="Standard">
      <style:text-properties fo:color="#000000" officeooo:rsid="001447a3" officeooo:paragraph-rsid="050b7e7b"/>
    </style:style>
    <style:style style:name="P241" style:family="paragraph" style:parent-style-name="Standard">
      <style:text-properties fo:color="#000000" officeooo:rsid="001447a3" officeooo:paragraph-rsid="053b299b"/>
    </style:style>
    <style:style style:name="P242" style:family="paragraph" style:parent-style-name="Standard">
      <style:text-properties fo:color="#000000" style:text-underline-style="none" officeooo:rsid="0140777e" officeooo:paragraph-rsid="051dacd7"/>
    </style:style>
    <style:style style:name="P243" style:family="paragraph" style:parent-style-name="Standard">
      <style:text-properties fo:color="#800000" officeooo:rsid="001447a3" officeooo:paragraph-rsid="047860a5"/>
    </style:style>
    <style:style style:name="P2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45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6af89" style:font-name-asian="arial" style:font-size-asian="10pt" style:font-style-asian="normal" style:font-weight-asian="normal" style:text-emphasize="none"/>
    </style:style>
    <style:style style:name="P246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47" style:family="paragraph" style:parent-style-name="Standard">
      <style:text-properties officeooo:paragraph-rsid="055fe78f"/>
    </style:style>
    <style:style style:name="P248" style:family="paragraph" style:parent-style-name="Standard">
      <style:text-properties officeooo:paragraph-rsid="0565c5aa"/>
    </style:style>
    <style:style style:name="P249" style:family="paragraph" style:parent-style-name="Standard">
      <style:text-properties officeooo:paragraph-rsid="05699eaa"/>
    </style:style>
    <style:style style:name="P250" style:family="paragraph" style:parent-style-name="Standard">
      <style:text-properties officeooo:paragraph-rsid="05705228"/>
    </style:style>
    <style:style style:name="P251" style:family="paragraph" style:parent-style-name="Standard">
      <style:text-properties officeooo:rsid="05802dfc" officeooo:paragraph-rsid="0574fcf0"/>
    </style:style>
    <style:style style:name="P252" style:family="paragraph" style:parent-style-name="Standard">
      <style:text-properties officeooo:paragraph-rsid="0582f69f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633e0b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65c5aa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05228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8acafb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69fc7c" style:font-name-asian="arial" style:font-size-asian="11pt" style:font-style-asian="normal" style:font-weight-asian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5c5aa" style:font-name-asian="arial" style:font-size-asian="11pt" style:font-style-asian="normal" style:font-weight-asian="normal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acafb" style:font-name-asian="arial" style:font-size-asian="11pt" style:font-style-asian="normal" style:font-weight-asian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a5089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c5cc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3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34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4b73fc" style:font-name-asian="arial" style:font-size-asian="10pt" style:font-style-asian="normal" style:font-weight-asian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b6edd3" style:font-name-asian="arial" style:font-size-asian="11pt" style:font-style-asian="normal" style:font-weight-asian="normal" style:text-emphasize="none"/>
    </style:style>
    <style:style style:name="T6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6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6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6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6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6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6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7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7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7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7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7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7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7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7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05228" style:font-name-asian="arial" style:font-size-asian="10pt" style:font-style-asian="normal" style:font-weight-asian="normal" style:text-emphasize="none"/>
    </style:style>
    <style:style style:name="T78" style:family="text">
      <style:text-properties fo:color="#800000"/>
    </style:style>
    <style:style style:name="T79" style:family="text">
      <style:text-properties fo:color="#800000" officeooo:rsid="04114625"/>
    </style:style>
    <style:style style:name="T80" style:family="text">
      <style:text-properties fo:color="#800000" officeooo:rsid="04675bc0"/>
    </style:style>
    <style:style style:name="T8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8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84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85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86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87" style:family="text">
      <style:text-properties fo:color="#800000" officeooo:rsid="048c1f11"/>
    </style:style>
    <style:style style:name="T88" style:family="text">
      <style:text-properties fo:color="#800000" style:text-underline-style="none"/>
    </style:style>
    <style:style style:name="T89" style:family="text">
      <style:text-properties fo:color="#800000" style:text-underline-style="none" officeooo:rsid="051dacd7"/>
    </style:style>
    <style:style style:name="T90" style:family="text">
      <style:text-properties fo:color="#800000" officeooo:rsid="04e037d6"/>
    </style:style>
    <style:style style:name="T91" style:family="text">
      <style:text-properties fo:color="#800000" officeooo:rsid="001447a3"/>
    </style:style>
    <style:style style:name="T92" style:family="text">
      <style:text-properties fo:color="#800000" officeooo:rsid="051642e8"/>
    </style:style>
    <style:style style:name="T93" style:family="text">
      <style:text-properties fo:color="#800000" officeooo:rsid="0519bf6b"/>
    </style:style>
    <style:style style:name="T94" style:family="text">
      <style:text-properties fo:color="#800000" officeooo:rsid="051dacd7"/>
    </style:style>
    <style:style style:name="T95" style:family="text">
      <style:text-properties fo:color="#800000" officeooo:rsid="04b9bf7a"/>
    </style:style>
    <style:style style:name="T96" style:family="text">
      <style:text-properties fo:color="#800000" officeooo:rsid="04828690"/>
    </style:style>
    <style:style style:name="T97" style:family="text">
      <style:text-properties fo:color="#800000" officeooo:rsid="05699eaa"/>
    </style:style>
    <style:style style:name="T98" style:family="text">
      <style:text-properties fo:color="#800000" officeooo:rsid="001447a3" style:font-size-asian="10pt"/>
    </style:style>
    <style:style style:name="T99" style:family="text">
      <style:text-properties fo:color="#800000" officeooo:rsid="05699eaa" style:font-size-asian="10pt"/>
    </style:style>
    <style:style style:name="T100" style:family="text">
      <style:text-properties fo:color="#800000" officeooo:rsid="05705228" style:font-size-asian="10pt"/>
    </style:style>
    <style:style style:name="T101" style:family="text">
      <style:text-properties fo:color="#800000" officeooo:rsid="04b6edd3"/>
    </style:style>
    <style:style style:name="T102" style:family="text">
      <style:text-properties fo:background-color="#ffff00" loext:char-shading-value="0"/>
    </style:style>
    <style:style style:name="T103" style:family="text">
      <style:text-properties officeooo:rsid="04690169" fo:background-color="#ffff00" loext:char-shading-value="0"/>
    </style:style>
    <style:style style:name="T104" style:family="text">
      <style:text-properties officeooo:rsid="049615b7" fo:background-color="#ffff00" loext:char-shading-value="0"/>
    </style:style>
    <style:style style:name="T105" style:family="text">
      <style:text-properties officeooo:rsid="001447a3" fo:background-color="#ffff00" loext:char-shading-value="0"/>
    </style:style>
    <style:style style:name="T106" style:family="text">
      <style:text-properties officeooo:rsid="0578bbe3" fo:background-color="#ffff00" loext:char-shading-value="0"/>
    </style:style>
    <style:style style:name="T107" style:family="text">
      <style:text-properties officeooo:rsid="057a5089" fo:background-color="#ffff00" loext:char-shading-value="0"/>
    </style:style>
    <style:style style:name="T108" style:family="text">
      <style:text-properties fo:background-color="#cc66ff" loext:char-shading-value="0"/>
    </style:style>
    <style:style style:name="T109" style:family="text">
      <style:text-properties officeooo:rsid="035bb671"/>
    </style:style>
    <style:style style:name="T110" style:family="text">
      <style:text-properties officeooo:rsid="0365ad6f"/>
    </style:style>
    <style:style style:name="T111" style:family="text">
      <style:text-properties fo:color="#000000" officeooo:rsid="001447a3"/>
    </style:style>
    <style:style style:name="T11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3b09af" style:font-size-asian="11pt" style:font-style-asian="normal" style:font-weight-asian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565c5aa" style:font-size-asian="11pt" style:font-style-asian="normal" style:font-weight-asian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69fc7c" style:font-size-asian="11pt" style:font-style-asian="normal" style:font-weight-asian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2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12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12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128" style:family="text">
      <style:text-properties fo:color="#000000" officeooo:rsid="045033e8"/>
    </style:style>
    <style:style style:name="T129" style:family="text">
      <style:text-properties fo:color="#000000" style:text-underline-style="none" officeooo:rsid="001447a3"/>
    </style:style>
    <style:style style:name="T130" style:family="text">
      <style:text-properties fo:color="#000000" officeooo:rsid="04c238ba"/>
    </style:style>
    <style:style style:name="T131" style:family="text">
      <style:text-properties fo:color="#000000" officeooo:rsid="035bb671"/>
    </style:style>
    <style:style style:name="T132" style:family="text">
      <style:text-properties fo:color="#000000" officeooo:rsid="0365ad6f"/>
    </style:style>
    <style:style style:name="T133" style:family="text">
      <style:text-properties fo:color="#000000" officeooo:rsid="043b09af"/>
    </style:style>
    <style:style style:name="T134" style:family="text">
      <style:text-properties fo:color="#000000" officeooo:rsid="05633e0b"/>
    </style:style>
    <style:style style:name="T135" style:family="text">
      <style:text-properties officeooo:rsid="04114625"/>
    </style:style>
    <style:style style:name="T136" style:family="text">
      <style:text-properties officeooo:rsid="042212aa"/>
    </style:style>
    <style:style style:name="T137" style:family="text">
      <style:text-properties officeooo:rsid="042ae460"/>
    </style:style>
    <style:style style:name="T138" style:family="text">
      <style:text-properties officeooo:rsid="043b09af"/>
    </style:style>
    <style:style style:name="T139" style:family="text">
      <style:text-properties officeooo:rsid="045033e8"/>
    </style:style>
    <style:style style:name="T14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14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14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14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14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14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14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14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14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15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15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15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15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15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1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15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15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15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15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6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62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63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64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65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166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167" style:family="text">
      <style:text-properties officeooo:rsid="0451c08c"/>
    </style:style>
    <style:style style:name="T168" style:family="text">
      <style:text-properties officeooo:rsid="04571581"/>
    </style:style>
    <style:style style:name="T169" style:family="text">
      <style:text-properties officeooo:rsid="0457adb4"/>
    </style:style>
    <style:style style:name="T170" style:family="text">
      <style:text-properties officeooo:rsid="046b9128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46b9128"/>
    </style:style>
    <style:style style:name="T173" style:family="text">
      <style:text-properties style:text-underline-style="none" officeooo:rsid="046d7e46"/>
    </style:style>
    <style:style style:name="T174" style:family="text">
      <style:text-properties style:text-underline-style="none" officeooo:rsid="04714791"/>
    </style:style>
    <style:style style:name="T175" style:family="text">
      <style:text-properties style:text-underline-style="none" officeooo:rsid="047f2810"/>
    </style:style>
    <style:style style:name="T176" style:family="text">
      <style:text-properties style:text-underline-style="none" officeooo:rsid="0483a686"/>
    </style:style>
    <style:style style:name="T177" style:family="text">
      <style:text-properties style:text-underline-style="none" officeooo:rsid="04863278"/>
    </style:style>
    <style:style style:name="T178" style:family="text">
      <style:text-properties style:text-underline-style="none" officeooo:rsid="0487a690"/>
    </style:style>
    <style:style style:name="T179" style:family="text">
      <style:text-properties style:text-underline-style="none" officeooo:rsid="043b09af"/>
    </style:style>
    <style:style style:name="T180" style:family="text">
      <style:text-properties officeooo:rsid="0479be9f"/>
    </style:style>
    <style:style style:name="T181" style:family="text">
      <style:text-properties officeooo:rsid="047f2810"/>
    </style:style>
    <style:style style:name="T182" style:family="text">
      <style:text-properties officeooo:rsid="0483a686"/>
    </style:style>
    <style:style style:name="T183" style:family="text">
      <style:text-properties officeooo:rsid="04b28a32"/>
    </style:style>
    <style:style style:name="T184" style:family="text">
      <style:text-properties officeooo:rsid="04b6edd3"/>
    </style:style>
    <style:style style:name="T185" style:family="text">
      <style:text-properties officeooo:rsid="04c098cc"/>
    </style:style>
    <style:style style:name="T186" style:family="text">
      <style:text-properties officeooo:rsid="04c238ba"/>
    </style:style>
    <style:style style:name="T187" style:family="text">
      <style:text-properties officeooo:rsid="001447a3"/>
    </style:style>
    <style:style style:name="T188" style:family="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e4e4ff" loext:char-shading-value="0" style:font-size-asian="11pt" style:font-style-asian="normal" style:font-weight-asian="normal" style:text-emphasize="none"/>
    </style:style>
    <style:style style:name="T189" style:family="text">
      <style:text-properties officeooo:rsid="055fe78f"/>
    </style:style>
    <style:style style:name="T190" style:family="text">
      <style:text-properties fo:font-size="11pt" officeooo:rsid="001447a3" style:font-size-asian="11pt"/>
    </style:style>
    <style:style style:name="T191" style:family="text">
      <style:text-properties style:font-name="宋体" fo:font-size="11pt" officeooo:rsid="001447a3" style:font-size-asian="11pt"/>
    </style:style>
    <style:style style:name="T192" style:family="text">
      <style:text-properties officeooo:rsid="0469fc7c"/>
    </style:style>
    <style:style style:name="T193" style:family="text">
      <style:text-properties officeooo:rsid="016302c9" style:font-size-asian="9pt"/>
    </style:style>
    <style:style style:name="T194" style:family="text">
      <style:text-properties officeooo:rsid="001447a3" style:font-size-asian="10pt"/>
    </style:style>
    <style:style style:name="T195" style:family="text">
      <style:text-properties officeooo:rsid="0469fc7c" style:font-size-asian="10pt"/>
    </style:style>
    <style:style style:name="T196" style:family="text">
      <style:text-properties officeooo:rsid="057a50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作者:唐海湘</text:p>
      <text:p text:style-name="P59"/>
      <text:p text:style-name="P59">模块名:商业保险模块</text:p>
      <text:p text:style-name="P70"><text:tab/><text:span text:style-name="T108">导航下拉名_1:商业保险</text:span></text:p>
      <text:p text:style-name="P70"><text:tab/><text:tab/><text:span text:style-name="T102">导航名_1:商业保险方案</text:span></text:p>
      <text:p text:style-name="P59"><text:tab/><text:tab/><text:tab/><text:span text:style-name="T78">功能名字_1:</text:span>列表 <text:s/>功能类型:网格 (有网格)</text:p>
      <text:p text:style-name="P60"><text:tab/><text:tab/><text:tab/><text:tab/><text:span text:style-name="T1">加上一个字段 ：id <text:s/>文本框 <text:s text:c="3"/>设置隐藏</text:span></text:p>
      <text:p text:style-name="P163"><text:span text:style-name="T111"><text:tab/><text:tab/><text:tab/><text:tab/>字段名称_1:</text:span><text:span text:style-name="T112">保险公司</text:span></text:p>
      <text:p text:style-name="P163"><text:span text:style-name="T111"><text:tab/><text:tab/><text:tab/><text:tab/>字段名称_2:</text:span><text:bookmark-start text:name="__DdeLink__15144_1631453286"/><text:bookmark-start text:name="__DdeLink__15142_1631453286"/><text:span text:style-name="T112">投保险种</text:span><text:bookmark-end text:name="__DdeLink__15144_1631453286"/><text:bookmark-end text:name="__DdeLink__15142_1631453286"/></text:p>
      <text:p text:style-name="P61"><text:tab/><text:tab/><text:tab/><text:tab/>字段名称_3:<text:bookmark-start text:name="__DdeLink__15146_1631453286"/>保险条件<text:bookmark-end text:name="__DdeLink__15146_1631453286"/></text:p>
      <text:p text:style-name="P211"><text:tab/><text:tab/><text:tab/><text:tab/>字段名称_<text:span text:style-name="T109">4</text:span>:<text:bookmark-start text:name="__DdeLink__15148_1631453286"/>参保人总数<text:bookmark-end text:name="__DdeLink__15148_1631453286"/></text:p>
      <text:p text:style-name="P66"><text:tab/><text:tab/><text:tab/><text:tab/>字段名称_<text:span text:style-name="T109">5</text:span>:<text:bookmark-start text:name="__DdeLink__15150_1631453286"/>保全金额<text:bookmark-end text:name="__DdeLink__15150_1631453286"/></text:p>
      <text:p text:style-name="P66"><text:tab/><text:tab/><text:tab/><text:tab/>字段名称_<text:span text:style-name="T110">6</text:span>:<text:bookmark-start text:name="__DdeLink__15153_1631453286"/>保险期限<text:bookmark-end text:name="__DdeLink__15153_1631453286"/></text:p>
      <text:p text:style-name="P66"><text:tab/><text:tab/><text:tab/><text:tab/>字段名称_<text:span text:style-name="T110">7</text:span>:<text:bookmark-start text:name="__DdeLink__15155_1631453286"/>责任期限<text:bookmark-end text:name="__DdeLink__15155_1631453286"/></text:p>
      <text:p text:style-name="P67"><text:tab/><text:tab/><text:tab/><text:tab/>字段名称_<text:span text:style-name="T138">8:</text:span><text:bookmark-start text:name="__DdeLink__15157_1631453286"/><text:span text:style-name="T138">投保金额</text:span><text:bookmark-end text:name="__DdeLink__15157_1631453286"/></text:p>
      <text:p text:style-name="P67"><text:tab/><text:tab/><text:tab/><text:tab/>字段名称_<text:span text:style-name="T138">9:</text:span><text:bookmark-start text:name="__DdeLink__15159_1631453286"/><text:span text:style-name="T138">缴费年限</text:span><text:bookmark-end text:name="__DdeLink__15159_1631453286"/></text:p>
      <text:p text:style-name="P67"><text:tab/><text:tab/><text:tab/><text:tab/>字段名称_<text:span text:style-name="T138">10:</text:span><text:bookmark-start text:name="__DdeLink__15161_1631453286"/><text:span text:style-name="T138">缴费类别</text:span><text:bookmark-end text:name="__DdeLink__15161_1631453286"/></text:p>
      <text:p text:style-name="P71"><text:tab/><text:tab/><text:tab/><text:tab/>字段名称_1<text:span text:style-name="T139">1</text:span>:<text:bookmark-start text:name="__DdeLink__15163_1631453286"/><text:span text:style-name="T140">缴费方式</text:span><text:bookmark-end text:name="__DdeLink__15163_1631453286"/></text:p>
      <text:p text:style-name="P164"><text:span text:style-name="T111"><text:tab/><text:tab/><text:tab/><text:tab/>字段名称_</text:span><text:span text:style-name="T128">1</text:span><text:span text:style-name="T111">2:</text:span><text:bookmark-start text:name="__DdeLink__15165_1631453286"/><text:span text:style-name="T113">购买要求</text:span><text:bookmark-end text:name="__DdeLink__15165_1631453286"/></text:p>
      <text:p text:style-name="P71"><text:tab/><text:tab/><text:tab/><text:tab/>字段名称_<text:span text:style-name="T139">1</text:span>3:<text:bookmark-start text:name="__DdeLink__15167_1631453286"/>资料记录<text:bookmark-end text:name="__DdeLink__15167_1631453286"/></text:p>
      <text:p text:style-name="P212"><text:tab/><text:tab/><text:tab/><text:tab/>字段名称_<text:span text:style-name="T139">14</text:span>:<text:bookmark-start text:name="__DdeLink__15169_1631453286"/>福利模块意见<text:bookmark-end text:name="__DdeLink__15169_1631453286"/></text:p>
      <text:p text:style-name="P71"><text:tab/><text:tab/><text:tab/><text:tab/>字段名称_<text:span text:style-name="T139">15</text:span>:<text:bookmark-start text:name="__DdeLink__15172_1631453286"/>运营商务部意见<text:bookmark-end text:name="__DdeLink__15172_1631453286"/></text:p>
      <text:p text:style-name="P71"><text:tab/><text:tab/><text:tab/><text:tab/>字段名称_<text:span text:style-name="T139">16</text:span>:<text:bookmark-start text:name="__DdeLink__15174_1631453286"/>总经办是否通过<text:bookmark-end text:name="__DdeLink__15174_1631453286"/></text:p>
      <text:p text:style-name="P71"><text:tab/><text:tab/><text:tab/><text:tab/>字段名称_<text:span text:style-name="T139">17</text:span>:<text:bookmark-start text:name="__DdeLink__15176_1631453286"/>备注<text:bookmark-end text:name="__DdeLink__15176_1631453286"/></text:p>
      <text:p text:style-name="P144"/>
      <text:p text:style-name="P146"><text:tab/><text:tab/><text:tab/><text:span text:style-name="T91">功能名称_2:列表搜索</text:span><text:span text:style-name="T187"> 功能类型:编辑 </text:span></text:p>
      <text:p text:style-name="P148"><text:tab/><text:tab/><text:tab/><text:tab/>搜索字段_1:<text:span text:style-name="T158">保险公司 <text:tab/><text:tab/>标签类型:手填下拉框</text:span><text:bookmark-start text:name="__DdeLink__15452_16314532862"/><text:span text:style-name="T158"> </text:span><text:bookmark-end text:name="__DdeLink__15452_16314532862"/><text:bookmark-start text:name="__DdeLink__15561_1631453286"/><text:span text:style-name="T158">非必填 </text:span><text:bookmark-end text:name="__DdeLink__15561_1631453286"/></text:p>
      <text:p text:style-name="P149"><text:span text:style-name="T158"><text:tab/><text:tab/><text:tab/><text:tab/>搜索字段</text:span><text:span text:style-name="T160">2</text:span><text:span text:style-name="T159">：投保险种 <text:s text:c="3"/>标签：手填下拉框 <text:s/></text:span><text:span text:style-name="T158">非必填 </text:span></text:p>
      <text:p text:style-name="P149"><text:span text:style-name="T158"><text:tab/><text:tab/><text:tab/><text:tab/></text:span><text:span text:style-name="T159">搜索字段</text:span><text:span text:style-name="T160">3</text:span><text:span text:style-name="T159">：</text:span><text:span text:style-name="T158">保险条件</text:span><text:span text:style-name="T159"> <text:s text:c="3"/>标签：手填下拉框 <text:s/></text:span><text:span text:style-name="T158">非必填 </text:span></text:p>
      <text:p text:style-name="P59"><text:tab/><text:tab/></text:p>
      <text:p text:style-name="P59"><text:tab/><text:tab/><text:tab/><text:span text:style-name="T78">功能名称_</text:span><text:span text:style-name="T92">3</text:span><text:span text:style-name="T78">:</text:span>添加 功能类型:编辑 </text:p>
      <text:p text:style-name="P74"><text:tab/><text:tab/><text:tab/><text:tab/>字段名称_1:<text:span text:style-name="T140">保险公司 <text:tab/><text:tab/>标签类型:手填下拉框</text:span><text:bookmark-start text:name="__DdeLink__15452_1631453286"/><text:span text:style-name="T141">(中国人寿/这个平安/</text:span><text:span text:style-name="T142">其它</text:span><text:span text:style-name="T141">)</text:span><text:span text:style-name="T140"> </text:span><text:bookmark-end text:name="__DdeLink__15452_1631453286"/><text:span text:style-name="T140">非必填 </text:span></text:p>
      <text:p text:style-name="P165"><text:span text:style-name="T111"><text:tab/><text:tab/><text:tab/><text:tab/>字段名称_2:</text:span><text:span text:style-name="T112">投保险种<text:tab/><text:tab/><text:tab/></text:span><text:span text:style-name="T113">标签类型:文本框 非必填 </text:span></text:p>
      <text:p text:style-name="P73"><text:tab/><text:tab/><text:tab/><text:tab/>字段名称_3:保险条件<text:tab/><text:tab/><text:tab/>标签类型:手填下拉框<text:bookmark-start text:name="__DdeLink__15454_1631453286"/><text:span text:style-name="T167">(保险人/被保险人)</text:span><text:bookmark-end text:name="__DdeLink__15454_1631453286"/> 非必填 </text:p>
      <text:p text:style-name="P213"><text:tab/><text:tab/><text:tab/><text:tab/>字段名称_<text:span text:style-name="T109">4</text:span>:参保人总数<text:tab/><text:tab/>标签类型:文本框 非必填 </text:p>
      <text:p text:style-name="P75"><text:tab/><text:tab/><text:tab/><text:tab/>字段名称_<text:span text:style-name="T109">5</text:span>:保全金额<text:tab/><text:tab/><text:tab/>标签类型:数字框 非必填 <text:s/>默认<text:span text:style-name="T168">0.00</text:span> </text:p>
      <text:p text:style-name="P73"><text:tab/><text:tab/><text:tab/><text:tab/>字段名称_<text:span text:style-name="T110">6</text:span>:保险期限<text:tab/><text:tab/><text:tab/>标签类型:文本框 非必填 </text:p>
      <text:p text:style-name="P73"><text:tab/><text:tab/><text:tab/><text:tab/>字段名称_<text:span text:style-name="T110">7</text:span>:责任期限<text:tab/><text:tab/><text:tab/>标签类型:文本框 非必填 </text:p>
      <text:p text:style-name="P73"><text:tab/><text:tab/><text:tab/><text:tab/>字段名称_<text:span text:style-name="T138">8:投保金额<text:tab/><text:tab/><text:tab/></text:span>标签类型:数字框 非必填<text:bookmark-start text:name="__DdeLink__15020_1631453286"/> <text:s/>默认<text:span text:style-name="T168">0.00</text:span><text:bookmark-end text:name="__DdeLink__15020_1631453286"/></text:p>
      <text:p text:style-name="P73"><text:tab/><text:tab/><text:tab/><text:tab/>字段名称_<text:span text:style-name="T138">9:缴费年限<text:tab/><text:tab/></text:span>标签类型:手填下拉框<text:bookmark-start text:name="__DdeLink__15456_1631453286"/><text:span text:style-name="T169">(5年/10年/15年/20年/终身)</text:span><text:bookmark-end text:name="__DdeLink__15456_1631453286"/> 非必填 </text:p>
      <text:p text:style-name="P76"><text:tab/><text:tab/><text:tab/><text:tab/>字段名称_<text:span text:style-name="T138">10:缴费类别<text:tab/><text:tab/></text:span>标签类型:手填下拉框<text:bookmark-start text:name="__DdeLink__15458_1631453286"/><text:span text:style-name="T169">(一次清缴/季缴/半年缴/年缴)</text:span> <text:bookmark-end text:name="__DdeLink__15458_1631453286"/>非必填 </text:p>
      <text:p text:style-name="P76"><text:tab/><text:tab/><text:tab/><text:tab/>字段名称_1<text:span text:style-name="T139">1</text:span>:<text:span text:style-name="T140">缴费方式<text:tab/><text:tab/>标签类型: 手填下拉框</text:span><text:span text:style-name="T143">(</text:span><text:bookmark-start text:name="__DdeLink__15460_1631453286"/><text:span text:style-name="T143">转账/现金)</text:span><text:span text:style-name="T140"> </text:span><text:bookmark-end text:name="__DdeLink__15460_1631453286"/><text:span text:style-name="T140">非必填 </text:span></text:p>
      <text:p text:style-name="P72"/>
      <text:p text:style-name="P210"><text:tab/><text:tab/><text:tab/><text:span text:style-name="T78">功能名称_</text:span><text:span text:style-name="T92">4</text:span>:编辑 功能类型:编辑</text:p>
      <text:p text:style-name="P1"><text:tab/><text:tab/><text:tab/><text:tab/>加上一个字段 ：id <text:s/>文本框 <text:s text:c="3"/>设置隐藏</text:p>
      <text:p text:style-name="P77"><text:tab/><text:tab/><text:tab/><text:tab/>字段名称_1:<text:span text:style-name="T140">保险公司 <text:tab/><text:tab/>标签类型:手填下拉框</text:span><text:span text:style-name="T141">(中国人寿/这个平安/</text:span><text:span text:style-name="T142">其它</text:span><text:span text:style-name="T141">)</text:span><text:span text:style-name="T140"> 非必填 </text:span></text:p>
      <text:p text:style-name="P166"><text:span text:style-name="T111"><text:tab/><text:tab/><text:tab/><text:tab/>字段名称_2:</text:span><text:span text:style-name="T112">投保险种<text:tab/><text:tab/><text:tab/></text:span><text:span text:style-name="T113">标签类型:文本框 非必填 </text:span></text:p>
      <text:p text:style-name="P77"><text:tab/><text:tab/><text:tab/><text:tab/>字段名称_3:保险条件<text:tab/><text:tab/><text:tab/>标签类型:手填下拉框<text:span text:style-name="T167">(保险人/被保险人)</text:span> 非必填 </text:p>
      <text:p text:style-name="P214"><text:tab/><text:tab/><text:tab/><text:tab/>字段名称_<text:span text:style-name="T109">4</text:span>:参保人总数<text:tab/><text:tab/>标签类型:文本框 非必填 </text:p>
      <text:p text:style-name="P77"><text:tab/><text:tab/><text:tab/><text:tab/>字段名称_<text:span text:style-name="T109">5</text:span>:保全金额<text:tab/><text:tab/><text:tab/>标签类型:数字框 非必填 <text:s/>默认<text:span text:style-name="T168">0.00</text:span> </text:p>
      <text:p text:style-name="P77"><text:tab/><text:tab/><text:tab/><text:tab/>字段名称_<text:span text:style-name="T110">6</text:span>:保险期限<text:tab/><text:tab/><text:tab/>标签类型:文本框 非必填 </text:p>
      <text:p text:style-name="P77"><text:tab/><text:tab/><text:tab/><text:tab/>字段名称_<text:span text:style-name="T110">7</text:span>:责任期限<text:tab/><text:tab/><text:tab/>标签类型:文本框 非必填 </text:p>
      <text:p text:style-name="P77"><text:soft-page-break/><text:tab/><text:tab/><text:tab/><text:tab/>字段名称_<text:span text:style-name="T138">8:投保金额<text:tab/><text:tab/><text:tab/></text:span>标签类型:数字框 非必填<text:bookmark-start text:name="__DdeLink__15020_16314532861"/> <text:s/>默认<text:span text:style-name="T168">0.00</text:span><text:bookmark-end text:name="__DdeLink__15020_16314532861"/></text:p>
      <text:p text:style-name="P77"><text:tab/><text:tab/><text:tab/><text:tab/>字段名称_<text:span text:style-name="T138">9:缴费年限<text:tab/><text:tab/></text:span>标签类型:手填下拉框<text:span text:style-name="T169">(5年/10年/15年/20年/终身)</text:span> 非必填 </text:p>
      <text:p text:style-name="P77"><text:tab/><text:tab/><text:tab/><text:tab/>字段名称_<text:span text:style-name="T138">10:缴费类别<text:tab/><text:tab/></text:span>标签类型:手填下拉框<text:span text:style-name="T169">(一次清缴/季缴/半年缴/年缴)</text:span> 非必填 </text:p>
      <text:p text:style-name="P77"><text:tab/><text:tab/><text:tab/><text:tab/>字段名称_1<text:span text:style-name="T139">1</text:span>:<text:span text:style-name="T140">缴费方式<text:tab/><text:tab/>标签类型: 手填下拉框</text:span><text:span text:style-name="T143">(转账/现金)</text:span><text:span text:style-name="T140"> 非必填 </text:span></text:p>
      <text:p text:style-name="P158"><text:s text:c="4"/></text:p>
      <text:p text:style-name="P62"/>
      <text:p text:style-name="P63"><text:tab/><text:tab/><text:tab/><text:span text:style-name="T78">功能名称_</text:span><text:span text:style-name="T92">5</text:span>:删除 功能类型: 删除</text:p>
      <text:p text:style-name="P63"><text:tab/><text:tab/><text:tab/><text:tab/>温馨提示：确定删除这条数据么？</text:p>
      <text:p text:style-name="P63"/>
      <text:p text:style-name="P78"><text:tab/><text:tab/><text:tab/><text:span text:style-name="T78">功能名称_</text:span><text:span text:style-name="T92">6</text:span>:<text:bookmark-start text:name="__DdeLink__15468_1631453286"/><text:bookmark-start text:name="__DdeLink__15462_1631453286"/>编辑购买条件<text:bookmark-end text:name="__DdeLink__15468_1631453286"/><text:bookmark-end text:name="__DdeLink__15462_1631453286"/> 功能类型:编辑</text:p>
      <text:p text:style-name="P2"><text:tab/><text:tab/><text:tab/><text:tab/>加上一个字段 ：id <text:s/>文本框 <text:s text:c="3"/>设置隐藏</text:p>
      <text:p text:style-name="P78"><text:tab/><text:tab/><text:tab/><text:tab/>字段名称_1:购买要求<text:span text:style-name="T140"> <text:tab/><text:tab/>标签类型:文本框</text:span><text:span text:style-name="T141"> </text:span><text:span text:style-name="T140"><text:s/>非必填 </text:span></text:p>
      <text:p text:style-name="P167"><text:span text:style-name="T111"><text:tab/><text:tab/><text:tab/><text:tab/>字段名称_2:资料记录</text:span><text:span text:style-name="T112"><text:tab/><text:tab/><text:tab/></text:span><text:span text:style-name="T113">标签类型:文本框 非必填 </text:span></text:p>
      <text:p text:style-name="P159"/>
      <text:p text:style-name="P137"><text:tab/><text:tab/><text:tab/><text:span text:style-name="T78">功能名称_</text:span><text:span text:style-name="T92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81"><text:tab/><text:tab/><text:tab/><text:tab/>字段名称_1:福利模块意见<text:span text:style-name="T140"> <text:tab/><text:tab/>标签类型:文本框 必填 </text:span></text:p>
      <text:p text:style-name="P79"><text:tab/><text:tab/><text:tab/></text:p>
      <text:p text:style-name="P188"><text:span text:style-name="T113"><text:tab/><text:tab/><text:tab/></text:span><text:span text:style-name="T85">功能名称_</text:span><text:span text:style-name="T86">7</text:span><text:span text:style-name="T113">:</text:span><text:bookmark-start text:name="__DdeLink__9826_1658242472"/><text:span text:style-name="T113">运营商务部</text:span><text:bookmark-end text:name="__DdeLink__9826_1658242472"/><text:bookmark-start text:name="__DdeLink__15464_16314532861"/><text:span text:style-name="T113">审核</text:span><text:bookmark-end text:name="__DdeLink__15464_16314532861"/><text:span text:style-name="T113"> 功能类型:编辑</text:span></text:p>
      <text:p text:style-name="P7"><text:tab/><text:tab/><text:tab/><text:tab/>加上一个字段 ：id <text:s/>文本框 <text:s text:c="3"/>设置隐藏</text:p>
      <text:p text:style-name="P188"><text:span text:style-name="T111"><text:tab/><text:tab/><text:tab/><text:tab/>字段名称_1:</text:span><text:span text:style-name="T113">运营商务部意见<text:tab/><text:tab/><text:tab/>标签类型:文本框 必填 </text:span></text:p>
      <text:p text:style-name="P79"><text:tab/><text:tab/><text:tab/><text:tab/></text:p>
      <text:p text:style-name="P112"><text:tab/><text:tab/><text:tab/><text:span text:style-name="T78">功能名称_</text:span><text:span text:style-name="T92">8</text:span>:<text:bookmark-start text:name="__DdeLink__15466_1631453286"/>总经办审核<text:bookmark-end text:name="__DdeLink__15466_1631453286"/> 功能类型:编辑</text:p>
      <text:p text:style-name="P112"><text:tab/><text:tab/><text:tab/><text:tab/>字段名称_<text:span text:style-name="T183">1</text:span>:总经办是否通过<text:tab/><text:tab/><text:tab/>标签类型:下拉框<text:bookmark-start text:name="__DdeLink__9828_1658242472"/><text:bookmark-start text:name="__DdeLink__15450_1631453286"/><text:span text:style-name="T167">(未处理/通过/不通过)</text:span> <text:bookmark-end text:name="__DdeLink__9828_1658242472"/><text:bookmark-end text:name="__DdeLink__15450_1631453286"/>必填 </text:p>
      <text:p text:style-name="P112"><text:tab/><text:tab/><text:tab/><text:tab/>字段名称_<text:span text:style-name="T183">2</text:span>:备注 <text:tab/><text:tab/>标签类型:文本框 当总经办审核不通过时，这个字段必填，否则不必填 </text:p>
      <text:p text:style-name="P79"/>
      <text:p text:style-name="P63"><text:tab/><text:tab/><text:tab/><text:span text:style-name="T78">功能名称_</text:span><text:span text:style-name="T92">9</text:span><text:span text:style-name="T79">:</text:span><text:span text:style-name="T135">查看明细</text:span></text:p>
      <text:p text:style-name="P80"><text:tab/><text:tab/><text:tab/><text:tab/>字段名称_1:<text:span text:style-name="T140">保险公司</text:span></text:p>
      <text:p text:style-name="P168"><text:span text:style-name="T111"><text:tab/><text:tab/><text:tab/><text:tab/>字段名称_2:</text:span><text:span text:style-name="T112">投保险种</text:span></text:p>
      <text:p text:style-name="P80"><text:tab/><text:tab/><text:tab/><text:tab/>字段名称_3:保险条件</text:p>
      <text:p text:style-name="P215"><text:tab/><text:tab/><text:tab/><text:tab/>字段名称_<text:span text:style-name="T109">4</text:span>:参保人总数</text:p>
      <text:p text:style-name="P80"><text:tab/><text:tab/><text:tab/><text:tab/>字段名称_<text:span text:style-name="T109">5</text:span>:保全金额</text:p>
      <text:p text:style-name="P80"><text:tab/><text:tab/><text:tab/><text:tab/>字段名称_<text:span text:style-name="T110">6</text:span>:保险期限</text:p>
      <text:p text:style-name="P80"><text:tab/><text:tab/><text:tab/><text:tab/>字段名称_<text:span text:style-name="T110">7</text:span>:责任期限</text:p>
      <text:p text:style-name="P80"><text:tab/><text:tab/><text:tab/><text:tab/>字段名称_<text:span text:style-name="T138">8:投保金额</text:span></text:p>
      <text:p text:style-name="P80"><text:tab/><text:tab/><text:tab/><text:tab/>字段名称_<text:span text:style-name="T138">9:缴费年限</text:span></text:p>
      <text:p text:style-name="P80"><text:tab/><text:tab/><text:tab/><text:tab/>字段名称_<text:span text:style-name="T138">10:缴费类别</text:span></text:p>
      <text:p text:style-name="P80"><text:tab/><text:tab/><text:tab/><text:tab/>字段名称_1<text:span text:style-name="T139">1</text:span>:<text:span text:style-name="T140">缴费方式</text:span></text:p>
      <text:p text:style-name="P168"><text:span text:style-name="T111"><text:tab/><text:tab/><text:tab/><text:tab/>字段名称_</text:span><text:span text:style-name="T128">1</text:span><text:span text:style-name="T111">2:</text:span><text:span text:style-name="T113">购买要求</text:span></text:p>
      <text:p text:style-name="P80"><text:tab/><text:tab/><text:tab/><text:tab/>字段名称_<text:span text:style-name="T139">1</text:span>3:资料记录</text:p>
      <text:p text:style-name="P215"><text:tab/><text:tab/><text:tab/><text:tab/>字段名称_<text:span text:style-name="T139">14</text:span>:福利模块意见</text:p>
      <text:p text:style-name="P80"><text:tab/><text:tab/><text:tab/><text:tab/>字段名称_<text:span text:style-name="T139">15</text:span>:运营商务部意见</text:p>
      <text:p text:style-name="P80"><text:tab/><text:tab/><text:tab/><text:tab/>字段名称_<text:span text:style-name="T139">16</text:span>:总经办是否通过</text:p>
      <text:p text:style-name="P80"><text:tab/><text:tab/><text:tab/><text:tab/>字段名称_<text:span text:style-name="T139">17</text:span>:备注</text:p>
      <text:p text:style-name="P64"><text:tab/><text:tab/><text:tab/></text:p>
      <text:p text:style-name="P69"><text:tab/><text:tab/><text:tab/><text:span text:style-name="T78">功能名称</text:span><text:span text:style-name="T92">10</text:span><text:span text:style-name="T80">:导出</text:span><text:span text:style-name="T78"><text:tab/></text:span></text:p>
      <text:p text:style-name="P82"><text:tab/><text:tab/><text:tab/><text:tab/>搜索字段<text:span text:style-name="T137">1：</text:span><text:span text:style-name="T140">保险公司</text:span><text:span text:style-name="T137"> <text:s text:c="3"/>标签：手填下拉框</text:span></text:p>
      <text:p text:style-name="P82"><text:tab/><text:tab/><text:tab/><text:tab/>搜索字段<text:span text:style-name="T137">1：</text:span><text:span text:style-name="T144">投保险种</text:span><text:span text:style-name="T137"> <text:s text:c="3"/>标签：手填下拉框</text:span></text:p>
      <text:p text:style-name="P82"><text:tab/><text:tab/><text:tab/><text:tab/><text:span text:style-name="T137">搜索字段2：</text:span>保险条件<text:span text:style-name="T137"> <text:s text:c="3"/>标签：手填下拉框</text:span></text:p>
      <text:p text:style-name="P65"><text:tab/><text:tab/><text:tab/></text:p>
      <text:p text:style-name="P68"><text:tab/><text:tab/><text:tab/><text:tab/></text:p>
      <text:p text:style-name="P83"><text:tab/><text:tab/><text:span text:style-name="T102">导航名_</text:span><text:span text:style-name="T103">2</text:span><text:span text:style-name="T102">:塔工意外险信息管理</text:span></text:p>
      <text:p text:style-name="P83"><text:tab/><text:tab/><text:tab/><text:span text:style-name="T78">功能名字_1:</text:span>列表 <text:s/>功能类型:网格 (有网格)</text:p>
      <text:p text:style-name="P83"><text:soft-page-break/><text:tab/><text:tab/><text:tab/><text:tab/><text:span text:style-name="T1">加上一个字段 ：id <text:s/>文本框 <text:s text:c="3"/>设置隐藏</text:span></text:p>
      <text:p text:style-name="P169"><text:span text:style-name="T111"><text:tab/><text:tab/><text:tab/><text:tab/>字段名称_1:</text:span><text:bookmark-start text:name="__DdeLink__15182_1631453286"/><text:span text:style-name="T114">合同号</text:span><text:bookmark-end text:name="__DdeLink__15182_1631453286"/></text:p>
      <text:p text:style-name="P169"><text:span text:style-name="T111"><text:tab/><text:tab/><text:tab/><text:tab/>字段名称_2:</text:span><text:bookmark-start text:name="__DdeLink__15184_1631453286"/><text:span text:style-name="T113">投保单号</text:span><text:bookmark-end text:name="__DdeLink__15184_1631453286"/></text:p>
      <text:p text:style-name="P83"><text:tab/><text:tab/><text:tab/><text:tab/>字段名称_3:<text:bookmark-start text:name="__DdeLink__15186_1631453286"/>投保人<text:bookmark-end text:name="__DdeLink__15186_1631453286"/></text:p>
      <text:p text:style-name="P216"><text:tab/><text:tab/><text:tab/><text:tab/>字段名称_<text:span text:style-name="T109">4</text:span>:<text:bookmark-start text:name="__DdeLink__15188_1631453286"/>投保人客户号<text:bookmark-end text:name="__DdeLink__15188_1631453286"/></text:p>
      <text:p text:style-name="P83"><text:tab/><text:tab/><text:tab/><text:tab/>字段名称_<text:span text:style-name="T109">5</text:span>:<text:bookmark-start text:name="__DdeLink__15190_1631453286"/>被投保人<text:bookmark-end text:name="__DdeLink__15190_1631453286"/></text:p>
      <text:p text:style-name="P83"><text:tab/><text:tab/><text:tab/><text:tab/>字段名称_<text:span text:style-name="T110">6</text:span>:<text:bookmark-start text:name="__DdeLink__15193_1631453286"/>被投保人客户号<text:bookmark-end text:name="__DdeLink__15193_1631453286"/></text:p>
      <text:p text:style-name="P83"><text:tab/><text:tab/><text:tab/><text:tab/>字段名称_<text:span text:style-name="T110">7</text:span>:<text:bookmark-start text:name="__DdeLink__15195_1631453286"/>合同生效日期<text:bookmark-end text:name="__DdeLink__15195_1631453286"/></text:p>
      <text:p text:style-name="P83"><text:tab/><text:tab/><text:tab/><text:tab/>字段名称_<text:span text:style-name="T138">8:</text:span><text:bookmark-start text:name="__DdeLink__15197_1631453286"/><text:span text:style-name="T138">合同期满日期</text:span><text:bookmark-end text:name="__DdeLink__15197_1631453286"/></text:p>
      <text:p text:style-name="P83"><text:tab/><text:tab/><text:tab/><text:tab/>字段名称_<text:span text:style-name="T138">9:</text:span><text:bookmark-start text:name="__DdeLink__15199_1631453286"/><text:span text:style-name="T138">保险期间</text:span><text:bookmark-end text:name="__DdeLink__15199_1631453286"/></text:p>
      <text:p text:style-name="P83"><text:tab/><text:tab/><text:tab/><text:tab/>字段名称_<text:span text:style-name="T138">10:</text:span><text:bookmark-start text:name="__DdeLink__15201_1631453286"/><text:span text:style-name="T138">保险费合计</text:span><text:bookmark-end text:name="__DdeLink__15201_1631453286"/></text:p>
      <text:p text:style-name="P83"><text:tab/><text:tab/><text:tab/><text:tab/>字段名称_1<text:span text:style-name="T139">1</text:span>:<text:bookmark-start text:name="__DdeLink__15203_1631453286"/><text:span text:style-name="T140">币种</text:span><text:bookmark-end text:name="__DdeLink__15203_1631453286"/></text:p>
      <text:p text:style-name="P169"><text:span text:style-name="T111"><text:tab/><text:tab/><text:tab/><text:tab/>字段名称_</text:span><text:span text:style-name="T128">1</text:span><text:span text:style-name="T111">2:</text:span><text:bookmark-start text:name="__DdeLink__15205_1631453286"/><text:span text:style-name="T113">缴费方式</text:span><text:bookmark-end text:name="__DdeLink__15205_1631453286"/></text:p>
      <text:p text:style-name="P83"><text:tab/><text:tab/><text:tab/><text:tab/>字段名称_<text:span text:style-name="T139">1</text:span>3:<text:bookmark-start text:name="__DdeLink__15207_1631453286"/>账户形式<text:bookmark-end text:name="__DdeLink__15207_1631453286"/></text:p>
      <text:p text:style-name="P216"><text:tab/><text:tab/><text:tab/><text:tab/>字段名称_<text:span text:style-name="T139">14</text:span>:<text:bookmark-start text:name="__DdeLink__15209_1631453286"/>开户银行<text:bookmark-end text:name="__DdeLink__15209_1631453286"/></text:p>
      <text:p text:style-name="P83"><text:tab/><text:tab/><text:tab/><text:tab/>字段名称_<text:span text:style-name="T139">15</text:span>:<text:bookmark-start text:name="__DdeLink__15211_1631453286"/>帐号<text:bookmark-end text:name="__DdeLink__15211_1631453286"/></text:p>
      <text:p text:style-name="P83"><text:tab/><text:tab/><text:tab/><text:tab/>字段名称_<text:span text:style-name="T139">16</text:span>:<text:bookmark-start text:name="__DdeLink__15213_1631453286"/>账户所有人姓名<text:bookmark-end text:name="__DdeLink__15213_1631453286"/></text:p>
      <text:p text:style-name="P84"><text:tab/><text:tab/><text:tab/><text:tab/>字段名称_<text:span text:style-name="T139">17</text:span>:<text:bookmark-start text:name="__DdeLink__15215_1631453286"/>险种代码<text:bookmark-end text:name="__DdeLink__15215_1631453286"/></text:p>
      <text:p text:style-name="P84"><text:tab/><text:tab/><text:tab/><text:tab/>字段名称_<text:span text:style-name="T139">18</text:span>:<text:bookmark-start text:name="__DdeLink__15217_1631453286"/>险种名称<text:bookmark-end text:name="__DdeLink__15217_1631453286"/></text:p>
      <text:p text:style-name="P84"><text:tab/><text:tab/><text:tab/><text:tab/>字段名称_<text:span text:style-name="T139">19</text:span>:<text:bookmark-start text:name="__DdeLink__15219_1631453286"/>保险责任<text:bookmark-end text:name="__DdeLink__15219_1631453286"/></text:p>
      <text:p text:style-name="P84"><text:tab/><text:tab/><text:tab/><text:tab/>字段名称_<text:span text:style-name="T170">20</text:span>:<text:bookmark-start text:name="__DdeLink__15221_1631453286"/>保险金额<text:bookmark-end text:name="__DdeLink__15221_1631453286"/></text:p>
      <text:p text:style-name="P94"><text:tab/><text:tab/><text:tab/><text:tab/>字段名称_<text:span text:style-name="T170">21</text:span>:<text:bookmark-start text:name="__DdeLink__15223_1631453286"/>保险费<text:bookmark-end text:name="__DdeLink__15223_1631453286"/></text:p>
      <text:p text:style-name="P94"><text:tab/><text:tab/><text:tab/><text:tab/>字段名称_<text:span text:style-name="T170">22</text:span>:<text:bookmark-start text:name="__DdeLink__15225_1631453286"/><text:span text:style-name="T171">投保人</text:span>姓名<text:bookmark-end text:name="__DdeLink__15225_1631453286"/></text:p>
      <text:p text:style-name="P94"><text:tab/><text:tab/><text:tab/><text:tab/>字段名称_<text:span text:style-name="T170">23</text:span>:<text:bookmark-start text:name="__DdeLink__15227_1631453286"/><text:span text:style-name="T171">投保人</text:span>性别<text:bookmark-end text:name="__DdeLink__15227_1631453286"/></text:p>
      <text:p text:style-name="P94"><text:tab/><text:tab/><text:tab/><text:tab/>字段名称_<text:span text:style-name="T170">24</text:span>:<text:bookmark-start text:name="__DdeLink__15229_1631453286"/><text:span text:style-name="T171">投保人</text:span>出生日期<text:bookmark-end text:name="__DdeLink__15229_1631453286"/></text:p>
      <text:p text:style-name="P94"><text:tab/><text:tab/><text:tab/><text:tab/>字段名称_<text:span text:style-name="T170">25</text:span>:<text:bookmark-start text:name="__DdeLink__15231_1631453286"/><text:span text:style-name="T171">投保人</text:span>国籍<text:bookmark-end text:name="__DdeLink__15231_1631453286"/></text:p>
      <text:p text:style-name="P94"><text:tab/><text:tab/><text:tab/><text:tab/>字段名称_<text:span text:style-name="T170">26</text:span>:<text:bookmark-start text:name="__DdeLink__15233_1631453286"/><text:span text:style-name="T171">投保人</text:span>证件类型<text:bookmark-end text:name="__DdeLink__15233_1631453286"/></text:p>
      <text:p text:style-name="P94"><text:tab/><text:tab/><text:tab/><text:tab/>字段名称_<text:span text:style-name="T170">27</text:span>:<text:bookmark-start text:name="__DdeLink__15235_1631453286"/><text:span text:style-name="T171">投保人</text:span>证件号<text:bookmark-end text:name="__DdeLink__15235_1631453286"/></text:p>
      <text:p text:style-name="P94"><text:span text:style-name="T171"><text:tab/><text:tab/><text:tab/><text:tab/>字段名称_</text:span><text:span text:style-name="T172">28</text:span><text:span text:style-name="T171">:</text:span><text:bookmark-start text:name="__DdeLink__15237_1631453286"/><text:span text:style-name="T171">投保人证件有效期限</text:span><text:bookmark-end text:name="__DdeLink__15237_1631453286"/></text:p>
      <text:p text:style-name="P94"><text:span text:style-name="T171"><text:tab/><text:tab/><text:tab/><text:tab/>字段名称_</text:span><text:span text:style-name="T172">29</text:span><text:span text:style-name="T171">:</text:span><text:bookmark-start text:name="__DdeLink__15239_1631453286"/><text:span text:style-name="T171">投保人职业</text:span><text:bookmark-end text:name="__DdeLink__15239_1631453286"/></text:p>
      <text:p text:style-name="P94"><text:span text:style-name="T171"><text:tab/><text:tab/><text:tab/><text:tab/>字段名称_</text:span><text:span text:style-name="T172">30</text:span><text:span text:style-name="T171">:</text:span><text:bookmark-start text:name="__DdeLink__15241_1631453286"/><text:span text:style-name="T171">投保人职业代码</text:span><text:bookmark-end text:name="__DdeLink__15241_1631453286"/></text:p>
      <text:p text:style-name="P94"><text:span text:style-name="T171"><text:tab/><text:tab/><text:tab/><text:tab/>字段名称_</text:span><text:span text:style-name="T172">3</text:span><text:span text:style-name="T173">1</text:span><text:span text:style-name="T171">:</text:span><text:bookmark-start text:name="__DdeLink__15243_1631453286"/><text:span text:style-name="T171">投保人通讯地址</text:span><text:bookmark-end text:name="__DdeLink__15243_1631453286"/></text:p>
      <text:p text:style-name="P94"><text:span text:style-name="T171"><text:tab/><text:tab/><text:tab/><text:tab/>字段名称_</text:span><text:span text:style-name="T172">3</text:span><text:span text:style-name="T173">2</text:span><text:span text:style-name="T171">:</text:span><text:bookmark-start text:name="__DdeLink__15245_1631453286"/><text:span text:style-name="T171">投保人联系方式</text:span><text:bookmark-end text:name="__DdeLink__15245_1631453286"/></text:p>
      <text:p text:style-name="P94"><text:span text:style-name="T171"><text:tab/><text:tab/><text:tab/><text:tab/>字段名称_</text:span><text:span text:style-name="T172">3</text:span><text:span text:style-name="T173">2</text:span><text:span text:style-name="T171">:</text:span><text:bookmark-start text:name="__DdeLink__15247_1631453286"/><text:span text:style-name="T171">被投保人是投保人的</text:span><text:bookmark-end text:name="__DdeLink__15247_1631453286"/></text:p>
      <text:p text:style-name="P94"><text:tab/><text:tab/><text:tab/><text:tab/>字段名称_<text:span text:style-name="T170">22</text:span>:<text:bookmark-start text:name="__DdeLink__15249_1631453286"/><text:span text:style-name="T171">被投保人</text:span>姓名<text:bookmark-end text:name="__DdeLink__15249_1631453286"/></text:p>
      <text:p text:style-name="P94"><text:tab/><text:tab/><text:tab/><text:tab/>字段名称_<text:span text:style-name="T170">23</text:span>:<text:bookmark-start text:name="__DdeLink__15251_1631453286"/><text:span text:style-name="T171">被投保人</text:span>性别<text:bookmark-end text:name="__DdeLink__15251_1631453286"/></text:p>
      <text:p text:style-name="P94"><text:tab/><text:tab/><text:tab/><text:tab/>字段名称_<text:span text:style-name="T170">24</text:span>:<text:bookmark-start text:name="__DdeLink__15253_1631453286"/><text:span text:style-name="T171">被投保人</text:span>出生日期<text:bookmark-end text:name="__DdeLink__15253_1631453286"/></text:p>
      <text:p text:style-name="P94"><text:tab/><text:tab/><text:tab/><text:tab/>字段名称_<text:span text:style-name="T170">25</text:span>:<text:bookmark-start text:name="__DdeLink__15255_1631453286"/><text:span text:style-name="T171">被投保人</text:span>国籍<text:bookmark-end text:name="__DdeLink__15255_1631453286"/></text:p>
      <text:p text:style-name="P94"><text:tab/><text:tab/><text:tab/><text:tab/>字段名称_<text:span text:style-name="T170">26</text:span>:<text:bookmark-start text:name="__DdeLink__15257_1631453286"/><text:span text:style-name="T171">被投保人</text:span>证件类型<text:bookmark-end text:name="__DdeLink__15257_1631453286"/></text:p>
      <text:p text:style-name="P94"><text:tab/><text:tab/><text:tab/><text:tab/>字段名称_<text:span text:style-name="T170">27</text:span>:<text:bookmark-start text:name="__DdeLink__15259_1631453286"/><text:span text:style-name="T171">被投保人</text:span>证件号<text:bookmark-end text:name="__DdeLink__15259_1631453286"/></text:p>
      <text:p text:style-name="P94"><text:span text:style-name="T171"><text:tab/><text:tab/><text:tab/><text:tab/>字段名称_</text:span><text:span text:style-name="T172">28</text:span><text:span text:style-name="T171">:</text:span><text:bookmark-start text:name="__DdeLink__15261_1631453286"/><text:span text:style-name="T171">被投保人证件有效期限</text:span><text:bookmark-end text:name="__DdeLink__15261_1631453286"/></text:p>
      <text:p text:style-name="P94"><text:span text:style-name="T171"><text:tab/><text:tab/><text:tab/><text:tab/>字段名称_</text:span><text:span text:style-name="T172">29</text:span><text:span text:style-name="T171">:</text:span><text:bookmark-start text:name="__DdeLink__15263_1631453286"/><text:span text:style-name="T171">被投保人职业</text:span><text:bookmark-end text:name="__DdeLink__15263_1631453286"/></text:p>
      <text:p text:style-name="P94"><text:span text:style-name="T171"><text:tab/><text:tab/><text:tab/><text:tab/>字段名称_</text:span><text:span text:style-name="T172">30</text:span><text:span text:style-name="T171">:</text:span><text:bookmark-start text:name="__DdeLink__15265_1631453286"/><text:span text:style-name="T171">被投保人职业代码</text:span><text:bookmark-end text:name="__DdeLink__15265_1631453286"/></text:p>
      <text:p text:style-name="P94"><text:span text:style-name="T171"><text:tab/><text:tab/><text:tab/><text:tab/>字段名称_</text:span><text:span text:style-name="T172">3</text:span><text:span text:style-name="T173">1</text:span><text:span text:style-name="T171">:</text:span><text:bookmark-start text:name="__DdeLink__15267_1631453286"/><text:span text:style-name="T171">被投保人通讯地址</text:span><text:bookmark-end text:name="__DdeLink__15267_1631453286"/></text:p>
      <text:p text:style-name="P94"><text:span text:style-name="T171"><text:tab/><text:tab/><text:tab/><text:tab/>字段名称_</text:span><text:span text:style-name="T172">3</text:span><text:span text:style-name="T173">2</text:span><text:span text:style-name="T171">:</text:span><text:bookmark-start text:name="__DdeLink__15269_1631453286"/><text:span text:style-name="T171">被投保人联系方式</text:span><text:bookmark-end text:name="__DdeLink__15269_1631453286"/></text:p>
      <text:p text:style-name="P94"><text:span text:style-name="T171"><text:tab/><text:tab/><text:tab/><text:tab/>字段名称_</text:span><text:span text:style-name="T172">3</text:span><text:span text:style-name="T173">3</text:span><text:span text:style-name="T171">:</text:span><text:bookmark-start text:name="__DdeLink__15271_1631453286"/><text:span text:style-name="T171">被投保人是否享有社保</text:span><text:bookmark-end text:name="__DdeLink__15271_1631453286"/></text:p>
      <text:p text:style-name="P85"><text:span text:style-name="T171"><text:tab/><text:tab/><text:tab/><text:tab/>字段名称_</text:span><text:span text:style-name="T172">3</text:span><text:span text:style-name="T173">4</text:span><text:span text:style-name="T171">:</text:span><text:bookmark-start text:name="__DdeLink__15273_1631453286"/><text:span text:style-name="T171">受益顺序</text:span><text:bookmark-end text:name="__DdeLink__15273_1631453286"/></text:p>
      <text:p text:style-name="P85"><text:span text:style-name="T171"><text:tab/><text:tab/><text:tab/><text:tab/>字段名称_</text:span><text:span text:style-name="T172">3</text:span><text:span text:style-name="T173">5</text:span><text:span text:style-name="T171">:</text:span><text:bookmark-start text:name="__DdeLink__15275_1631453286"/><text:span text:style-name="T171">受益人</text:span><text:bookmark-end text:name="__DdeLink__15275_1631453286"/></text:p>
      <text:p text:style-name="P85"><text:span text:style-name="T171"><text:tab/><text:tab/><text:tab/><text:tab/>字段名称_</text:span><text:span text:style-name="T172">3</text:span><text:span text:style-name="T173">6</text:span><text:span text:style-name="T171">:</text:span><text:bookmark-start text:name="__DdeLink__15277_1631453286"/><text:span text:style-name="T171">受益人性别</text:span><text:bookmark-end text:name="__DdeLink__15277_1631453286"/></text:p>
      <text:p text:style-name="P85"><text:span text:style-name="T171"><text:tab/><text:tab/><text:tab/><text:tab/>字段名称_</text:span><text:span text:style-name="T172">3</text:span><text:span text:style-name="T173">7</text:span><text:span text:style-name="T171">:</text:span><text:bookmark-start text:name="__DdeLink__15279_1631453286"/><text:span text:style-name="T171">受益人出生日期</text:span><text:bookmark-end text:name="__DdeLink__15279_1631453286"/></text:p>
      <text:p text:style-name="P85"><text:span text:style-name="T171"><text:tab/><text:tab/><text:tab/><text:tab/>字段名称_</text:span><text:span text:style-name="T172">3</text:span><text:span text:style-name="T173">8</text:span><text:span text:style-name="T171">:</text:span><text:bookmark-start text:name="__DdeLink__15281_1631453286"/><text:span text:style-name="T171">受益人证件类型</text:span><text:bookmark-end text:name="__DdeLink__15281_1631453286"/></text:p>
      <text:p text:style-name="P85"><text:span text:style-name="T171"><text:tab/><text:tab/><text:tab/><text:tab/>字段名称_</text:span><text:span text:style-name="T173">4</text:span><text:span text:style-name="T172">0</text:span><text:span text:style-name="T171">:</text:span><text:bookmark-start text:name="__DdeLink__15283_1631453286"/><text:span text:style-name="T171">受益人证件号</text:span><text:bookmark-end text:name="__DdeLink__15283_1631453286"/></text:p>
      <text:p text:style-name="P86"><text:span text:style-name="T171"><text:tab/><text:tab/><text:tab/><text:tab/>字段名称_</text:span><text:span text:style-name="T173">41</text:span><text:span text:style-name="T171">:</text:span><text:bookmark-start text:name="__DdeLink__15285_1631453286"/><text:span text:style-name="T171">是被投保人的</text:span><text:bookmark-end text:name="__DdeLink__15285_1631453286"/></text:p>
      <text:p text:style-name="P86"><text:span text:style-name="T171"><text:tab/><text:tab/><text:tab/><text:tab/>字段名称_</text:span><text:span text:style-name="T173">42</text:span><text:span text:style-name="T171">:</text:span><text:bookmark-start text:name="__DdeLink__15288_1631453286"/><text:span text:style-name="T171">受益份额</text:span><text:bookmark-end text:name="__DdeLink__15288_1631453286"/></text:p>
      <text:p text:style-name="P86"><text:soft-page-break/><text:span text:style-name="T171"><text:tab/><text:tab/><text:tab/><text:tab/>字段名称_</text:span><text:span text:style-name="T173">4</text:span><text:span text:style-name="T174">3</text:span><text:span text:style-name="T171">:</text:span><text:bookmark-start text:name="__DdeLink__15290_1631453286"/><text:span text:style-name="T171">机构名称</text:span><text:bookmark-end text:name="__DdeLink__15290_1631453286"/></text:p>
      <text:p text:style-name="P86"><text:span text:style-name="T171"><text:tab/><text:tab/><text:tab/><text:tab/>字段名称_</text:span><text:span text:style-name="T173">4</text:span><text:span text:style-name="T174">4</text:span><text:span text:style-name="T171">:</text:span><text:bookmark-start text:name="__DdeLink__15292_1631453286"/><text:span text:style-name="T171">机构代码</text:span><text:bookmark-end text:name="__DdeLink__15292_1631453286"/></text:p>
      <text:p text:style-name="P86"><text:span text:style-name="T171"><text:tab/><text:tab/><text:tab/><text:tab/>字段名称_</text:span><text:span text:style-name="T173">4</text:span><text:span text:style-name="T174">5</text:span><text:span text:style-name="T171">:</text:span><text:bookmark-start text:name="__DdeLink__15294_1631453286"/><text:span text:style-name="T171">销售员名称</text:span><text:bookmark-end text:name="__DdeLink__15294_1631453286"/></text:p>
      <text:p text:style-name="P86"><text:span text:style-name="T171"><text:tab/><text:tab/><text:tab/><text:tab/>字段名称_</text:span><text:span text:style-name="T173">4</text:span><text:span text:style-name="T174">6</text:span><text:span text:style-name="T171">:</text:span><text:bookmark-start text:name="__DdeLink__15296_1631453286"/><text:span text:style-name="T171">销售员代码</text:span><text:bookmark-end text:name="__DdeLink__15296_1631453286"/></text:p>
      <text:p text:style-name="P86"><text:span text:style-name="T171"><text:tab/><text:tab/><text:tab/><text:tab/>字段名称_</text:span><text:span text:style-name="T173">4</text:span><text:span text:style-name="T174">7</text:span><text:span text:style-name="T171">:</text:span><text:bookmark-start text:name="__DdeLink__15298_1631453286"/><text:span text:style-name="T171">机构联系方式</text:span><text:bookmark-end text:name="__DdeLink__15298_1631453286"/></text:p>
      <text:p text:style-name="P86"><text:span text:style-name="T171"><text:tab/><text:tab/><text:tab/><text:tab/>字段名称_</text:span><text:span text:style-name="T173">4</text:span><text:span text:style-name="T174">8</text:span><text:span text:style-name="T171">:</text:span><text:bookmark-start text:name="__DdeLink__15300_1631453286"/><text:span text:style-name="T171">机构地址</text:span><text:bookmark-end text:name="__DdeLink__15300_1631453286"/></text:p>
      <text:p text:style-name="P86"><text:span text:style-name="T171"><text:tab/><text:tab/><text:tab/><text:tab/>字段名称_</text:span><text:span text:style-name="T174">49</text:span><text:span text:style-name="T171">:</text:span><text:bookmark-start text:name="__DdeLink__15302_1631453286"/><text:span text:style-name="T171">邮政编码</text:span><text:bookmark-end text:name="__DdeLink__15302_1631453286"/></text:p>
      <text:p text:style-name="P87"><text:span text:style-name="T171"><text:tab/><text:tab/><text:tab/><text:tab/>字段名称_</text:span><text:span text:style-name="T174">50</text:span><text:span text:style-name="T171">:</text:span><text:bookmark-start text:name="__DdeLink__15304_1631453286"/><text:span text:style-name="T171">是否续签</text:span><text:bookmark-end text:name="__DdeLink__15304_1631453286"/></text:p>
      <text:p text:style-name="P145"/>
      <text:p text:style-name="P147"><text:tab/><text:tab/><text:tab/></text:p>
      <text:p text:style-name="P147"><text:tab/><text:tab/><text:tab/><text:span text:style-name="T91">功能名称_2:列表搜索</text:span><text:span text:style-name="T187"> 功能类型:编辑 </text:span></text:p>
      <text:p text:style-name="P150"><text:tab/><text:tab/><text:tab/><text:tab/>搜索字段_1:<text:span text:style-name="T158">投保单号 <text:tab/><text:tab/>标签类型:文本</text:span><text:bookmark-start text:name="__DdeLink__15452_163145328621"/><text:span text:style-name="T158"> </text:span><text:bookmark-end text:name="__DdeLink__15452_163145328621"/><text:bookmark-start text:name="__DdeLink__15561_16314532861"/><text:span text:style-name="T158">非必填 </text:span><text:bookmark-end text:name="__DdeLink__15561_16314532861"/></text:p>
      <text:p text:style-name="P150"><text:span text:style-name="T158"><text:tab/><text:tab/><text:tab/><text:tab/>搜索字段</text:span><text:span text:style-name="T160">2</text:span><text:span text:style-name="T159">：</text:span><text:span text:style-name="T158">投保人</text:span><text:span text:style-name="T159"> <text:s text:c="3"/>标签：手填下拉框 <text:s/></text:span><text:span text:style-name="T158">非必填 </text:span></text:p>
      <text:p text:style-name="P151"><text:span text:style-name="T158"><text:tab/><text:tab/><text:tab/><text:tab/></text:span><text:span text:style-name="T159">搜索字段</text:span><text:span text:style-name="T160">3</text:span><text:span text:style-name="T159">：</text:span><text:span text:style-name="T158">被投保人</text:span><text:span text:style-name="T159"> <text:s text:c="3"/>标签：手填下拉框 <text:s/></text:span><text:span text:style-name="T158">非必填 </text:span></text:p>
      <text:p text:style-name="P152"><text:span text:style-name="T158"><text:tab/><text:tab/><text:tab/><text:tab/></text:span><text:span text:style-name="T159">搜索字段</text:span><text:span text:style-name="T161">4</text:span><text:span text:style-name="T158">:是否续签 <text:s text:c="4"/>标签：下拉框</text:span><text:span text:style-name="T162">( 在保/不在保 )</text:span><text:span text:style-name="T158"> <text:s/>非必填</text:span></text:p>
      <text:p text:style-name="P83"><text:tab/><text:tab/></text:p>
      <text:p text:style-name="P83"><text:tab/><text:tab/><text:tab/><text:span text:style-name="T78">功能名称_</text:span><text:span text:style-name="T93">3</text:span><text:span text:style-name="T78">:</text:span>添加 功能类型:编辑 </text:p>
      <text:p text:style-name="P88"><text:tab/><text:tab/><text:tab/><text:tab/>字段名称_1:<text:span text:style-name="T145">合同号<text:tab/><text:tab/><text:tab/> </text:span><text:span text:style-name="T140">标签类型:文本框 <text:s/>必填</text:span></text:p>
      <text:p text:style-name="P170"><text:span text:style-name="T111"><text:tab/><text:tab/><text:tab/><text:tab/>字段名称_2:</text:span><text:span text:style-name="T113">投保单号<text:tab/><text:tab/><text:tab/> 标签类型:文本框 <text:s/>必填</text:span></text:p>
      <text:p text:style-name="P88"><text:tab/><text:tab/><text:tab/><text:tab/>字段名称_3:投保人<text:tab/><text:tab/><text:tab/> <text:span text:style-name="T140">标签类型:文本框 <text:s/>必填</text:span></text:p>
      <text:p text:style-name="P217"><text:tab/><text:tab/><text:tab/><text:tab/>字段名称_<text:span text:style-name="T109">4</text:span>:投保人客户号<text:tab/><text:tab/> <text:span text:style-name="T140">标签类型:文本框 <text:s text:c="5"/>必填</text:span><text:tab/></text:p>
      <text:p text:style-name="P88"><text:tab/><text:tab/><text:tab/><text:tab/>字段名称_<text:span text:style-name="T109">5</text:span>:<text:bookmark-start text:name="__DdeLink__15571_1631453286"/>被投保人<text:bookmark-end text:name="__DdeLink__15571_1631453286"/><text:tab/><text:tab/><text:tab/> <text:span text:style-name="T140">标签类型:文本框 <text:s/>必填</text:span></text:p>
      <text:p text:style-name="P88"><text:tab/><text:tab/><text:tab/><text:tab/>字段名称_<text:span text:style-name="T110">6</text:span>:被投保人客户号 <text:s text:c="2"/><text:span text:style-name="T140">标签类型:文本框 <text:s/>必填</text:span></text:p>
      <text:p text:style-name="P88"><text:tab/><text:tab/><text:tab/><text:tab/>字段名称_<text:span text:style-name="T110">7</text:span>:合同生效日期<text:tab/><text:tab/> <text:span text:style-name="T140">标签类型:日期框（年月日） 必填</text:span></text:p>
      <text:p text:style-name="P88"><text:tab/><text:tab/><text:tab/><text:tab/>字段名称_<text:span text:style-name="T138">8:合同期满日期<text:tab/><text:tab/></text:span><text:span text:style-name="T140">标签类型:日期框（年月日） <text:s/>必填</text:span><text:span text:style-name="T138"><text:tab/></text:span></text:p>
      <text:p text:style-name="P88"><text:tab/><text:tab/><text:tab/><text:tab/>字段名称_<text:span text:style-name="T138">9:保险期间<text:tab/><text:tab/><text:tab/> </text:span><text:span text:style-name="T140">标签类型:文本框 <text:s/>必填</text:span></text:p>
      <text:p text:style-name="P88"><text:tab/><text:tab/><text:tab/><text:tab/>字段名称_<text:span text:style-name="T138">10:保险费合计<text:tab/><text:tab/> </text:span><text:span text:style-name="T140">标签类型:文本框 <text:s/>必填</text:span></text:p>
      <text:p text:style-name="P88"><text:tab/><text:tab/><text:tab/><text:tab/>字段名称_1<text:span text:style-name="T139">1</text:span>:<text:span text:style-name="T140">币种<text:tab/><text:tab/><text:tab/> 标签类型:文本框 <text:s/>必填</text:span></text:p>
      <text:p text:style-name="P88"><text:span text:style-name="T140"><text:tab/><text:tab/><text:tab/><text:tab/>字段名称_</text:span><text:span text:style-name="T146">1</text:span><text:span text:style-name="T140">2:缴费方式<text:tab/><text:tab/><text:tab/> 标签类型:手填下拉框</text:span><text:span text:style-name="T147">(转账/现金)</text:span><text:span text:style-name="T140"> <text:s text:c="2"/>必填</text:span></text:p>
      <text:p text:style-name="P83"/>
      <text:p text:style-name="P83"/>
      <text:p text:style-name="P216"><text:tab/><text:tab/><text:tab/><text:span text:style-name="T78">功能名称_</text:span><text:span text:style-name="T93">4</text:span>:编辑 功能类型:编辑</text:p>
      <text:p text:style-name="P4"><text:tab/><text:tab/><text:tab/><text:tab/>加上一个字段 ：id <text:s/>文本框 <text:s text:c="3"/>设置隐藏</text:p>
      <text:p text:style-name="P89"><text:tab/><text:tab/><text:tab/><text:tab/>字段名称_1:<text:span text:style-name="T145">合同号<text:tab/><text:tab/><text:tab/> </text:span><text:span text:style-name="T140">标签类型:文本框 <text:s/>必填</text:span></text:p>
      <text:p text:style-name="P171"><text:span text:style-name="T111"><text:tab/><text:tab/><text:tab/><text:tab/>字段名称_2:</text:span><text:span text:style-name="T113">投保单号<text:tab/><text:tab/><text:tab/> 标签类型:文本框 <text:s/>必填</text:span></text:p>
      <text:p text:style-name="P89"><text:tab/><text:tab/><text:tab/><text:tab/>字段名称_3:投保人<text:tab/><text:tab/><text:tab/> <text:span text:style-name="T140">标签类型:文本框 <text:s/>必填</text:span></text:p>
      <text:p text:style-name="P218"><text:tab/><text:tab/><text:tab/><text:tab/>字段名称_<text:span text:style-name="T109">4</text:span>:投保人客户号<text:tab/><text:tab/> <text:span text:style-name="T140">标签类型:文本框 <text:s text:c="5"/>必填</text:span><text:tab/></text:p>
      <text:p text:style-name="P89"><text:tab/><text:tab/><text:tab/><text:tab/>字段名称_<text:span text:style-name="T109">5</text:span>:被投保人<text:tab/><text:tab/><text:tab/> <text:span text:style-name="T140">标签类型:文本框 <text:s/>必填</text:span></text:p>
      <text:p text:style-name="P89"><text:tab/><text:tab/><text:tab/><text:tab/>字段名称_<text:span text:style-name="T110">6</text:span>:被投保人客户号 <text:s text:c="2"/><text:span text:style-name="T140">标签类型:文本框 <text:s/>必填</text:span></text:p>
      <text:p text:style-name="P89"><text:tab/><text:tab/><text:tab/><text:tab/>字段名称_<text:span text:style-name="T110">7</text:span>:合同生效日期<text:tab/><text:tab/> <text:span text:style-name="T140">标签类型:日期框（年月日） 必填</text:span></text:p>
      <text:p text:style-name="P89"><text:tab/><text:tab/><text:tab/><text:tab/>字段名称_<text:span text:style-name="T138">8:合同期满日期<text:tab/><text:tab/></text:span><text:span text:style-name="T140">标签类型:日期框（年月日） <text:s/>必填</text:span><text:span text:style-name="T138"><text:tab/></text:span></text:p>
      <text:p text:style-name="P89"><text:tab/><text:tab/><text:tab/><text:tab/>字段名称_<text:span text:style-name="T138">9:保险期间<text:tab/><text:tab/><text:tab/> </text:span><text:span text:style-name="T140">标签类型:文本框 <text:s/>必填</text:span></text:p>
      <text:p text:style-name="P89"><text:tab/><text:tab/><text:tab/><text:tab/>字段名称_<text:span text:style-name="T138">10:保险费合计<text:tab/><text:tab/> </text:span><text:span text:style-name="T140">标签类型:文本框 <text:s/>必填</text:span></text:p>
      <text:p text:style-name="P89"><text:tab/><text:tab/><text:tab/><text:tab/>字段名称_1<text:span text:style-name="T139">1</text:span>:<text:span text:style-name="T140">币种<text:tab/><text:tab/><text:tab/> 标签类型:文本框 <text:s/>必填</text:span></text:p>
      <text:p text:style-name="P89"><text:span text:style-name="T140"><text:tab/><text:tab/><text:tab/><text:tab/>字段名称_</text:span><text:span text:style-name="T146">1</text:span><text:span text:style-name="T140">2:缴费方式<text:tab/><text:tab/><text:tab/> 标签类型:手填下拉框</text:span><text:span text:style-name="T147">(转账/现金)</text:span><text:span text:style-name="T140"> <text:s text:c="2"/>必填</text:span></text:p>
      <text:p text:style-name="P95"><text:span text:style-name="T140"><text:tab/><text:tab/><text:tab/><text:tab/>字段名称_</text:span><text:span text:style-name="T146">1</text:span><text:span text:style-name="T140">2:是否续签<text:tab/><text:tab/> 标签类型:下拉框</text:span><text:bookmark-start text:name="__DdeLink__15575_1631453286"/><text:span text:style-name="T147">( 在保/不在保 )</text:span><text:span text:style-name="T140"> </text:span><text:bookmark-end text:name="__DdeLink__15575_1631453286"/><text:span text:style-name="T140"><text:s text:c="2"/>必填</text:span></text:p>
      <text:p text:style-name="P243"/>
      <text:p text:style-name="P219"><text:span text:style-name="T78"><text:tab/><text:tab/><text:tab/>功能名称_</text:span><text:span text:style-name="T93">5</text:span>:<text:bookmark-start text:name="__DdeLink__15470_1631453286"/>编辑转账授权信息<text:bookmark-end text:name="__DdeLink__15470_1631453286"/> <text:s text:c="5"/>功能类型:编辑</text:p>
      <text:p text:style-name="P244"><text:soft-page-break/><text:tab/><text:tab/><text:tab/><text:tab/>加上一个字段 ：id <text:s/>文本框 <text:s text:c="3"/>设置隐藏</text:p>
      <text:p text:style-name="P90"><text:span text:style-name="T136"><text:s text:c="4"/><text:tab/><text:tab/><text:tab/></text:span>字段名称_<text:span text:style-name="T139">1</text:span>:账户形式 <text:s text:c="6"/><text:span text:style-name="T140">标签类型:文本框 <text:s/>非必填</text:span></text:p>
      <text:p text:style-name="P220"><text:tab/><text:tab/><text:tab/><text:tab/>字段名称_<text:span text:style-name="T180">2</text:span>:开户银行 <text:s text:c="16"/><text:span text:style-name="T140">标签类型:文本框 <text:s/>非必填</text:span></text:p>
      <text:p text:style-name="P90"><text:tab/><text:tab/><text:tab/><text:tab/>字段名称_<text:span text:style-name="T180">3</text:span>:帐号 <text:s text:c="10"/><text:span text:style-name="T140">标签类型:文本框 <text:s/>非必填</text:span> <text:s text:c="2"/></text:p>
      <text:p text:style-name="P90"><text:tab/><text:tab/><text:tab/><text:tab/>字段名称_<text:span text:style-name="T180">4</text:span>:账户所持人姓名 <text:s text:c="2"/><text:span text:style-name="T140">标签类型:文本框 <text:s/>非必填</text:span></text:p>
      <text:p text:style-name="P83"/>
      <text:p text:style-name="P91"><text:tab/><text:tab/><text:tab/><text:span text:style-name="T78">功能名称_</text:span><text:span text:style-name="T93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221"><text:tab/><text:tab/><text:tab/><text:tab/>字段名称_<text:span text:style-name="T139">1</text:span>:险种代码 <text:s text:c="16"/><text:span text:style-name="T140">标签类型:文本框 <text:s/>非必填</text:span></text:p>
      <text:p text:style-name="P221"><text:tab/><text:tab/><text:tab/><text:tab/>字段名称_<text:span text:style-name="T180">2</text:span>:险种名称 <text:s text:c="16"/><text:span text:style-name="T140">标签类型:文本框 <text:s/>非必填</text:span></text:p>
      <text:p text:style-name="P91"><text:tab/><text:tab/><text:tab/><text:tab/>字段名称_<text:span text:style-name="T180">3</text:span>:保险责任 <text:s text:c="6"/><text:span text:style-name="T140">标签类型:文本框 <text:s/>非必填</text:span> <text:s text:c="2"/></text:p>
      <text:p text:style-name="P92"><text:tab/><text:tab/><text:tab/><text:tab/>字段名称_<text:span text:style-name="T180">4</text:span>:保险金额 <text:s text:c="6"/><text:span text:style-name="T140">标签类型:数字框 <text:s/>非必填 <text:s/>默认</text:span><text:span text:style-name="T150">0.00</text:span></text:p>
      <text:p text:style-name="P92"><text:span text:style-name="T140"><text:tab/><text:tab/><text:tab/><text:tab/>字段名称_</text:span><text:span text:style-name="T148">5</text:span><text:span text:style-name="T140">:保险费 <text:s text:c="9"/>标签类型:数字框 <text:s/>非必填 <text:s/>默认</text:span><text:span text:style-name="T151">0.00</text:span></text:p>
      <text:p text:style-name="P160"/>
      <text:p text:style-name="P160"/>
      <text:p text:style-name="P160"/>
      <text:p text:style-name="P93"><text:span text:style-name="T140"><text:tab/><text:tab/><text:tab/></text:span><text:span text:style-name="T81">功能名称_</text:span><text:span text:style-name="T83">7</text:span><text:span text:style-name="T140">:</text:span><text:bookmark-start text:name="__DdeLink__15474_1631453286"/><text:span text:style-name="T140">编辑投保人基本信息</text:span><text:bookmark-end text:name="__DdeLink__15474_1631453286"/><text:span text:style-name="T140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152"><text:tab/><text:tab/><text:tab/><text:tab/></text:span><text:span text:style-name="T153">字段名称_</text:span><text:span text:style-name="T154">1</text:span><text:span text:style-name="T153">:投保人姓名<text:tab/><text:tab/><text:tab/><text:tab/>标签类型:文本框 <text:s/>非必填</text:span></text:p>
      <text:p text:style-name="P101"><text:tab/><text:tab/><text:tab/><text:tab/>字段名称_<text:span text:style-name="T170">2</text:span>:<text:span text:style-name="T171">投保人</text:span>性别<text:tab/><text:tab/><text:tab/><text:tab/><text:span text:style-name="T140">标签类型:文本框 <text:s/>非必填</text:span></text:p>
      <text:p text:style-name="P101"><text:tab/><text:tab/><text:tab/><text:tab/>字段名称_<text:span text:style-name="T181">3</text:span>:<text:span text:style-name="T171">投保人</text:span>出生日期<text:tab/><text:tab/><text:tab/><text:span text:style-name="T140">标签类型:日期框（年月日） <text:s/>非必填</text:span></text:p>
      <text:p text:style-name="P101"><text:tab/><text:tab/><text:tab/><text:tab/>字段名称_<text:span text:style-name="T181">4</text:span>:<text:span text:style-name="T171">投保人</text:span>国籍<text:tab/><text:tab/><text:tab/><text:tab/><text:span text:style-name="T140">标签类型:文本框 <text:s/>非必填</text:span></text:p>
      <text:p text:style-name="P101"><text:tab/><text:tab/><text:tab/><text:tab/>字段名称_<text:span text:style-name="T181">5</text:span>:<text:span text:style-name="T171">投保人</text:span>证件类型<text:tab/><text:tab/><text:tab/><text:span text:style-name="T140">标签类型:文本框 <text:s/>非必填</text:span></text:p>
      <text:p text:style-name="P101"><text:tab/><text:tab/><text:tab/><text:tab/>字段名称_<text:span text:style-name="T181">6</text:span>:<text:span text:style-name="T171">投保人</text:span>证件号<text:tab/><text:tab/><text:tab/><text:tab/><text:span text:style-name="T140">标签类型:文本框 <text:s/>非必填</text:span></text:p>
      <text:p text:style-name="P101"><text:span text:style-name="T171"><text:tab/><text:tab/><text:tab/><text:tab/>字段名称_</text:span><text:span text:style-name="T175">7</text:span><text:span text:style-name="T171">:投保人证件有效期限<text:tab/><text:tab/></text:span><text:span text:style-name="T140">标签类型:文本框 <text:s/>非必填</text:span></text:p>
      <text:p text:style-name="P101"><text:span text:style-name="T171"><text:tab/><text:tab/><text:tab/><text:tab/>字段名称_</text:span><text:span text:style-name="T175">8</text:span><text:span text:style-name="T171">:投保人职业<text:tab/><text:tab/><text:tab/><text:tab/></text:span><text:span text:style-name="T140">标签类型:文本框 <text:s/>非必填</text:span></text:p>
      <text:p text:style-name="P101"><text:span text:style-name="T171"><text:tab/><text:tab/><text:tab/><text:tab/>字段名称_</text:span><text:span text:style-name="T175">9</text:span><text:span text:style-name="T171">:投保人职业代码<text:tab/><text:tab/><text:tab/></text:span><text:span text:style-name="T140">标签类型:文本框 <text:s/>非必填</text:span></text:p>
      <text:p text:style-name="P101"><text:span text:style-name="T171"><text:tab/><text:tab/><text:tab/><text:tab/>字段名称_</text:span><text:span text:style-name="T173">1</text:span><text:span text:style-name="T175">0</text:span><text:span text:style-name="T171">:投保人通讯地址<text:tab/><text:tab/><text:tab/></text:span><text:span text:style-name="T140">标签类型:文本框 <text:s/>非必填</text:span></text:p>
      <text:p text:style-name="P8"><text:span text:style-name="T152"><text:tab/><text:tab/><text:tab/><text:tab/>字段名称_</text:span><text:span text:style-name="T154">11</text:span><text:span text:style-name="T152">:投保人联系方式<text:tab/><text:tab/><text:tab/>标签类型:文本框 <text:s/>非必填</text:span></text:p>
      <text:p text:style-name="P17"/>
      <text:p text:style-name="P222"><text:span text:style-name="T81"><text:tab/><text:tab/><text:tab/>功能名称_</text:span><text:span text:style-name="T83">8</text:span><text:span text:style-name="T82">：</text:span><text:bookmark-start text:name="__DdeLink__15478_1631453286"/><text:span text:style-name="T140">编辑被投保人基本信息</text:span><text:bookmark-end text:name="__DdeLink__15478_1631453286"/><text:span text:style-name="T140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152"><text:tab/><text:tab/><text:tab/><text:tab/></text:span><text:span text:style-name="T153">字段名称_</text:span><text:span text:style-name="T155">1</text:span><text:span text:style-name="T153">:被投保人是投保人的<text:tab/><text:tab/>标签类型:文本框 <text:s/>非必填</text:span></text:p>
      <text:p text:style-name="P102"><text:tab/><text:tab/><text:tab/><text:tab/>字段名称_<text:span text:style-name="T182">2</text:span>:<text:span text:style-name="T171">被投保人</text:span>姓名<text:tab/><text:tab/><text:tab/><text:tab/><text:span text:style-name="T35">标签类型:文本框 <text:s/>非必填</text:span></text:p>
      <text:p text:style-name="P102"><text:tab/><text:tab/><text:tab/><text:tab/>字段名称_<text:span text:style-name="T182">3</text:span>:<text:span text:style-name="T171">被投保人</text:span>性别<text:tab/><text:tab/><text:tab/><text:tab/><text:span text:style-name="T35">标签类型:文本框 <text:s/>非必填</text:span></text:p>
      <text:p text:style-name="P102"><text:tab/><text:tab/><text:tab/><text:tab/>字段名称_<text:span text:style-name="T182">4</text:span>:<text:span text:style-name="T171">被投保人</text:span>出生日期<text:tab/><text:tab/><text:tab/><text:span text:style-name="T35">标签类型:文本框 <text:s/>非必填</text:span></text:p>
      <text:p text:style-name="P102"><text:tab/><text:tab/><text:tab/><text:tab/>字段名称_<text:span text:style-name="T182">5</text:span>:<text:span text:style-name="T171">被投保人</text:span>国籍<text:tab/><text:tab/><text:tab/><text:tab/><text:span text:style-name="T35">标签类型:文本框 <text:s/>非必填</text:span></text:p>
      <text:p text:style-name="P102"><text:tab/><text:tab/><text:tab/><text:tab/>字段名称_<text:span text:style-name="T182">6</text:span>:<text:span text:style-name="T171">被投保人</text:span>证件类型<text:tab/><text:tab/><text:tab/><text:span text:style-name="T35">标签类型:文本框 <text:s/>非必填</text:span></text:p>
      <text:p text:style-name="P102"><text:tab/><text:tab/><text:tab/><text:tab/>字段名称_<text:span text:style-name="T182">7</text:span>:<text:span text:style-name="T171">被投保人</text:span>证件号<text:tab/><text:tab/><text:tab/><text:span text:style-name="T35">标签类型:文本框 <text:s/>非必填</text:span></text:p>
      <text:p text:style-name="P102"><text:span text:style-name="T171"><text:tab/><text:tab/><text:tab/><text:tab/>字段名称_</text:span><text:span text:style-name="T176">8</text:span><text:span text:style-name="T171">:被投保人证件有效期限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6">9</text:span><text:span text:style-name="T171">:被投保人职业<text:tab/>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6">10</text:span><text:span text:style-name="T171">:被投保人职业代码<text:tab/><text:tab/></text:span><text:span text:style-name="T35">标签类型:文本框 <text:s/>非必填</text:span><text:span text:style-name="T171"><text:tab/></text:span></text:p>
      <text:p text:style-name="P102"><text:span text:style-name="T171"><text:tab/><text:tab/><text:tab/><text:tab/>字段名称_</text:span><text:span text:style-name="T176">11</text:span><text:span text:style-name="T171">:被投保人通讯地址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6">12</text:span><text:span text:style-name="T171">:被投保人联系方式<text:tab/><text:tab/></text:span><text:span text:style-name="T35">标签类型:文本框 <text:s/>非必填</text:span></text:p>
      <text:p text:style-name="P9"><text:span text:style-name="T152"><text:tab/><text:tab/><text:tab/><text:tab/>字段名称_</text:span><text:span text:style-name="T155">13</text:span><text:span text:style-name="T152">:被投保人是否享有社保<text:tab/><text:tab/>标签类型:文本框 <text:s/>非必填</text:span></text:p>
      <text:p text:style-name="P18"/>
      <text:p text:style-name="P223"><text:soft-page-break/><text:span text:style-name="T81"><text:tab/><text:tab/><text:tab/>功能名称_</text:span><text:span text:style-name="T83">9</text:span><text:span text:style-name="T82">：</text:span><text:bookmark-start text:name="__DdeLink__15476_1631453286"/><text:span text:style-name="T140">编辑受益人基本信息</text:span><text:bookmark-end text:name="__DdeLink__15476_1631453286"/><text:span text:style-name="T140"> <text:s text:c="5"/>功能类型:编辑</text:span></text:p>
      <text:p text:style-name="P13"><text:tab/><text:tab/><text:tab/><text:tab/>加上一个字段 ：id <text:s/>文本框 <text:s text:c="3"/>设置隐藏</text:p>
      <text:p text:style-name="P102"><text:span text:style-name="T171"><text:tab/><text:tab/><text:tab/><text:tab/>字段名称_</text:span><text:span text:style-name="T177">1</text:span><text:span text:style-name="T171">:受益顺序<text:tab/><text:tab/>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7">2</text:span><text:span text:style-name="T171">:受益人<text:tab/><text:tab/>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7">3</text:span><text:span text:style-name="T171">:受益人性别<text:tab/>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7">4</text:span><text:span text:style-name="T171">:受益人出生日期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7">5</text:span><text:span text:style-name="T171">:受益人证件类型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7">7：</text:span><text:span text:style-name="T171">受益人证件号<text:tab/>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7">8</text:span><text:span text:style-name="T171">:是被投保人的<text:tab/><text:tab/><text:tab/><text:tab/></text:span><text:span text:style-name="T35">标签类型:文本框 <text:s/>非必填</text:span></text:p>
      <text:p text:style-name="P9"><text:span text:style-name="T152"><text:tab/><text:tab/><text:tab/><text:tab/>字段名称_</text:span><text:span text:style-name="T156">9</text:span><text:span text:style-name="T152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4"><text:span text:style-name="T81"><text:tab/><text:tab/><text:tab/>功能名称_</text:span><text:span text:style-name="T83">10</text:span><text:span text:style-name="T82">：</text:span><text:bookmark-start text:name="__DdeLink__15480_1631453286"/><text:span text:style-name="T140">编辑销售机构信息</text:span><text:bookmark-end text:name="__DdeLink__15480_1631453286"/><text:span text:style-name="T140"> <text:s text:c="5"/>功能类型:编辑</text:span></text:p>
      <text:p text:style-name="P14"><text:tab/><text:tab/><text:tab/><text:tab/>加上一个字段 ：id <text:s/>文本框 <text:s text:c="3"/>设置隐藏</text:p>
      <text:p text:style-name="P102"><text:span text:style-name="T171"><text:tab/><text:tab/><text:tab/><text:tab/>字段名称_</text:span><text:span text:style-name="T178">1</text:span><text:span text:style-name="T171">:机构名称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8">2</text:span><text:span text:style-name="T171">:机构代码<text:tab/>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8">3</text:span><text:span text:style-name="T171">:销售员名称 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8">4</text:span><text:span text:style-name="T171">:销售员代码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8">5</text:span><text:span text:style-name="T171">:机构联系方式<text:tab/><text:tab/></text:span><text:span text:style-name="T35">标签类型:文本框 <text:s/>非必填</text:span></text:p>
      <text:p text:style-name="P102"><text:span text:style-name="T171"><text:tab/><text:tab/><text:tab/><text:tab/>字段名称_</text:span><text:span text:style-name="T178">6</text:span><text:span text:style-name="T171">:机构地址<text:tab/><text:tab/><text:tab/></text:span><text:span text:style-name="T35">标签类型:文本框 <text:s/>非必填</text:span></text:p>
      <text:p text:style-name="P9"><text:span text:style-name="T152"><text:tab/><text:tab/><text:tab/><text:tab/>字段名称_</text:span><text:span text:style-name="T157">7</text:span><text:span text:style-name="T152">:邮政编码<text:tab/><text:tab/><text:tab/>标签类型:文本框 <text:s/>非必填</text:span></text:p>
      <text:p text:style-name="P15"/>
      <text:p text:style-name="P83"><text:tab/><text:tab/><text:tab/><text:span text:style-name="T78">功能名称_</text:span><text:span text:style-name="T93">11</text:span>:删除 功能类型: 删除</text:p>
      <text:p text:style-name="P96"><text:tab/><text:tab/><text:tab/><text:tab/>温馨提示：确定删除这条数据么？<text:tab/></text:p>
      <text:p text:style-name="P96"><text:tab/></text:p>
      <text:p text:style-name="P99"><text:span text:style-name="T78"><text:tab/><text:tab/><text:tab/>功能名称_</text:span><text:span text:style-name="T87">1</text:span><text:span text:style-name="T93">2</text:span>:查看详情 功能类型: 下面这些字段是不可编辑的</text:p>
      <text:p text:style-name="P100"><text:tab/><text:tab/><text:tab/><text:tab/>字段名称_1:<text:span text:style-name="T145">合同号</text:span></text:p>
      <text:p text:style-name="P173"><text:span text:style-name="T111"><text:tab/><text:tab/><text:tab/><text:tab/>字段名称_2:</text:span><text:span text:style-name="T113">投保单号</text:span></text:p>
      <text:p text:style-name="P100"><text:tab/><text:tab/><text:tab/><text:tab/>字段名称_3:投保人</text:p>
      <text:p text:style-name="P226"><text:tab/><text:tab/><text:tab/><text:tab/>字段名称_<text:span text:style-name="T109">4</text:span>:投保人客户号</text:p>
      <text:p text:style-name="P100"><text:tab/><text:tab/><text:tab/><text:tab/>字段名称_<text:span text:style-name="T109">5</text:span>:被投保人</text:p>
      <text:p text:style-name="P100"><text:tab/><text:tab/><text:tab/><text:tab/>字段名称_<text:span text:style-name="T110">6</text:span>:被投保人客户号</text:p>
      <text:p text:style-name="P100"><text:tab/><text:tab/><text:tab/><text:tab/>字段名称_<text:span text:style-name="T110">7</text:span>:合同生效日期</text:p>
      <text:p text:style-name="P100"><text:tab/><text:tab/><text:tab/><text:tab/>字段名称_<text:span text:style-name="T138">8:合同期满日期</text:span></text:p>
      <text:p text:style-name="P100"><text:tab/><text:tab/><text:tab/><text:tab/>字段名称_<text:span text:style-name="T138">9:保险期间</text:span></text:p>
      <text:p text:style-name="P100"><text:tab/><text:tab/><text:tab/><text:tab/>字段名称_<text:span text:style-name="T138">10:保险费合计</text:span></text:p>
      <text:p text:style-name="P100"><text:tab/><text:tab/><text:tab/><text:tab/>字段名称_1<text:span text:style-name="T139">1</text:span>:<text:span text:style-name="T140">币种</text:span></text:p>
      <text:p text:style-name="P173"><text:span text:style-name="T111"><text:tab/><text:tab/><text:tab/><text:tab/>字段名称_</text:span><text:span text:style-name="T128">1</text:span><text:span text:style-name="T111">2:</text:span><text:span text:style-name="T113">缴费方式</text:span></text:p>
      <text:p text:style-name="P100"><text:tab/><text:tab/><text:tab/><text:tab/>字段名称_<text:span text:style-name="T139">1</text:span>3:账户形式</text:p>
      <text:p text:style-name="P226"><text:tab/><text:tab/><text:tab/><text:tab/>字段名称_<text:span text:style-name="T139">14</text:span>:开户银行</text:p>
      <text:p text:style-name="P100"><text:tab/><text:tab/><text:tab/><text:tab/>字段名称_<text:span text:style-name="T139">15</text:span>:帐号</text:p>
      <text:p text:style-name="P100"><text:tab/><text:tab/><text:tab/><text:tab/>字段名称_<text:span text:style-name="T139">16</text:span>:账户所有人姓名</text:p>
      <text:p text:style-name="P100"><text:tab/><text:tab/><text:tab/><text:tab/>字段名称_<text:span text:style-name="T139">17</text:span>:险种代码</text:p>
      <text:p text:style-name="P100"><text:soft-page-break/><text:tab/><text:tab/><text:tab/><text:tab/>字段名称_<text:span text:style-name="T139">18</text:span>:险种名称</text:p>
      <text:p text:style-name="P100"><text:tab/><text:tab/><text:tab/><text:tab/>字段名称_<text:span text:style-name="T139">19</text:span>:保险责任</text:p>
      <text:p text:style-name="P100"><text:tab/><text:tab/><text:tab/><text:tab/>字段名称_<text:span text:style-name="T170">20</text:span>:保险金额</text:p>
      <text:p text:style-name="P100"><text:tab/><text:tab/><text:tab/><text:tab/>字段名称_<text:span text:style-name="T170">21</text:span>:保险费</text:p>
      <text:p text:style-name="P100"><text:tab/><text:tab/><text:tab/><text:tab/>字段名称_<text:span text:style-name="T170">22</text:span>:<text:span text:style-name="T171">投保人</text:span>姓名</text:p>
      <text:p text:style-name="P100"><text:tab/><text:tab/><text:tab/><text:tab/>字段名称_<text:span text:style-name="T170">23</text:span>:<text:span text:style-name="T171">投保人</text:span>性别</text:p>
      <text:p text:style-name="P100"><text:tab/><text:tab/><text:tab/><text:tab/>字段名称_<text:span text:style-name="T170">24</text:span>:<text:span text:style-name="T171">投保人</text:span>出生日期</text:p>
      <text:p text:style-name="P100"><text:tab/><text:tab/><text:tab/><text:tab/>字段名称_<text:span text:style-name="T170">25</text:span>:<text:span text:style-name="T171">投保人</text:span>国籍</text:p>
      <text:p text:style-name="P100"><text:tab/><text:tab/><text:tab/><text:tab/>字段名称_<text:span text:style-name="T170">26</text:span>:<text:span text:style-name="T171">投保人</text:span>证件类型</text:p>
      <text:p text:style-name="P100"><text:tab/><text:tab/><text:tab/><text:tab/>字段名称_<text:span text:style-name="T170">27</text:span>:<text:span text:style-name="T171">投保人</text:span>证件号</text:p>
      <text:p text:style-name="P100"><text:span text:style-name="T171"><text:tab/><text:tab/><text:tab/><text:tab/>字段名称_</text:span><text:span text:style-name="T172">28</text:span><text:span text:style-name="T171">:投保人证件有效期限</text:span></text:p>
      <text:p text:style-name="P100"><text:span text:style-name="T171"><text:tab/><text:tab/><text:tab/><text:tab/>字段名称_</text:span><text:span text:style-name="T172">29</text:span><text:span text:style-name="T171">:投保人职业</text:span></text:p>
      <text:p text:style-name="P100"><text:span text:style-name="T171"><text:tab/><text:tab/><text:tab/><text:tab/>字段名称_</text:span><text:span text:style-name="T172">30</text:span><text:span text:style-name="T171">:投保人职业代码</text:span></text:p>
      <text:p text:style-name="P100"><text:span text:style-name="T171"><text:tab/><text:tab/><text:tab/><text:tab/>字段名称_</text:span><text:span text:style-name="T172">3</text:span><text:span text:style-name="T173">1</text:span><text:span text:style-name="T171">:投保人通讯地址</text:span></text:p>
      <text:p text:style-name="P100"><text:span text:style-name="T171"><text:tab/><text:tab/><text:tab/><text:tab/>字段名称_</text:span><text:span text:style-name="T172">3</text:span><text:span text:style-name="T173">2</text:span><text:span text:style-name="T171">:投保人联系方式</text:span></text:p>
      <text:p text:style-name="P100"><text:span text:style-name="T171"><text:tab/><text:tab/><text:tab/><text:tab/>字段名称_</text:span><text:span text:style-name="T172">3</text:span><text:span text:style-name="T173">2</text:span><text:span text:style-name="T171">:被投保人是投保人的</text:span></text:p>
      <text:p text:style-name="P100"><text:tab/><text:tab/><text:tab/><text:tab/>字段名称_<text:span text:style-name="T170">22</text:span>:<text:span text:style-name="T171">被投保人</text:span>姓名</text:p>
      <text:p text:style-name="P100"><text:tab/><text:tab/><text:tab/><text:tab/>字段名称_<text:span text:style-name="T170">23</text:span>:<text:span text:style-name="T171">被投保人</text:span>性别</text:p>
      <text:p text:style-name="P100"><text:tab/><text:tab/><text:tab/><text:tab/>字段名称_<text:span text:style-name="T170">24</text:span>:<text:span text:style-name="T171">被投保人</text:span>出生日期</text:p>
      <text:p text:style-name="P100"><text:tab/><text:tab/><text:tab/><text:tab/>字段名称_<text:span text:style-name="T170">25</text:span>:<text:span text:style-name="T171">被投保人</text:span>国籍</text:p>
      <text:p text:style-name="P100"><text:tab/><text:tab/><text:tab/><text:tab/>字段名称_<text:span text:style-name="T170">26</text:span>:<text:span text:style-name="T171">被投保人</text:span>证件类型</text:p>
      <text:p text:style-name="P100"><text:tab/><text:tab/><text:tab/><text:tab/>字段名称_<text:span text:style-name="T170">27</text:span>:<text:span text:style-name="T171">被投保人</text:span>证件号</text:p>
      <text:p text:style-name="P100"><text:span text:style-name="T171"><text:tab/><text:tab/><text:tab/><text:tab/>字段名称_</text:span><text:span text:style-name="T172">28</text:span><text:span text:style-name="T171">:被投保人证件有效期限</text:span></text:p>
      <text:p text:style-name="P100"><text:span text:style-name="T171"><text:tab/><text:tab/><text:tab/><text:tab/>字段名称_</text:span><text:span text:style-name="T172">29</text:span><text:span text:style-name="T171">:被投保人职业</text:span></text:p>
      <text:p text:style-name="P100"><text:span text:style-name="T171"><text:tab/><text:tab/><text:tab/><text:tab/>字段名称_</text:span><text:span text:style-name="T172">30</text:span><text:span text:style-name="T171">:被投保人职业代码</text:span></text:p>
      <text:p text:style-name="P100"><text:span text:style-name="T171"><text:tab/><text:tab/><text:tab/><text:tab/>字段名称_</text:span><text:span text:style-name="T172">3</text:span><text:span text:style-name="T173">1</text:span><text:span text:style-name="T171">:被投保人通讯地址</text:span></text:p>
      <text:p text:style-name="P100"><text:span text:style-name="T171"><text:tab/><text:tab/><text:tab/><text:tab/>字段名称_</text:span><text:span text:style-name="T172">3</text:span><text:span text:style-name="T173">2</text:span><text:span text:style-name="T171">:被投保人联系方式</text:span></text:p>
      <text:p text:style-name="P100"><text:span text:style-name="T171"><text:tab/><text:tab/><text:tab/><text:tab/>字段名称_</text:span><text:span text:style-name="T172">3</text:span><text:span text:style-name="T173">3</text:span><text:span text:style-name="T171">:被投保人是否享有社保</text:span></text:p>
      <text:p text:style-name="P100"><text:span text:style-name="T171"><text:tab/><text:tab/><text:tab/><text:tab/>字段名称_</text:span><text:span text:style-name="T172">3</text:span><text:span text:style-name="T173">4</text:span><text:span text:style-name="T171">:受益顺序</text:span></text:p>
      <text:p text:style-name="P100"><text:span text:style-name="T171"><text:tab/><text:tab/><text:tab/><text:tab/>字段名称_</text:span><text:span text:style-name="T172">3</text:span><text:span text:style-name="T173">5</text:span><text:span text:style-name="T171">:受益人</text:span></text:p>
      <text:p text:style-name="P100"><text:span text:style-name="T171"><text:tab/><text:tab/><text:tab/><text:tab/>字段名称_</text:span><text:span text:style-name="T172">3</text:span><text:span text:style-name="T173">6</text:span><text:span text:style-name="T171">:受益人性别</text:span></text:p>
      <text:p text:style-name="P100"><text:span text:style-name="T171"><text:tab/><text:tab/><text:tab/><text:tab/>字段名称_</text:span><text:span text:style-name="T172">3</text:span><text:span text:style-name="T173">7</text:span><text:span text:style-name="T171">:受益人出生日期</text:span></text:p>
      <text:p text:style-name="P100"><text:span text:style-name="T171"><text:tab/><text:tab/><text:tab/><text:tab/>字段名称_</text:span><text:span text:style-name="T172">3</text:span><text:span text:style-name="T173">8</text:span><text:span text:style-name="T171">:受益人证件类型</text:span></text:p>
      <text:p text:style-name="P100"><text:span text:style-name="T171"><text:tab/><text:tab/><text:tab/><text:tab/>字段名称_</text:span><text:span text:style-name="T172">3</text:span><text:span text:style-name="T173">9</text:span><text:span text:style-name="T171">:受益人证件类型</text:span></text:p>
      <text:p text:style-name="P100"><text:span text:style-name="T171"><text:tab/><text:tab/><text:tab/><text:tab/>字段名称_</text:span><text:span text:style-name="T173">4</text:span><text:span text:style-name="T172">0</text:span><text:span text:style-name="T171">:受益人证件号</text:span></text:p>
      <text:p text:style-name="P100"><text:span text:style-name="T171"><text:tab/><text:tab/><text:tab/><text:tab/>字段名称_</text:span><text:span text:style-name="T173">41</text:span><text:span text:style-name="T171">:是被投保人的</text:span></text:p>
      <text:p text:style-name="P100"><text:span text:style-name="T171"><text:tab/><text:tab/><text:tab/><text:tab/>字段名称_</text:span><text:span text:style-name="T173">42</text:span><text:span text:style-name="T171">:受益份额</text:span></text:p>
      <text:p text:style-name="P100"><text:span text:style-name="T171"><text:tab/><text:tab/><text:tab/><text:tab/>字段名称_</text:span><text:span text:style-name="T173">4</text:span><text:span text:style-name="T174">3</text:span><text:span text:style-name="T171">:机构名称</text:span></text:p>
      <text:p text:style-name="P100"><text:span text:style-name="T171"><text:tab/><text:tab/><text:tab/><text:tab/>字段名称_</text:span><text:span text:style-name="T173">4</text:span><text:span text:style-name="T174">4</text:span><text:span text:style-name="T171">:机构代码</text:span></text:p>
      <text:p text:style-name="P100"><text:span text:style-name="T171"><text:tab/><text:tab/><text:tab/><text:tab/>字段名称_</text:span><text:span text:style-name="T173">4</text:span><text:span text:style-name="T174">5</text:span><text:span text:style-name="T171">:销售员名称</text:span></text:p>
      <text:p text:style-name="P100"><text:span text:style-name="T171"><text:tab/><text:tab/><text:tab/><text:tab/>字段名称_</text:span><text:span text:style-name="T173">4</text:span><text:span text:style-name="T174">6</text:span><text:span text:style-name="T171">:销售员代码</text:span></text:p>
      <text:p text:style-name="P100"><text:span text:style-name="T171"><text:tab/><text:tab/><text:tab/><text:tab/>字段名称_</text:span><text:span text:style-name="T173">4</text:span><text:span text:style-name="T174">7</text:span><text:span text:style-name="T171">:机构联系方式</text:span></text:p>
      <text:p text:style-name="P100"><text:span text:style-name="T171"><text:tab/><text:tab/><text:tab/><text:tab/>字段名称_</text:span><text:span text:style-name="T173">4</text:span><text:span text:style-name="T174">8</text:span><text:span text:style-name="T171">:机构地址</text:span></text:p>
      <text:p text:style-name="P100"><text:span text:style-name="T171"><text:tab/><text:tab/><text:tab/><text:tab/>字段名称_</text:span><text:span text:style-name="T174">49</text:span><text:span text:style-name="T171">:邮政编码</text:span></text:p>
      <text:p text:style-name="P100"><text:span text:style-name="T171"><text:tab/><text:tab/><text:tab/><text:tab/>字段名称_</text:span><text:span text:style-name="T174">50</text:span><text:span text:style-name="T171">:是否续签</text:span></text:p>
      <text:p text:style-name="P48"/>
      <text:p text:style-name="P97"><text:tab/><text:tab/><text:tab/><text:span text:style-name="T78">功能名称_</text:span><text:span text:style-name="T87">1</text:span><text:span text:style-name="T93">3</text:span>:上传附件 <text:s/>功能类型: </text:p>
      <text:p text:style-name="P96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78">功能名称_</text:span><text:span text:style-name="T87">1</text:span><text:span text:style-name="T93">4</text:span>:<text:bookmark-start text:name="__DdeLink__15482_1631453286"/>查看附件<text:bookmark-end text:name="__DdeLink__15482_1631453286"/> <text:s/>功能类型: </text:p>
      <text:p text:style-name="P141"><text:tab/><text:tab/><text:tab/><text:tab/> <text:s/>查看附件</text:p>
      <text:p text:style-name="P65"/>
      <text:p text:style-name="P225"><text:tab/><text:tab/><text:span text:style-name="T102">导航名_</text:span><text:span text:style-name="T104">3</text:span><text:span text:style-name="T102">:团体意外险信息管理</text:span></text:p>
      <text:p text:style-name="P98"><text:tab/><text:tab/><text:tab/><text:span text:style-name="T78">功能名字_1:</text:span>列表 <text:s/>功能类型:网格 (有网格)</text:p>
      <text:p text:style-name="P98"><text:soft-page-break/><text:tab/><text:tab/><text:tab/><text:tab/><text:span text:style-name="T1">加上一个字段 ：id <text:s/>文本框 <text:s text:c="3"/>设置隐藏</text:span></text:p>
      <text:p text:style-name="P172"><text:span text:style-name="T111"><text:tab/><text:tab/><text:tab/><text:tab/>字段名称_1:</text:span><text:bookmark-start text:name="__DdeLink__15306_1631453286"/><text:span text:style-name="T114">联系人</text:span><text:bookmark-end text:name="__DdeLink__15306_1631453286"/></text:p>
      <text:p text:style-name="P172"><text:span text:style-name="T111"><text:tab/><text:tab/><text:tab/><text:tab/>字段名称_2:</text:span><text:bookmark-start text:name="__DdeLink__15308_1631453286"/><text:span text:style-name="T113">联系电话</text:span><text:bookmark-end text:name="__DdeLink__15308_1631453286"/></text:p>
      <text:p text:style-name="P98"><text:tab/><text:tab/><text:tab/><text:tab/>字段名称_3:<text:bookmark-start text:name="__DdeLink__15310_1631453286"/>首期投保人数合计<text:bookmark-end text:name="__DdeLink__15310_1631453286"/></text:p>
      <text:p text:style-name="P225"><text:tab/><text:tab/><text:tab/><text:tab/>字段名称_<text:span text:style-name="T109">4</text:span>:<text:bookmark-start text:name="__DdeLink__15312_1631453286"/>交费方式<text:bookmark-end text:name="__DdeLink__15312_1631453286"/></text:p>
      <text:p text:style-name="P98"><text:tab/><text:tab/><text:tab/><text:tab/>字段名称_<text:span text:style-name="T109">5</text:span>:<text:bookmark-start text:name="__DdeLink__15314_1631453286"/>首期保费合计<text:bookmark-end text:name="__DdeLink__15314_1631453286"/></text:p>
      <text:p text:style-name="P98"><text:tab/><text:tab/><text:tab/><text:tab/>字段名称_<text:span text:style-name="T110">6</text:span>:<text:bookmark-start text:name="__DdeLink__15316_1631453286"/>保险开始时间<text:bookmark-end text:name="__DdeLink__15316_1631453286"/></text:p>
      <text:p text:style-name="P98"><text:tab/><text:tab/><text:tab/><text:tab/>字段名称_<text:span text:style-name="T110">7</text:span>:保险结束时间</text:p>
      <text:p text:style-name="P98"><text:tab/><text:tab/><text:tab/><text:tab/>字段名称_<text:span text:style-name="T138">8:</text:span><text:bookmark-start text:name="__DdeLink__15318_1631453286"/><text:span text:style-name="T138">保险期限</text:span><text:bookmark-end text:name="__DdeLink__15318_1631453286"/></text:p>
      <text:p text:style-name="P98"><text:tab/><text:tab/><text:tab/><text:tab/>字段名称_<text:span text:style-name="T138">9:</text:span><text:bookmark-start text:name="__DdeLink__15320_1631453286"/><text:span text:style-name="T138">保险层级</text:span><text:bookmark-end text:name="__DdeLink__15320_1631453286"/></text:p>
      <text:p text:style-name="P98"><text:tab/><text:tab/><text:tab/><text:tab/>字段名称_<text:span text:style-name="T138">10:</text:span><text:bookmark-start text:name="__DdeLink__15322_1631453286"/><text:span text:style-name="T138">保险层级描述</text:span><text:bookmark-end text:name="__DdeLink__15322_1631453286"/></text:p>
      <text:p text:style-name="P98"><text:tab/><text:tab/><text:tab/><text:tab/>字段名称_1<text:span text:style-name="T139">1</text:span>:<text:bookmark-start text:name="__DdeLink__15324_1631453286"/><text:span text:style-name="T140">本层级收集投保人数</text:span><text:bookmark-end text:name="__DdeLink__15324_1631453286"/></text:p>
      <text:p text:style-name="P172"><text:span text:style-name="T111"><text:tab/><text:tab/><text:tab/><text:tab/>字段名称_</text:span><text:span text:style-name="T128">1</text:span><text:span text:style-name="T111">2:</text:span><text:bookmark-start text:name="__DdeLink__15326_1631453286"/><text:span text:style-name="T113">本层级保险期限</text:span><text:bookmark-end text:name="__DdeLink__15326_1631453286"/></text:p>
      <text:p text:style-name="P98"><text:tab/><text:tab/><text:tab/><text:tab/>字段名称_<text:span text:style-name="T139">1</text:span>3:<text:bookmark-start text:name="__DdeLink__15328_1631453286"/>保险项目<text:bookmark-end text:name="__DdeLink__15328_1631453286"/></text:p>
      <text:p text:style-name="P225"><text:tab/><text:tab/><text:tab/><text:tab/>字段名称_<text:span text:style-name="T139">14</text:span>:<text:bookmark-start text:name="__DdeLink__15330_1631453286"/>保险金额明细<text:bookmark-end text:name="__DdeLink__15330_1631453286"/></text:p>
      <text:p text:style-name="P98"><text:tab/><text:tab/><text:tab/><text:tab/>字段名称_<text:span text:style-name="T139">15</text:span>:<text:bookmark-start text:name="__DdeLink__15333_1631453286"/>保费合计<text:bookmark-end text:name="__DdeLink__15333_1631453286"/></text:p>
      <text:p text:style-name="P98"><text:tab/><text:tab/><text:tab/><text:tab/>字段名称_<text:span text:style-name="T139">16</text:span>:<text:bookmark-start text:name="__DdeLink__15335_1631453286"/>机构名称<text:bookmark-end text:name="__DdeLink__15335_1631453286"/></text:p>
      <text:p text:style-name="P98"><text:tab/><text:tab/><text:tab/><text:tab/>字段名称_<text:span text:style-name="T139">17</text:span>:<text:bookmark-start text:name="__DdeLink__15337_1631453286"/>机构代码<text:bookmark-end text:name="__DdeLink__15337_1631453286"/></text:p>
      <text:p text:style-name="P98"><text:tab/><text:tab/><text:tab/><text:tab/>字段名称_<text:span text:style-name="T139">18</text:span>:<text:bookmark-start text:name="__DdeLink__15339_1631453286"/>销售员名称<text:bookmark-end text:name="__DdeLink__15339_1631453286"/></text:p>
      <text:p text:style-name="P98"><text:tab/><text:tab/><text:tab/><text:tab/>字段名称_<text:span text:style-name="T139">19</text:span>:<text:bookmark-start text:name="__DdeLink__15341_1631453286"/>销售员代码<text:bookmark-end text:name="__DdeLink__15341_1631453286"/></text:p>
      <text:p text:style-name="P98"><text:tab/><text:tab/><text:tab/><text:tab/>字段名称_<text:span text:style-name="T170">20</text:span>:<text:bookmark-start text:name="__DdeLink__15343_1631453286"/>机构联系方式<text:bookmark-end text:name="__DdeLink__15343_1631453286"/></text:p>
      <text:p text:style-name="P98"><text:tab/><text:tab/><text:tab/><text:tab/>字段名称_<text:span text:style-name="T170">21</text:span>:<text:bookmark-start text:name="__DdeLink__15345_1631453286"/>机构地址<text:bookmark-end text:name="__DdeLink__15345_1631453286"/></text:p>
      <text:p text:style-name="P98"><text:tab/><text:tab/><text:tab/><text:tab/>字段名称_<text:span text:style-name="T170">22</text:span>:<text:bookmark-start text:name="__DdeLink__15347_1631453286"/><text:span text:style-name="T171">邮政编码</text:span><text:bookmark-end text:name="__DdeLink__15347_1631453286"/></text:p>
      <text:p text:style-name="P154"/>
      <text:p text:style-name="P242"><text:span text:style-name="T91"><text:tab/><text:tab/><text:tab/>功能名称_2:列表搜索</text:span><text:span text:style-name="T187"> 功能类型:编辑 </text:span></text:p>
      <text:p text:style-name="P153"><text:tab/><text:tab/><text:tab/><text:tab/>搜索字段_1:<text:span text:style-name="T163">联系人</text:span><text:span text:style-name="T158"> <text:tab/><text:tab/>标签类型:文本</text:span><text:bookmark-start text:name="__DdeLink__15452_1631453286211"/><text:span text:style-name="T158"> </text:span><text:bookmark-end text:name="__DdeLink__15452_1631453286211"/><text:bookmark-start text:name="__DdeLink__15561_163145328611"/><text:span text:style-name="T158">非必填 </text:span><text:bookmark-end text:name="__DdeLink__15561_163145328611"/></text:p>
      <text:p text:style-name="P155"><text:tab/><text:tab/></text:p>
      <text:p text:style-name="P103"><text:span text:style-name="T171"><text:tab/><text:tab/><text:tab/></text:span><text:span text:style-name="T81">功能名称_</text:span><text:span text:style-name="T84">3</text:span><text:span text:style-name="T82">：添加</text:span><text:span text:style-name="T140"> <text:s text:c="5"/>功能类型:添加</text:span></text:p>
      <text:p text:style-name="P103"><text:span text:style-name="T171"><text:tab/><text:tab/><text:tab/><text:tab/>字段名称_1:</text:span><text:span text:style-name="T145">联系人<text:tab/><text:tab/><text:tab/><text:tab/><text:tab/><text:tab/></text:span><text:bookmark-start text:name="__DdeLink__15084_1631453286"/><text:span text:style-name="T35">标签类型:文本框 <text:s/>必填</text:span><text:bookmark-end text:name="__DdeLink__15084_1631453286"/></text:p>
      <text:p text:style-name="P174"><text:span text:style-name="T111"><text:tab/><text:tab/><text:tab/><text:tab/>字段名称_2:</text:span><text:span text:style-name="T113">联系电话<text:tab/><text:tab/><text:tab/><text:tab/><text:tab/><text:tab/></text:span><text:span text:style-name="T2">标签类型:文本框 <text:s/>必填</text:span></text:p>
      <text:p text:style-name="P103"><text:tab/><text:tab/><text:tab/><text:tab/>字段名称_3:首期投保人数合计<text:tab/><text:tab/><text:tab/><text:tab/><text:span text:style-name="T35">标签类型:数字框 <text:s/>非必填 <text:s/>默认</text:span><text:span text:style-name="T37">0.00</text:span></text:p>
      <text:p text:style-name="P227"><text:tab/><text:tab/><text:tab/><text:tab/>字段名称_<text:span text:style-name="T109">4</text:span>:交费方式<text:tab/><text:tab/><text:tab/><text:tab/><text:tab/><text:tab/><text:span text:style-name="T35">标签类型:文本框 <text:s/>非必填</text:span></text:p>
      <text:p text:style-name="P105"><text:tab/><text:tab/><text:tab/><text:tab/>字段名称_<text:span text:style-name="T109">5</text:span>:首期保费合计<text:tab/><text:tab/><text:tab/><text:tab/><text:tab/><text:span text:style-name="T35">标签类型:数字框 <text:s/>非必填 <text:s/>默认</text:span><text:span text:style-name="T37">0.00</text:span></text:p>
      <text:p text:style-name="P104"><text:tab/><text:tab/><text:tab/><text:tab/>字段名称_<text:span text:style-name="T110">6</text:span>:保险开始时间<text:tab/><text:tab/><text:tab/><text:tab/><text:tab/><text:span text:style-name="T35">标签类型:日期框 <text:s/>非必填</text:span></text:p>
      <text:p text:style-name="P105"><text:tab/><text:tab/><text:tab/><text:tab/>字段名称_<text:span text:style-name="T110">7</text:span>:保险结束时间<text:tab/><text:tab/><text:tab/><text:tab/><text:tab/><text:span text:style-name="T35">标签类型:日期框 <text:s/>非必填</text:span></text:p>
      <text:p text:style-name="P104"><text:tab/><text:tab/><text:tab/><text:tab/>字段名称_<text:span text:style-name="T138">8:保险期限<text:tab/><text:tab/><text:tab/><text:tab/><text:tab/><text:tab/></text:span><text:span text:style-name="T35">标签类型:文本框 <text:s/>非必填</text:span></text:p>
      <text:p text:style-name="P104"><text:tab/><text:tab/><text:tab/><text:tab/>字段名称_<text:span text:style-name="T138">9:保险层级<text:tab/><text:tab/><text:tab/><text:tab/><text:tab/><text:tab/></text:span><text:span text:style-name="T35">标签类型:文本框 <text:s/>非必填</text:span></text:p>
      <text:p text:style-name="P104"><text:tab/><text:tab/><text:tab/><text:tab/>字段名称_<text:span text:style-name="T138">10:保险层级描述<text:tab/><text:tab/><text:tab/><text:tab/></text:span><text:span text:style-name="T35">标签类型:文本框 <text:s/>非必填</text:span></text:p>
      <text:p text:style-name="P105"><text:tab/><text:tab/><text:tab/><text:tab/>字段名称_1<text:span text:style-name="T139">1</text:span>:<text:span text:style-name="T140">本层级收集投保人数<text:tab/><text:tab/><text:tab/></text:span><text:span text:style-name="T35">标签类型:数字框 <text:s/>非必填 <text:s/>默认</text:span><text:span text:style-name="T37">0.00</text:span></text:p>
      <text:p text:style-name="P175"><text:span text:style-name="T111"><text:tab/><text:tab/><text:tab/><text:tab/>字段名称_</text:span><text:span text:style-name="T128">1</text:span><text:span text:style-name="T111">2:</text:span><text:span text:style-name="T113">本层级保险期限<text:tab/><text:tab/><text:tab/><text:tab/></text:span><text:span text:style-name="T2">标签类型:文本框 <text:s/>非必填</text:span></text:p>
      <text:p text:style-name="P104"><text:tab/><text:tab/><text:tab/><text:tab/>字段名称_<text:span text:style-name="T139">1</text:span>3:保险项目<text:tab/><text:tab/><text:tab/><text:tab/><text:tab/><text:span text:style-name="T35">标签类型:文本框 <text:s/>非必填</text:span></text:p>
      <text:p text:style-name="P228"><text:tab/><text:tab/><text:tab/><text:tab/>字段名称_<text:span text:style-name="T139">14</text:span>:保险金额明细<text:tab/><text:tab/><text:tab/><text:tab/><text:span text:style-name="T35">标签类型:文本框 <text:s/>非必填</text:span></text:p>
      <text:p text:style-name="P105"><text:tab/><text:tab/><text:tab/><text:tab/>字段名称_<text:span text:style-name="T139">15</text:span>:保费合计<text:tab/><text:tab/><text:tab/><text:tab/><text:tab/><text:span text:style-name="T35">标签类型:数字框 <text:s/>非必填 <text:s/>默认</text:span><text:span text:style-name="T37">0.00</text:span></text:p>
      <text:p text:style-name="P104"><text:tab/><text:tab/><text:tab/><text:tab/>字段名称_<text:span text:style-name="T139">16</text:span>:机构名称<text:tab/><text:tab/><text:tab/><text:tab/><text:tab/><text:span text:style-name="T35">标签类型:文本框 <text:s/>非必填</text:span></text:p>
      <text:p text:style-name="P104"><text:tab/><text:tab/><text:tab/><text:tab/>字段名称_<text:span text:style-name="T139">17</text:span>:机构代码<text:tab/><text:tab/><text:tab/><text:tab/><text:tab/><text:span text:style-name="T35">标签类型:文本框 <text:s/>非必填</text:span></text:p>
      <text:p text:style-name="P104"><text:tab/><text:tab/><text:tab/><text:tab/>字段名称_<text:span text:style-name="T139">18</text:span>:销售员名称<text:tab/><text:tab/><text:tab/><text:tab/><text:tab/><text:span text:style-name="T35">标签类型:文本框 <text:s/>非必填</text:span><text:tab/></text:p>
      <text:p text:style-name="P104"><text:tab/><text:tab/><text:tab/><text:tab/>字段名称_<text:span text:style-name="T139">19</text:span>:销售员代码<text:tab/><text:tab/><text:tab/><text:tab/><text:tab/><text:span text:style-name="T35">标签类型:文本框 <text:s/>非必填</text:span></text:p>
      <text:p text:style-name="P104"><text:tab/><text:tab/><text:tab/><text:tab/>字段名称_<text:span text:style-name="T170">20</text:span>:机构联系方式<text:tab/><text:tab/><text:tab/><text:tab/><text:span text:style-name="T35">标签类型:文本框 <text:s/>非必填</text:span></text:p>
      <text:p text:style-name="P104"><text:tab/><text:tab/><text:tab/><text:tab/>字段名称_<text:span text:style-name="T170">21</text:span>:机构地址<text:tab/><text:tab/><text:tab/><text:tab/><text:tab/><text:span text:style-name="T35">标签类型:文本框 <text:s/>非必填</text:span></text:p>
      <text:p text:style-name="P104"><text:soft-page-break/><text:span text:style-name="T35"><text:tab/><text:tab/><text:tab/><text:tab/>字段名称_</text:span><text:span text:style-name="T36">22</text:span><text:span text:style-name="T35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81">功能名称_</text:span><text:span text:style-name="T84">4</text:span><text:span text:style-name="T82">：</text:span><text:span text:style-name="T140">编辑 <text:s text:c="5"/>功能类型:编辑</text:span></text:p>
      <text:p text:style-name="P16"><text:tab/><text:tab/><text:tab/><text:tab/>加上一个字段 ：id <text:s/>文本框 <text:s text:c="3"/>设置隐藏</text:p>
      <text:p text:style-name="P106"><text:span text:style-name="T171"><text:tab/><text:tab/><text:tab/><text:tab/>字段名称_1:</text:span><text:span text:style-name="T145">联系人<text:tab/><text:tab/><text:tab/><text:tab/><text:tab/><text:tab/></text:span><text:bookmark-start text:name="__DdeLink__15084_16314532861"/><text:span text:style-name="T35">标签类型:文本框 <text:s/>必填</text:span><text:bookmark-end text:name="__DdeLink__15084_16314532861"/></text:p>
      <text:p text:style-name="P176"><text:span text:style-name="T111"><text:tab/><text:tab/><text:tab/><text:tab/>字段名称_2:</text:span><text:span text:style-name="T113">联系电话<text:tab/><text:tab/><text:tab/><text:tab/><text:tab/><text:tab/></text:span><text:span text:style-name="T2">标签类型:文本框 <text:s/>必填</text:span></text:p>
      <text:p text:style-name="P106"><text:tab/><text:tab/><text:tab/><text:tab/>字段名称_3:首期投保人数合计<text:tab/><text:tab/><text:tab/><text:tab/><text:span text:style-name="T35">标签类型:数字框 <text:s/>非必填 <text:s/>默认</text:span><text:span text:style-name="T37">0.00</text:span></text:p>
      <text:p text:style-name="P229"><text:tab/><text:tab/><text:tab/><text:tab/>字段名称_<text:span text:style-name="T109">4</text:span>:交费方式<text:tab/><text:tab/><text:tab/><text:tab/><text:tab/><text:tab/><text:span text:style-name="T35">标签类型:文本框 <text:s/>非必填</text:span></text:p>
      <text:p text:style-name="P106"><text:tab/><text:tab/><text:tab/><text:tab/>字段名称_<text:span text:style-name="T109">5</text:span>:首期保费合计<text:tab/><text:tab/><text:tab/><text:tab/><text:tab/><text:span text:style-name="T35">标签类型:数字框 <text:s/>非必填 <text:s/>默认</text:span><text:span text:style-name="T37">0.00</text:span></text:p>
      <text:p text:style-name="P106"><text:tab/><text:tab/><text:tab/><text:tab/>字段名称_<text:span text:style-name="T110">6</text:span>:保险开始时间<text:tab/><text:tab/><text:tab/><text:tab/><text:tab/><text:span text:style-name="T35">标签类型:日期框 <text:s/>非必填</text:span></text:p>
      <text:p text:style-name="P106"><text:tab/><text:tab/><text:tab/><text:tab/>字段名称_<text:span text:style-name="T110">7</text:span>:保险结束时间<text:tab/><text:tab/><text:tab/><text:tab/><text:tab/><text:span text:style-name="T35">标签类型:日期框 <text:s/>非必填</text:span></text:p>
      <text:p text:style-name="P106"><text:tab/><text:tab/><text:tab/><text:tab/>字段名称_<text:span text:style-name="T138">8:保险期限<text:tab/><text:tab/><text:tab/><text:tab/><text:tab/><text:tab/></text:span><text:span text:style-name="T35">标签类型:文本框 <text:s/>非必填</text:span></text:p>
      <text:p text:style-name="P106"><text:tab/><text:tab/><text:tab/><text:tab/>字段名称_<text:span text:style-name="T138">9:保险层级<text:tab/><text:tab/><text:tab/><text:tab/><text:tab/><text:tab/></text:span><text:span text:style-name="T35">标签类型:文本框 <text:s/>非必填</text:span></text:p>
      <text:p text:style-name="P106"><text:tab/><text:tab/><text:tab/><text:tab/>字段名称_<text:span text:style-name="T138">10:保险层级描述<text:tab/><text:tab/><text:tab/><text:tab/></text:span><text:span text:style-name="T35">标签类型:文本框 <text:s/>非必填</text:span></text:p>
      <text:p text:style-name="P106"><text:tab/><text:tab/><text:tab/><text:tab/>字段名称_1<text:span text:style-name="T139">1</text:span>:<text:span text:style-name="T140">本层级收集投保人数<text:tab/><text:tab/><text:tab/></text:span><text:span text:style-name="T35">标签类型:数字框 <text:s/>非必填 <text:s/>默认</text:span><text:span text:style-name="T37">0.00</text:span></text:p>
      <text:p text:style-name="P176"><text:span text:style-name="T111"><text:tab/><text:tab/><text:tab/><text:tab/>字段名称_</text:span><text:span text:style-name="T128">1</text:span><text:span text:style-name="T111">2:</text:span><text:span text:style-name="T113">本层级保险期限<text:tab/><text:tab/><text:tab/><text:tab/></text:span><text:span text:style-name="T2">标签类型:文本框 <text:s/>非必填</text:span></text:p>
      <text:p text:style-name="P106"><text:tab/><text:tab/><text:tab/><text:tab/>字段名称_<text:span text:style-name="T139">1</text:span>3:保险项目<text:tab/><text:tab/><text:tab/><text:tab/><text:tab/><text:span text:style-name="T35">标签类型:文本框 <text:s/>非必填</text:span></text:p>
      <text:p text:style-name="P229"><text:tab/><text:tab/><text:tab/><text:tab/>字段名称_<text:span text:style-name="T139">14</text:span>:保险金额明细<text:tab/><text:tab/><text:tab/><text:tab/><text:span text:style-name="T35">标签类型:文本框 <text:s/>非必填</text:span></text:p>
      <text:p text:style-name="P106"><text:tab/><text:tab/><text:tab/><text:tab/>字段名称_<text:span text:style-name="T139">15</text:span>:保费合计<text:tab/><text:tab/><text:tab/><text:tab/><text:tab/><text:span text:style-name="T35">标签类型:数字框 <text:s/>非必填 <text:s/>默认</text:span><text:span text:style-name="T37">0.00</text:span></text:p>
      <text:p text:style-name="P106"><text:tab/><text:tab/><text:tab/><text:tab/>字段名称_<text:span text:style-name="T139">16</text:span>:机构名称<text:tab/><text:tab/><text:tab/><text:tab/><text:tab/><text:span text:style-name="T35">标签类型:文本框 <text:s/>非必填</text:span></text:p>
      <text:p text:style-name="P106"><text:tab/><text:tab/><text:tab/><text:tab/>字段名称_<text:span text:style-name="T139">17</text:span>:机构代码<text:tab/><text:tab/><text:tab/><text:tab/><text:tab/><text:span text:style-name="T35">标签类型:文本框 <text:s/>非必填</text:span></text:p>
      <text:p text:style-name="P106"><text:tab/><text:tab/><text:tab/><text:tab/>字段名称_<text:span text:style-name="T139">18</text:span>:销售员名称<text:tab/><text:tab/><text:tab/><text:tab/><text:tab/><text:span text:style-name="T35">标签类型:文本框 <text:s/>非必填</text:span><text:tab/></text:p>
      <text:p text:style-name="P106"><text:tab/><text:tab/><text:tab/><text:tab/>字段名称_<text:span text:style-name="T139">19</text:span>:销售员代码<text:tab/><text:tab/><text:tab/><text:tab/><text:tab/><text:span text:style-name="T35">标签类型:文本框 <text:s/>非必填</text:span></text:p>
      <text:p text:style-name="P106"><text:tab/><text:tab/><text:tab/><text:tab/>字段名称_<text:span text:style-name="T170">20</text:span>:机构联系方式<text:tab/><text:tab/><text:tab/><text:tab/><text:span text:style-name="T35">标签类型:文本框 <text:s/>非必填</text:span></text:p>
      <text:p text:style-name="P106"><text:tab/><text:tab/><text:tab/><text:tab/>字段名称_<text:span text:style-name="T170">21</text:span>:机构地址<text:tab/><text:tab/><text:tab/><text:tab/><text:tab/><text:span text:style-name="T35">标签类型:文本框 <text:s/>非必填</text:span></text:p>
      <text:p text:style-name="P106"><text:span text:style-name="T35"><text:tab/><text:tab/><text:tab/><text:tab/>字段名称_</text:span><text:span text:style-name="T36">22</text:span><text:span text:style-name="T35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8">功能名称_</text:span><text:span text:style-name="T94">5</text:span>:删除 功能类型: 删除</text:p>
      <text:p text:style-name="P156"><text:tab/><text:tab/><text:tab/><text:tab/>温馨提示：确定删除这条数据么？<text:tab/><text:tab/></text:p>
      <text:p text:style-name="P156"/>
      <text:p text:style-name="P107"><text:span text:style-name="T171"><text:tab/><text:tab/><text:tab/></text:span><text:span text:style-name="T81">功能名称_</text:span><text:span text:style-name="T84">6</text:span><text:span text:style-name="T82">：添加被保险人信息</text:span><text:span text:style-name="T140"> <text:s text:c="5"/>功能类型:添加</text:span></text:p>
      <text:p text:style-name="P107"><text:span text:style-name="T140"><text:tab/><text:tab/><text:tab/><text:tab/>隐藏id（</text:span><text:span text:style-name="T149">这个id是第一个列表的id</text:span><text:span text:style-name="T140">）</text:span></text:p>
      <text:p text:style-name="P107"><text:span text:style-name="T171"><text:tab/><text:tab/><text:tab/><text:tab/>字段名称_1:被保险人姓名</text:span><text:span text:style-name="T145"><text:tab/><text:tab/><text:tab/><text:tab/><text:tab/></text:span><text:bookmark-start text:name="__DdeLink__15084_16314532862"/><text:span text:style-name="T35">标签类型:文本框 <text:s/>必填</text:span><text:bookmark-end text:name="__DdeLink__15084_16314532862"/></text:p>
      <text:p text:style-name="P177"><text:span text:style-name="T111"><text:tab/><text:tab/><text:tab/><text:tab/>字段名称_2:证件号码</text:span><text:span text:style-name="T113"><text:tab/><text:tab/><text:tab/><text:tab/><text:tab/><text:tab/></text:span><text:span text:style-name="T2">标签类型:文本框 <text:s/>必填</text:span></text:p>
      <text:p text:style-name="P132"><text:tab/><text:tab/><text:tab/><text:tab/>字段名称_3:性别<text:tab/><text:tab/><text:tab/><text:tab/><text:tab/><text:tab/><text:tab/><text:span text:style-name="T35">标签类型: 文本框 非必填 <text:s/></text:span></text:p>
      <text:p text:style-name="P230"><text:tab/><text:tab/><text:tab/><text:tab/>字段名称_<text:span text:style-name="T109">4</text:span>:投保年龄<text:tab/><text:tab/><text:tab/><text:tab/><text:tab/><text:tab/><text:span text:style-name="T35">标签类型:文本框 <text:s/>非必填</text:span></text:p>
      <text:p text:style-name="P132"><text:tab/><text:tab/><text:tab/><text:tab/>字段名称_<text:span text:style-name="T109">5</text:span>:层级<text:tab/><text:tab/><text:tab/><text:tab/><text:tab/><text:tab/><text:tab/><text:span text:style-name="T35">标签类型: 文本框 <text:s/>非必填 <text:s/></text:span></text:p>
      <text:p text:style-name="P133"><text:tab/><text:tab/><text:tab/><text:tab/>字段名称_<text:span text:style-name="T110">6</text:span>:受益人<text:tab/><text:tab/><text:tab/><text:tab/><text:tab/><text:tab/><text:span text:style-name="T35">标签类型: 文本框 <text:s/>非必填</text:span></text:p>
      <text:p text:style-name="P133"><text:tab/><text:tab/><text:tab/><text:tab/>字段名称_<text:span text:style-name="T110">7</text:span>:主被保人姓名<text:tab/><text:tab/><text:tab/><text:tab/><text:tab/><text:span text:style-name="T35">标签类型: 文本框 <text:s/>非必填</text:span></text:p>
      <text:p text:style-name="P108"><text:span text:style-name="T171"><text:tab/><text:tab/><text:tab/><text:tab/>字段名称_</text:span><text:span text:style-name="T179">8:与主被保人关系<text:tab/><text:tab/><text:tab/><text:tab/></text:span><text:span text:style-name="T35">标签类型:文本框 <text:s/>非必填</text:span></text:p>
      <text:p text:style-name="P157"><text:tab/><text:tab/><text:tab/></text:p>
      <text:p text:style-name="P130"><text:span text:style-name="T171"><text:tab/><text:tab/><text:tab/></text:span><text:span text:style-name="T88">功能名字_</text:span><text:span text:style-name="T89">7</text:span><text:span text:style-name="T88">:</text:span><text:span text:style-name="T171">列表</text:span><text:span text:style-name="T82">被保险人信息</text:span><text:span text:style-name="T171"> <text:s/>功能类型:网格 (有网格)</text:span></text:p>
      <text:p text:style-name="P109"><text:tab/><text:tab/><text:tab/><text:tab/><text:span text:style-name="T1">加上一个字段 ：id <text:s/>文本框 <text:s text:c="3"/>设置隐藏</text:span></text:p>
      <text:p text:style-name="P184"><text:span text:style-name="T111"><text:tab/><text:tab/><text:tab/><text:tab/></text:span><text:span text:style-name="T129">字段名称_1:</text:span><text:bookmark-start text:name="__DdeLink__15354_1631453286"/><text:span text:style-name="T129">被保险人姓名</text:span><text:span text:style-name="T114"><text:tab/><text:tab/></text:span><text:bookmark-end text:name="__DdeLink__15354_1631453286"/><text:span text:style-name="T114"><text:tab/><text:tab/><text:tab/></text:span><text:bookmark text:name="__DdeLink__15084_1631453286211"/></text:p>
      <text:p text:style-name="P184"><text:span text:style-name="T111"><text:tab/><text:tab/><text:tab/><text:tab/>字段名称_2:</text:span><text:bookmark-start text:name="__DdeLink__15356_1631453286"/><text:span text:style-name="T111">证件号码</text:span><text:bookmark-end text:name="__DdeLink__15356_1631453286"/><text:span text:style-name="T113"><text:tab/><text:tab/><text:tab/><text:tab/><text:tab/><text:tab/></text:span></text:p>
      <text:p text:style-name="P131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237"><text:tab/><text:tab/><text:tab/><text:tab/>字段名称_<text:span text:style-name="T109">4</text:span>:<text:bookmark-start text:name="__DdeLink__15360_1631453286"/>投保年龄<text:tab/><text:bookmark-end text:name="__DdeLink__15360_1631453286"/><text:tab/><text:tab/><text:tab/><text:tab/><text:tab/></text:p>
      <text:p text:style-name="P131"><text:soft-page-break/><text:tab/><text:tab/><text:tab/><text:tab/>字段名称_<text:span text:style-name="T109">5</text:span>:<text:bookmark-start text:name="__DdeLink__15362_1631453286"/>层级<text:bookmark-end text:name="__DdeLink__15362_1631453286"/><text:tab/><text:tab/><text:tab/><text:tab/><text:tab/><text:tab/><text:tab/></text:p>
      <text:p text:style-name="P131"><text:tab/><text:tab/><text:tab/><text:tab/>字段名称_<text:span text:style-name="T110">6</text:span>:<text:bookmark-start text:name="__DdeLink__15364_1631453286"/>受益人<text:bookmark-end text:name="__DdeLink__15364_1631453286"/><text:tab/><text:tab/><text:tab/><text:tab/><text:tab/><text:tab/></text:p>
      <text:p text:style-name="P131"><text:tab/><text:tab/><text:tab/><text:tab/>字段名称_<text:span text:style-name="T110">7</text:span>:主被保人姓名<text:tab/><text:tab/><text:tab/><text:tab/><text:tab/></text:p>
      <text:p text:style-name="P30"><text:tab/><text:tab/><text:tab/><text:tab/>字段名称_8:与主被保人关系<text:tab/><text:tab/><text:tab/><text:tab/></text:p>
      <text:p text:style-name="P108"><text:span text:style-name="T81"><text:tab/><text:tab/><text:tab/>功能名称_</text:span><text:span text:style-name="T84">8</text:span><text:span text:style-name="T82">：编辑</text:span><text:bookmark-start text:name="__DdeLink__15349_1631453286"/><text:span text:style-name="T82">被保险人信息</text:span><text:bookmark-end text:name="__DdeLink__15349_1631453286"/><text:span text:style-name="T140"> <text:s text:c="5"/>功能类型:添加</text:span></text:p>
      <text:p text:style-name="P161"><text:tab/><text:tab/><text:tab/><text:tab/>隐藏id</text:p>
      <text:p text:style-name="P108"><text:span text:style-name="T171"><text:tab/><text:tab/><text:tab/><text:tab/>字段名称_1:被保险人姓名</text:span><text:span text:style-name="T145"><text:tab/><text:tab/><text:tab/><text:tab/><text:tab/></text:span><text:bookmark-start text:name="__DdeLink__15084_163145328621"/><text:span text:style-name="T35">标签类型:文本框 <text:s/>必填</text:span><text:bookmark-end text:name="__DdeLink__15084_163145328621"/></text:p>
      <text:p text:style-name="P178"><text:span text:style-name="T111"><text:tab/><text:tab/><text:tab/><text:tab/>字段名称_2:证件号码</text:span><text:span text:style-name="T113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32"><text:tab/><text:tab/><text:tab/><text:tab/>字段名称_3:性别<text:tab/><text:tab/><text:tab/><text:tab/><text:tab/><text:tab/><text:tab/><text:span text:style-name="T35">标签类型: 文本框 <text:s/>非必填 <text:s/></text:span></text:p>
      <text:p text:style-name="P231"><text:tab/><text:tab/><text:tab/><text:tab/>字段名称_<text:span text:style-name="T109">4</text:span>:投保年龄<text:tab/><text:tab/><text:tab/><text:tab/><text:tab/><text:tab/><text:span text:style-name="T35">标签类型:文本框 <text:s/>非必填</text:span></text:p>
      <text:p text:style-name="P132"><text:tab/><text:tab/><text:tab/><text:tab/>字段名称_<text:span text:style-name="T109">5</text:span>:层级<text:tab/><text:tab/><text:tab/><text:tab/><text:tab/><text:tab/><text:tab/><text:span text:style-name="T35">标签类型: 文本框 <text:s/>非必填 </text:span></text:p>
      <text:p text:style-name="P133"><text:tab/><text:tab/><text:tab/><text:tab/>字段名称_<text:span text:style-name="T110">6</text:span>:受益人<text:tab/><text:tab/><text:tab/><text:tab/><text:tab/><text:tab/><text:span text:style-name="T35">标签类型: 文本框 非必填</text:span></text:p>
      <text:p text:style-name="P133"><text:tab/><text:tab/><text:tab/><text:tab/>字段名称_<text:span text:style-name="T110">7</text:span>:<text:bookmark-start text:name="__DdeLink__15366_1631453286"/>主被保人姓名<text:bookmark-end text:name="__DdeLink__15366_1631453286"/><text:tab/><text:tab/><text:tab/><text:tab/><text:tab/><text:span text:style-name="T35">标签类型: 文本框 <text:s/>非必填</text:span></text:p>
      <text:p text:style-name="P108"><text:span text:style-name="T35"><text:tab/><text:tab/><text:tab/><text:tab/>字段名称_</text:span><text:span text:style-name="T38">8:</text:span><text:bookmark-start text:name="__DdeLink__15368_1631453286"/><text:span text:style-name="T38">与主被保人关系</text:span><text:bookmark-end text:name="__DdeLink__15368_1631453286"/><text:span text:style-name="T38"><text:tab/><text:tab/><text:tab/><text:tab/></text:span><text:span text:style-name="T35">标签类型:文本框 <text:s/>非必填</text:span></text:p>
      <text:p text:style-name="P20"/>
      <text:p text:style-name="P110"><text:span text:style-name="T35"><text:tab/><text:tab/><text:tab/></text:span><text:span text:style-name="T61">功能名称_</text:span><text:span text:style-name="T73">9</text:span><text:span text:style-name="T35">:</text:span><text:span text:style-name="T61">删除</text:span><text:span text:style-name="T62">被保险人信息</text:span><text:span text:style-name="T35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111"><text:tab/><text:tab/><text:tab/><text:span text:style-name="T78">功能名称_</text:span><text:span text:style-name="T94">10</text:span>:上传附件 <text:s/>功能类型: </text:p>
      <text:p text:style-name="P111"><text:tab/><text:tab/><text:tab/><text:tab/>上传附件 </text:p>
      <text:p text:style-name="P111"><text:tab/><text:tab/><text:tab/></text:p>
      <text:p text:style-name="P111"><text:tab/><text:tab/><text:tab/><text:tab/></text:p>
      <text:p text:style-name="P111"><text:tab/><text:tab/><text:tab/><text:span text:style-name="T78">功能名称_</text:span><text:span text:style-name="T87">1</text:span><text:span text:style-name="T94">1</text:span>:查看附件 <text:s/>功能类型: </text:p>
      <text:p text:style-name="P31"><text:tab/><text:tab/><text:tab/><text:tab/> <text:s/>查看附件</text:p>
      <text:p text:style-name="P31"/>
      <text:p text:style-name="P142"><text:span text:style-name="T35"><text:tab/><text:tab/></text:span><text:bookmark-start text:name="__DdeLink__15140_1631453286"/><text:span text:style-name="T57">导航名_</text:span><text:span text:style-name="T58">4</text:span><text:span text:style-name="T57">:车险信息管理</text:span></text:p>
      <text:p text:style-name="P113"><text:tab/><text:tab/><text:tab/><text:span text:style-name="T78">功能名字_1:</text:span>列表 <text:s/>功能类型:网格 (有网格)<text:bookmark-end text:name="__DdeLink__15140_1631453286"/></text:p>
      <text:p text:style-name="P113"><text:tab/><text:tab/><text:tab/><text:tab/><text:span text:style-name="T1">加上一个字段 ：id <text:s/>文本框 <text:s text:c="3"/>设置隐藏</text:span></text:p>
      <text:p text:style-name="P179"><text:span text:style-name="T111"><text:tab/><text:tab/><text:tab/><text:tab/>字段名称_1:</text:span><text:bookmark-start text:name="__DdeLink__15370_1631453286"/><text:span text:style-name="T114">投保单号</text:span><text:bookmark-end text:name="__DdeLink__15370_1631453286"/></text:p>
      <text:p text:style-name="P179"><text:span text:style-name="T111"><text:tab/><text:tab/><text:tab/><text:tab/>字段名称_2:</text:span><text:span text:style-name="T113">地址</text:span></text:p>
      <text:p text:style-name="P113"><text:tab/><text:tab/><text:tab/><text:tab/>字段名称_3:<text:bookmark-start text:name="__DdeLink__15372_1631453286"/>保单起始时间<text:bookmark-end text:name="__DdeLink__15372_1631453286"/></text:p>
      <text:p text:style-name="P232"><text:tab/><text:tab/><text:tab/><text:tab/>字段名称_<text:span text:style-name="T109">4</text:span>:<text:bookmark-start text:name="__DdeLink__15374_1631453286"/>保单结束时间<text:bookmark-end text:name="__DdeLink__15374_1631453286"/></text:p>
      <text:p text:style-name="P113"><text:tab/><text:tab/><text:tab/><text:tab/>字段名称_<text:span text:style-name="T109">5</text:span>:<text:bookmark-start text:name="__DdeLink__15376_1631453286"/>保险费总金额<text:bookmark-end text:name="__DdeLink__15376_1631453286"/></text:p>
      <text:p text:style-name="P113"><text:tab/><text:tab/><text:tab/><text:tab/>字段名称_<text:span text:style-name="T110">6</text:span>:<text:bookmark-start text:name="__DdeLink__15378_1631453286"/>缴费方式<text:bookmark-end text:name="__DdeLink__15378_1631453286"/></text:p>
      <text:p text:style-name="P113"><text:tab/><text:tab/><text:tab/><text:tab/>字段名称_<text:span text:style-name="T110">7</text:span>:<text:bookmark-start text:name="__DdeLink__15380_1631453286"/>保险合同争议解决方式<text:bookmark-end text:name="__DdeLink__15380_1631453286"/></text:p>
      <text:p text:style-name="P113"><text:tab/><text:tab/><text:tab/><text:tab/>字段名称_<text:span text:style-name="T138">8:</text:span><text:bookmark-start text:name="__DdeLink__15382_1631453286"/><text:span text:style-name="T138">被保险人</text:span><text:bookmark-end text:name="__DdeLink__15382_1631453286"/></text:p>
      <text:p text:style-name="P113"><text:tab/><text:tab/><text:tab/><text:tab/>字段名称_<text:span text:style-name="T138">9:</text:span><text:bookmark-start text:name="__DdeLink__15384_1631453286"/><text:span text:style-name="T138">被保险人身份证号码</text:span><text:bookmark-end text:name="__DdeLink__15384_1631453286"/></text:p>
      <text:p text:style-name="P113"><text:tab/><text:tab/><text:tab/><text:tab/>字段名称_<text:span text:style-name="T138">10:</text:span><text:bookmark-start text:name="__DdeLink__15386_1631453286"/><text:span text:style-name="T138">投保地区</text:span><text:bookmark-end text:name="__DdeLink__15386_1631453286"/></text:p>
      <text:p text:style-name="P113"><text:tab/><text:tab/><text:tab/><text:tab/>字段名称_1<text:span text:style-name="T139">1</text:span>:<text:bookmark-start text:name="__DdeLink__15388_1631453286"/><text:span text:style-name="T140">联系电话</text:span><text:bookmark-end text:name="__DdeLink__15388_1631453286"/></text:p>
      <text:p text:style-name="P179"><text:span text:style-name="T111"><text:tab/><text:tab/><text:tab/><text:tab/>字段名称_</text:span><text:span text:style-name="T128">1</text:span><text:span text:style-name="T111">2:</text:span><text:bookmark-start text:name="__DdeLink__15390_1631453286"/><text:span text:style-name="T113">车牌号码</text:span><text:bookmark-end text:name="__DdeLink__15390_1631453286"/></text:p>
      <text:p text:style-name="P113"><text:tab/><text:tab/><text:tab/><text:tab/>字段名称_<text:span text:style-name="T139">1</text:span>3:<text:bookmark-start text:name="__DdeLink__15392_1631453286"/>品牌厂名<text:bookmark-end text:name="__DdeLink__15392_1631453286"/></text:p>
      <text:p text:style-name="P232"><text:tab/><text:tab/><text:tab/><text:tab/>字段名称_<text:span text:style-name="T139">14</text:span>:<text:bookmark-start text:name="__DdeLink__15394_1631453286"/>车价选择<text:bookmark-end text:name="__DdeLink__15394_1631453286"/></text:p>
      <text:p text:style-name="P113"><text:tab/><text:tab/><text:tab/><text:tab/>字段名称_<text:span text:style-name="T139">15</text:span>:<text:bookmark-start text:name="__DdeLink__15396_1631453286"/>所属性质<text:bookmark-end text:name="__DdeLink__15396_1631453286"/></text:p>
      <text:p text:style-name="P113"><text:tab/><text:tab/><text:tab/><text:tab/>字段名称_<text:span text:style-name="T139">16</text:span>:<text:bookmark-start text:name="__DdeLink__15398_1631453286"/>使用性质<text:bookmark-end text:name="__DdeLink__15398_1631453286"/></text:p>
      <text:p text:style-name="P113"><text:tab/><text:tab/><text:tab/><text:tab/>字段名称_<text:span text:style-name="T139">17</text:span>:<text:bookmark-start text:name="__DdeLink__15400_1631453286"/>机动车种类<text:bookmark-end text:name="__DdeLink__15400_1631453286"/></text:p>
      <text:p text:style-name="P113"><text:tab/><text:tab/><text:tab/><text:tab/>字段名称_<text:span text:style-name="T139">18</text:span>:<text:bookmark-start text:name="__DdeLink__15402_1631453286"/>发动机号码<text:bookmark-end text:name="__DdeLink__15402_1631453286"/></text:p>
      <text:p text:style-name="P113"><text:tab/><text:tab/><text:tab/><text:tab/>字段名称_<text:span text:style-name="T139">19</text:span>:<text:bookmark-start text:name="__DdeLink__15404_1631453286"/>是否为过户车<text:bookmark-end text:name="__DdeLink__15404_1631453286"/></text:p>
      <text:p text:style-name="P113"><text:tab/><text:tab/><text:tab/><text:tab/>字段名称_<text:span text:style-name="T170">20</text:span>:<text:bookmark-start text:name="__DdeLink__15406_1631453286"/>识别代码<text:span text:style-name="T184">(车驾号)</text:span><text:bookmark-end text:name="__DdeLink__15406_1631453286"/></text:p>
      <text:p text:style-name="P114"><text:tab/><text:tab/><text:tab/><text:tab/>字段名称_<text:span text:style-name="T170">21</text:span>:<text:bookmark-start text:name="__DdeLink__15408_1631453286"/>核定载客<text:bookmark-end text:name="__DdeLink__15408_1631453286"/></text:p>
      <text:p text:style-name="P114"><text:soft-page-break/><text:span text:style-name="T35"><text:tab/><text:tab/><text:tab/><text:tab/>字段名称_</text:span><text:span text:style-name="T36">22</text:span><text:span text:style-name="T35">:</text:span><text:bookmark-start text:name="__DdeLink__15410_1631453286"/><text:span text:style-name="T35">核定载质量</text:span><text:bookmark-end text:name="__DdeLink__15410_1631453286"/></text:p>
      <text:p text:style-name="P114"><text:span text:style-name="T35"><text:tab/><text:tab/><text:tab/><text:tab/>字段名称_</text:span><text:span text:style-name="T36">2</text:span><text:span text:style-name="T39">3</text:span><text:span text:style-name="T35">:</text:span><text:bookmark-start text:name="__DdeLink__15412_1631453286"/><text:span text:style-name="T35">排量</text:span><text:bookmark-end text:name="__DdeLink__15412_1631453286"/></text:p>
      <text:p text:style-name="P114"><text:span text:style-name="T35"><text:tab/><text:tab/><text:tab/><text:tab/>字段名称_</text:span><text:span text:style-name="T36">2</text:span><text:span text:style-name="T39">4</text:span><text:span text:style-name="T35">:</text:span><text:bookmark-start text:name="__DdeLink__15414_1631453286"/><text:span text:style-name="T35">功率</text:span><text:bookmark-end text:name="__DdeLink__15414_1631453286"/></text:p>
      <text:p text:style-name="P114"><text:span text:style-name="T35"><text:tab/><text:tab/><text:tab/><text:tab/>字段名称_</text:span><text:span text:style-name="T36">2</text:span><text:span text:style-name="T39">5</text:span><text:span text:style-name="T35">:</text:span><text:bookmark-start text:name="__DdeLink__15416_1631453286"/><text:span text:style-name="T35">车辆初登日期</text:span><text:bookmark-end text:name="__DdeLink__15416_1631453286"/></text:p>
      <text:p text:style-name="P114"><text:span text:style-name="T35"><text:tab/><text:tab/><text:tab/><text:tab/>字段名称_</text:span><text:span text:style-name="T36">2</text:span><text:span text:style-name="T39">6</text:span><text:span text:style-name="T35">:</text:span><text:bookmark-start text:name="__DdeLink__15418_1631453286"/><text:span text:style-name="T35">承包险种</text:span><text:bookmark-end text:name="__DdeLink__15418_1631453286"/></text:p>
      <text:p text:style-name="P114"><text:span text:style-name="T35"><text:tab/><text:tab/><text:tab/><text:tab/>字段名称_</text:span><text:span text:style-name="T36">2</text:span><text:span text:style-name="T39">7</text:span><text:span text:style-name="T35">:</text:span><text:bookmark-start text:name="__DdeLink__15420_1631453286"/><text:span text:style-name="T35">是否不计免陪</text:span><text:bookmark-end text:name="__DdeLink__15420_1631453286"/></text:p>
      <text:p text:style-name="P114"><text:span text:style-name="T35"><text:tab/><text:tab/><text:tab/><text:tab/>字段名称_</text:span><text:span text:style-name="T36">2</text:span><text:span text:style-name="T39">8</text:span><text:span text:style-name="T35">:</text:span><text:bookmark-start text:name="__DdeLink__15422_1631453286"/><text:span text:style-name="T35">费率浮动</text:span><text:bookmark-end text:name="__DdeLink__15422_1631453286"/></text:p>
      <text:p text:style-name="P114"><text:span text:style-name="T35"><text:tab/><text:tab/><text:tab/><text:tab/>字段名称_</text:span><text:span text:style-name="T36">2</text:span><text:span text:style-name="T39">9</text:span><text:span text:style-name="T35">:</text:span><text:bookmark-start text:name="__DdeLink__15424_1631453286"/><text:span text:style-name="T35">保险金额/责任限额</text:span><text:bookmark-end text:name="__DdeLink__15424_1631453286"/></text:p>
      <text:p text:style-name="P114"><text:span text:style-name="T35"><text:tab/><text:tab/><text:tab/><text:tab/>字段名称_</text:span><text:span text:style-name="T39">30</text:span><text:span text:style-name="T35">:</text:span><text:bookmark-start text:name="__DdeLink__15426_1631453286"/><text:span text:style-name="T35">保险费</text:span><text:span text:style-name="T39">(元)</text:span><text:bookmark-end text:name="__DdeLink__15426_1631453286"/></text:p>
      <text:p text:style-name="P114"><text:span text:style-name="T35"><text:tab/><text:tab/><text:tab/><text:tab/>字段名称_</text:span><text:span text:style-name="T39">31</text:span><text:span text:style-name="T35">:</text:span><text:bookmark-start text:name="__DdeLink__15428_1631453286"/><text:span text:style-name="T39">保险费合计</text:span><text:bookmark-end text:name="__DdeLink__15428_1631453286"/></text:p>
      <text:p text:style-name="P114"><text:span text:style-name="T39"><text:tab/><text:tab/><text:tab/><text:tab/>字段名称_32:</text:span><text:bookmark-start text:name="__DdeLink__15430_1631453286"/><text:span text:style-name="T39">内容明细</text:span><text:bookmark-end text:name="__DdeLink__15430_1631453286"/></text:p>
      <text:p text:style-name="P114"><text:span text:style-name="T39"><text:tab/><text:tab/><text:tab/><text:tab/>字段名称_33:</text:span><text:bookmark-start text:name="__DdeLink__15432_1631453286"/><text:span text:style-name="T39">机构名称</text:span><text:bookmark-end text:name="__DdeLink__15432_1631453286"/></text:p>
      <text:p text:style-name="P114"><text:span text:style-name="T39"><text:tab/><text:tab/><text:tab/><text:tab/>字段名称_34:</text:span><text:bookmark-start text:name="__DdeLink__15434_1631453286"/><text:span text:style-name="T39">经办人名字</text:span><text:bookmark-end text:name="__DdeLink__15434_1631453286"/></text:p>
      <text:p text:style-name="P114"><text:span text:style-name="T39"><text:tab/><text:tab/><text:tab/><text:tab/>字段名称_35:</text:span><text:bookmark-start text:name="__DdeLink__15436_1631453286"/><text:span text:style-name="T39">机构地址</text:span><text:bookmark-end text:name="__DdeLink__15436_1631453286"/></text:p>
      <text:p text:style-name="P114"><text:span text:style-name="T39"><text:tab/><text:tab/><text:tab/><text:tab/>字段名称_36:</text:span><text:bookmark-start text:name="__DdeLink__15438_1631453286"/><text:span text:style-name="T39">机构联系方式</text:span><text:bookmark-end text:name="__DdeLink__15438_1631453286"/></text:p>
      <text:p text:style-name="P114"><text:span text:style-name="T39"><text:tab/><text:tab/><text:tab/><text:tab/>字段名称_37:</text:span><text:bookmark-start text:name="__DdeLink__15440_1631453286"/><text:span text:style-name="T39">网址</text:span><text:bookmark-end text:name="__DdeLink__15440_1631453286"/></text:p>
      <text:p text:style-name="P114"><text:span text:style-name="T39"><text:tab/><text:tab/><text:tab/><text:tab/>字段名称_38:</text:span><text:bookmark-start text:name="__DdeLink__15442_1631453286"/><text:span text:style-name="T39">邮政编码</text:span><text:bookmark-end text:name="__DdeLink__15442_1631453286"/></text:p>
      <text:p text:style-name="P114"><text:span text:style-name="T39"><text:tab/><text:tab/><text:tab/><text:tab/>字段名称_39:</text:span><text:bookmark-start text:name="__DdeLink__15444_1631453286"/><text:span text:style-name="T39">签单日期</text:span><text:bookmark-end text:name="__DdeLink__15444_1631453286"/></text:p>
      <text:p text:style-name="P114"><text:span text:style-name="T39"><text:tab/><text:tab/><text:tab/><text:tab/>字段名称_40:</text:span><text:bookmark-start text:name="__DdeLink__15446_1631453286"/><text:span text:style-name="T39">附件</text:span><text:bookmark-end text:name="__DdeLink__15446_1631453286"/></text:p>
      <text:p text:style-name="P114"><text:span text:style-name="T39"><text:tab/><text:tab/><text:tab/><text:tab/>字段名称_41:</text:span><text:bookmark-start text:name="__DdeLink__15448_1631453286"/><text:span text:style-name="T39">是否续签</text:span><text:bookmark-end text:name="__DdeLink__15448_1631453286"/></text:p>
      <text:p text:style-name="P32"/>
      <text:p text:style-name="P115"><text:span text:style-name="T39"><text:tab/><text:tab/><text:tab/></text:span><text:span text:style-name="T61">功能名称_</text:span><text:span text:style-name="T63">2</text:span><text:span text:style-name="T62">：添加</text:span><text:span text:style-name="T35"> <text:s text:c="5"/>功能类型:添加</text:span></text:p>
      <text:p text:style-name="P180"><text:span text:style-name="T111"><text:tab/><text:tab/><text:tab/><text:tab/>字段名称_1:</text:span><text:span text:style-name="T114">投保单号<text:tab/><text:tab/><text:tab/><text:tab/><text:tab/></text:span><text:span text:style-name="T2">标签类型:文本框 <text:s/>必填</text:span></text:p>
      <text:p text:style-name="P180"><text:span text:style-name="T111"><text:tab/><text:tab/><text:tab/><text:tab/>字段名称_2:</text:span><text:span text:style-name="T113">地址<text:tab/><text:tab/><text:tab/><text:tab/><text:tab/><text:tab/></text:span><text:span text:style-name="T2">标签类型:文本框 <text:s/>非必填</text:span></text:p>
      <text:p text:style-name="P115"><text:tab/><text:tab/><text:tab/><text:tab/>字段名称_3:保单起始时间<text:tab/><text:tab/><text:tab/><text:tab/><text:span text:style-name="T35">标签类型:日期框 <text:s/>必填</text:span></text:p>
      <text:p text:style-name="P233"><text:tab/><text:tab/><text:tab/><text:tab/>字段名称_<text:span text:style-name="T109">4</text:span>:保单结束时间<text:tab/><text:tab/><text:tab/><text:tab/><text:span text:style-name="T35">标签类型:日期框 <text:s/>必填</text:span></text:p>
      <text:p text:style-name="P115"><text:tab/><text:tab/><text:tab/><text:tab/>字段名称_<text:span text:style-name="T109">5</text:span>:保险费总金额<text:tab/><text:tab/><text:tab/><text:tab/><text:span text:style-name="T35">标签类型:数字框 <text:s/>非必填 <text:s/>默认</text:span><text:span text:style-name="T41">0.00</text:span></text:p>
      <text:p text:style-name="P115"><text:tab/><text:tab/><text:tab/><text:tab/>字段名称_<text:span text:style-name="T110">6</text:span>:缴费方式<text:tab/><text:tab/><text:tab/><text:tab/><text:tab/><text:span text:style-name="T35">标签类型:文本框 <text:s/>非必填</text:span></text:p>
      <text:p text:style-name="P126"><text:span text:style-name="T35"><text:tab/><text:tab/><text:tab/><text:tab/>字段名称_</text:span><text:span text:style-name="T40">7</text:span><text:span text:style-name="T35">:保险合同争议解决方式<text:tab/><text:tab/>标签类型:文本框 <text:s/>非必填</text:span></text:p>
      <text:p text:style-name="P126"><text:span text:style-name="T35"><text:tab/><text:tab/><text:tab/><text:tab/>字段名称_</text:span><text:span text:style-name="T50">8</text:span><text:span text:style-name="T35">:</text:span><text:span text:style-name="T39">附件</text:span><text:span text:style-name="T35"><text:tab/><text:tab/><text:tab/><text:tab/><text:tab/><text:tab/>标签类型:文本框 <text:s/>非必填</text:span></text:p>
      <text:p text:style-name="P126"><text:span text:style-name="T35"><text:tab/><text:tab/><text:tab/><text:tab/>字段名称_</text:span><text:span text:style-name="T50">9</text:span><text:span text:style-name="T35">:</text:span><text:span text:style-name="T39">是否续签</text:span><text:span text:style-name="T35"><text:tab/><text:tab/><text:tab/><text:tab/><text:tab/>标签类型:下拉框</text:span><text:span text:style-name="T51">(是/否)</text:span><text:span text:style-name="T35"> <text:s/>非必填<text:tab/></text:span></text:p>
      <text:p text:style-name="P23"/>
      <text:p text:style-name="P116"><text:span text:style-name="T35"><text:tab/><text:tab/><text:tab/></text:span><text:span text:style-name="T61">功能名称_</text:span><text:span text:style-name="T64">3</text:span><text:span text:style-name="T62">：编辑</text:span><text:span text:style-name="T35"> <text:s text:c="5"/>功能类型:编辑</text:span></text:p>
      <text:p text:style-name="P24"><text:tab/><text:tab/><text:tab/><text:tab/>隐藏id</text:p>
      <text:p text:style-name="P181"><text:span text:style-name="T111"><text:tab/><text:tab/><text:tab/><text:tab/>字段名称_1:</text:span><text:span text:style-name="T114">投保单号<text:tab/><text:tab/><text:tab/><text:tab/><text:tab/></text:span><text:span text:style-name="T2">标签类型:文本框 <text:s/>必填</text:span></text:p>
      <text:p text:style-name="P181"><text:span text:style-name="T111"><text:tab/><text:tab/><text:tab/><text:tab/>字段名称_2:</text:span><text:span text:style-name="T113">地址<text:tab/><text:tab/><text:tab/><text:tab/><text:tab/><text:tab/></text:span><text:span text:style-name="T2">标签类型:文本框 <text:s/>非必填</text:span></text:p>
      <text:p text:style-name="P116"><text:tab/><text:tab/><text:tab/><text:tab/>字段名称_3:保单起始时间<text:tab/><text:tab/><text:tab/><text:tab/><text:span text:style-name="T35">标签类型:日期框 <text:s/>必填</text:span></text:p>
      <text:p text:style-name="P234"><text:tab/><text:tab/><text:tab/><text:tab/>字段名称_<text:span text:style-name="T109">4</text:span>:保单结束时间<text:tab/><text:tab/><text:tab/><text:tab/><text:span text:style-name="T35">标签类型:日期框 <text:s/>必填</text:span></text:p>
      <text:p text:style-name="P116"><text:tab/><text:tab/><text:tab/><text:tab/>字段名称_<text:span text:style-name="T109">5</text:span>:保险费总金额<text:tab/><text:tab/><text:tab/><text:tab/><text:span text:style-name="T35">标签类型:数字框 <text:s/>非必填 <text:s/>默认</text:span><text:span text:style-name="T41">0.00</text:span></text:p>
      <text:p text:style-name="P116"><text:tab/><text:tab/><text:tab/><text:tab/>字段名称_<text:span text:style-name="T110">6</text:span>:缴费方式<text:tab/><text:tab/><text:tab/><text:tab/><text:tab/><text:span text:style-name="T35">标签类型:文本框 <text:s/>非必填</text:span></text:p>
      <text:p text:style-name="P127"><text:span text:style-name="T35"><text:tab/><text:tab/><text:tab/><text:tab/>字段名称_</text:span><text:span text:style-name="T40">7</text:span><text:span text:style-name="T35">:保险合同争议解决方式<text:tab/><text:tab/>标签类型:文本框 <text:s/>非必填<text:tab/></text:span></text:p>
      <text:p text:style-name="P127"><text:span text:style-name="T35"><text:tab/><text:tab/><text:tab/><text:tab/>字段名称_</text:span><text:span text:style-name="T50">8</text:span><text:span text:style-name="T35">:</text:span><text:span text:style-name="T39">附件</text:span><text:span text:style-name="T35"><text:tab/><text:tab/><text:tab/><text:tab/><text:tab/><text:tab/>标签类型:文本框 <text:s/>非必填</text:span></text:p>
      <text:p text:style-name="P127"><text:span text:style-name="T35"><text:tab/><text:tab/><text:tab/><text:tab/>字段名称_</text:span><text:span text:style-name="T50">9</text:span><text:span text:style-name="T35">:</text:span><text:span text:style-name="T39">是否续签</text:span><text:span text:style-name="T35"><text:tab/><text:tab/><text:tab/><text:tab/><text:tab/>标签类型:下拉框</text:span><text:span text:style-name="T51">(是/否)</text:span><text:span text:style-name="T35"> <text:s/>非必填<text:tab/></text:span></text:p>
      <text:p text:style-name="P33"><text:tab/><text:tab/><text:tab/></text:p>
      <text:p text:style-name="P117"><text:span text:style-name="T65"><text:tab/><text:tab/><text:tab/></text:span><text:span text:style-name="T61">功能名称_</text:span><text:span text:style-name="T66">4</text:span><text:span text:style-name="T62">：</text:span><text:bookmark-start text:name="__DdeLink__15486_1631453286"/><text:bookmark-start text:name="__DdeLink__15495_1631453286"/><text:span text:style-name="T62">编辑被保险机动车信息</text:span><text:bookmark-end text:name="__DdeLink__15486_1631453286"/><text:span text:style-name="T35"> </text:span><text:bookmark-end text:name="__DdeLink__15495_1631453286"/><text:span text:style-name="T35"><text:s text:c="5"/>功能类型:编辑</text:span></text:p>
      <text:p text:style-name="P25"><text:soft-page-break/><text:tab/><text:tab/><text:tab/><text:tab/>隐藏id</text:p>
      <text:p text:style-name="P118"><text:span text:style-name="T35"><text:tab/><text:tab/><text:tab/><text:tab/>字段名称_</text:span><text:span text:style-name="T42">1</text:span><text:span text:style-name="T38">:被保险人<text:tab/><text:tab/><text:tab/><text:tab/><text:tab/></text:span><text:span text:style-name="T35">标签类型:文本框 <text:s/>必填</text:span></text:p>
      <text:p text:style-name="P118"><text:tab/><text:tab/><text:tab/><text:tab/>字段名称_<text:span text:style-name="T185">2:被保险人身份证号码<text:tab/><text:tab/></text:span><text:span text:style-name="T35">标签类型:文本框 <text:s text:c="2"/>非必填</text:span></text:p>
      <text:p text:style-name="P118"><text:tab/><text:tab/><text:tab/><text:tab/>字段名称_<text:span text:style-name="T185">3:投保地区<text:tab/><text:tab/><text:tab/><text:tab/><text:tab/></text:span><text:span text:style-name="T35">标签类型:文本框 <text:s text:c="2"/>非必填</text:span></text:p>
      <text:p text:style-name="P118"><text:tab/><text:tab/><text:tab/><text:tab/>字段名称_<text:span text:style-name="T185">4</text:span>:<text:span text:style-name="T140">联系电话<text:tab/><text:tab/><text:tab/><text:tab/><text:tab/></text:span><text:span text:style-name="T35">标签类型:文本框 <text:s text:c="2"/>非必填</text:span></text:p>
      <text:p text:style-name="P182"><text:span text:style-name="T111"><text:tab/><text:tab/><text:tab/><text:tab/>字段名称_</text:span><text:span text:style-name="T130">5</text:span><text:span text:style-name="T111">:</text:span><text:span text:style-name="T113">车牌号码<text:tab/><text:tab/><text:tab/><text:tab/><text:tab/></text:span><text:span text:style-name="T2">标签类型:文本框 <text:s text:c="2"/>非必填</text:span></text:p>
      <text:p text:style-name="P118"><text:tab/><text:tab/><text:tab/><text:tab/>字段名称_<text:span text:style-name="T186">6</text:span>:品牌厂名<text:tab/><text:tab/><text:tab/><text:tab/><text:tab/><text:span text:style-name="T35">标签类型:文本框 <text:s text:c="2"/>非必填</text:span></text:p>
      <text:p text:style-name="P235"><text:tab/><text:tab/><text:tab/><text:tab/>字段名称_<text:span text:style-name="T186">7</text:span>:车价选择<text:tab/><text:tab/><text:tab/><text:tab/><text:tab/><text:span text:style-name="T35">标签类型:文本框 <text:s text:c="2"/>非必填</text:span></text:p>
      <text:p text:style-name="P118"><text:tab/><text:tab/><text:tab/><text:tab/>字段名称_<text:span text:style-name="T186">8</text:span>:所属性质<text:tab/><text:tab/><text:tab/><text:tab/><text:tab/><text:span text:style-name="T35">标签类型:文本框 <text:s text:c="2"/>非必填</text:span></text:p>
      <text:p text:style-name="P118"><text:tab/><text:tab/><text:tab/><text:tab/>字段名称_<text:span text:style-name="T186">9</text:span>:使用性质<text:tab/><text:tab/><text:tab/><text:tab/><text:tab/><text:span text:style-name="T35">标签类型:文本框 <text:s text:c="2"/>非必填</text:span></text:p>
      <text:p text:style-name="P118"><text:tab/><text:tab/><text:tab/><text:tab/>字段名称_<text:span text:style-name="T139">10</text:span>:机动车种类<text:tab/><text:tab/><text:tab/><text:tab/><text:span text:style-name="T35">标签类型:文本框 <text:s text:c="2"/>非必填</text:span></text:p>
      <text:p text:style-name="P118"><text:tab/><text:tab/><text:tab/><text:tab/>字段名称_<text:span text:style-name="T139">11</text:span>:发动机号码<text:tab/><text:tab/><text:tab/><text:tab/><text:span text:style-name="T35">标签类型:文本框 <text:s text:c="2"/>非必填</text:span></text:p>
      <text:p text:style-name="P118"><text:tab/><text:tab/><text:tab/><text:tab/>字段名称_<text:span text:style-name="T139">12</text:span>:是否为过户车<text:tab/><text:tab/><text:tab/><text:span text:style-name="T35">标签类型:下拉框（</text:span><text:span text:style-name="T44">是/否</text:span><text:span text:style-name="T35">） <text:s text:c="2"/>非必填</text:span></text:p>
      <text:p text:style-name="P119"><text:tab/><text:tab/><text:tab/><text:tab/>字段名称_<text:span text:style-name="T186">13</text:span>:识别代码<text:span text:style-name="T184">(车驾号)<text:tab/><text:tab/></text:span><text:span text:style-name="T35">标签类型:文本框 <text:s text:c="2"/>非必填</text:span><text:span text:style-name="T184"><text:tab/></text:span></text:p>
      <text:p text:style-name="P119"><text:tab/><text:tab/><text:tab/><text:tab/>字段名称_<text:span text:style-name="T170">14</text:span>:核定载客<text:tab/><text:tab/><text:tab/><text:tab/><text:span text:style-name="T35">标签类型:文本框 <text:s text:c="2"/>非必填</text:span></text:p>
      <text:p text:style-name="P119"><text:span text:style-name="T35"><text:tab/><text:tab/><text:tab/><text:tab/>字段名称_</text:span><text:span text:style-name="T43">15</text:span><text:span text:style-name="T35">:核定载质量<text:tab/><text:tab/><text:tab/><text:tab/>标签类型:文本框 <text:s text:c="2"/>非必填</text:span></text:p>
      <text:p text:style-name="P119"><text:span text:style-name="T35"><text:tab/><text:tab/><text:tab/><text:tab/>字段名称_</text:span><text:span text:style-name="T43">16</text:span><text:span text:style-name="T35">:排量<text:tab/><text:tab/><text:tab/><text:tab/><text:tab/><text:tab/>标签类型:文本框 <text:s text:c="2"/>非必填</text:span></text:p>
      <text:p text:style-name="P119"><text:span text:style-name="T35"><text:tab/><text:tab/><text:tab/><text:tab/>字段名称_</text:span><text:span text:style-name="T43">17</text:span><text:span text:style-name="T35">:功率<text:tab/><text:tab/><text:tab/><text:tab/><text:tab/><text:tab/>标签类型:文本框 <text:s text:c="2"/>非必填</text:span></text:p>
      <text:p text:style-name="P119"><text:span text:style-name="T35"><text:tab/><text:tab/><text:tab/><text:tab/>字段名称_</text:span><text:span text:style-name="T43">18</text:span><text:span text:style-name="T35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4"><text:tab/><text:tab/><text:tab/></text:p>
      <text:p text:style-name="P120"><text:span text:style-name="T65"><text:tab/><text:tab/><text:tab/></text:span><text:span text:style-name="T61">功能名称_</text:span><text:span text:style-name="T67">5</text:span><text:span text:style-name="T62">：</text:span><text:bookmark-start text:name="__DdeLink__15497_1631453286"/><text:bookmark-start text:name="__DdeLink__15488_1631453286"/><text:span text:style-name="T62">编辑要约内容</text:span><text:bookmark-end text:name="__DdeLink__15497_1631453286"/><text:bookmark-end text:name="__DdeLink__15488_1631453286"/><text:span text:style-name="T35"> <text:s text:c="5"/>功能类型:编辑</text:span></text:p>
      <text:p text:style-name="P27"><text:tab/><text:tab/><text:tab/><text:tab/>隐藏id</text:p>
      <text:p text:style-name="P121"><text:span text:style-name="T35"><text:tab/><text:tab/><text:tab/><text:tab/>字段名称_</text:span><text:span text:style-name="T45">1</text:span><text:span text:style-name="T35">:承包险种<text:tab/><text:tab/><text:tab/><text:tab/>标签类型:文本框 <text:s text:c="2"/>非必填</text:span></text:p>
      <text:p text:style-name="P121"><text:span text:style-name="T35"><text:tab/><text:tab/><text:tab/><text:tab/>字段名称_</text:span><text:span text:style-name="T45">2</text:span><text:span text:style-name="T35">:是否不计免陪<text:tab/><text:tab/><text:tab/>标签类型:下拉框</text:span><text:span text:style-name="T46">(是/否)</text:span><text:span text:style-name="T35"> <text:s text:c="2"/>非必填</text:span></text:p>
      <text:p text:style-name="P121"><text:span text:style-name="T35"><text:tab/><text:tab/><text:tab/><text:tab/>字段名称_</text:span><text:span text:style-name="T45">3</text:span><text:span text:style-name="T35">:费率浮动<text:tab/><text:tab/><text:tab/><text:tab/>标签类型:文本框 <text:s text:c="2"/>非必填</text:span></text:p>
      <text:p text:style-name="P121"><text:span text:style-name="T35"><text:tab/><text:tab/><text:tab/><text:tab/>字段名称_</text:span><text:span text:style-name="T45">4</text:span><text:span text:style-name="T35">:保险金额/责任限额<text:tab/><text:tab/>标签类型:数字框 <text:s text:c="2"/>非必填<text:tab/>默认</text:span><text:span text:style-name="T47">0.00</text:span></text:p>
      <text:p text:style-name="P122"><text:span text:style-name="T35"><text:tab/><text:tab/><text:tab/><text:tab/>字段名称_</text:span><text:span text:style-name="T45">5</text:span><text:span text:style-name="T35">:保险费</text:span><text:span text:style-name="T39">(元)<text:tab/><text:tab/><text:tab/><text:tab/></text:span><text:span text:style-name="T35">标签类型:数字框 <text:s text:c="2"/>非必填 <text:s text:c="3"/>默认</text:span><text:span text:style-name="T47">0.00</text:span></text:p>
      <text:p text:style-name="P123"><text:span text:style-name="T35"><text:tab/><text:tab/><text:tab/><text:tab/>字段名称_</text:span><text:span text:style-name="T45">6</text:span><text:span text:style-name="T35">:</text:span><text:span text:style-name="T39">保险费合计<text:tab/><text:tab/><text:tab/></text:span><text:span text:style-name="T35">标签类型:数字框 <text:s text:c="2"/>非必填 <text:s text:c="4"/>默认</text:span><text:span text:style-name="T47">0.00</text:span></text:p>
      <text:p text:style-name="P35"><text:tab/><text:tab/><text:tab/></text:p>
      <text:p text:style-name="P123"><text:span text:style-name="T65"><text:tab/><text:tab/><text:tab/></text:span><text:span text:style-name="T61">功能名称_</text:span><text:span text:style-name="T68">6</text:span><text:span text:style-name="T62">：</text:span><text:bookmark-start text:name="__DdeLink__15499_1631453286"/><text:bookmark-start text:name="__DdeLink__15490_1631453286"/><text:span text:style-name="T62">编辑特别约定</text:span><text:bookmark-end text:name="__DdeLink__15499_1631453286"/><text:bookmark-end text:name="__DdeLink__15490_1631453286"/><text:span text:style-name="T35"> <text:s text:c="5"/>功能类型:编辑</text:span></text:p>
      <text:p text:style-name="P45"><text:tab/><text:tab/><text:tab/><text:tab/>隐藏id</text:p>
      <text:p text:style-name="P124"><text:span text:style-name="T47"><text:tab/><text:tab/><text:tab/><text:tab/></text:span><text:span text:style-name="T39">字段名称_</text:span><text:span text:style-name="T48">1</text:span><text:span text:style-name="T39">:内容明细 <text:s text:c="2"/><text:tab/><text:tab/><text:tab/></text:span><text:span text:style-name="T35">标签类型:文本框 <text:s text:c="2"/>非必填</text:span></text:p>
      <text:p text:style-name="P36"><text:tab/><text:tab/><text:tab/></text:p>
      <text:p text:style-name="P124"><text:span text:style-name="T65"><text:tab/><text:tab/><text:tab/></text:span><text:span text:style-name="T61">功能名称_</text:span><text:span text:style-name="T69">7</text:span><text:span text:style-name="T62">：</text:span><text:bookmark-start text:name="__DdeLink__15501_1631453286"/><text:bookmark-start text:name="__DdeLink__15492_1631453286"/><text:span text:style-name="T62">编辑销售机构信息</text:span><text:bookmark-end text:name="__DdeLink__15501_1631453286"/><text:bookmark-end text:name="__DdeLink__15492_1631453286"/><text:span text:style-name="T35"> <text:s text:c="5"/>功能类型:编辑</text:span></text:p>
      <text:p text:style-name="P46"><text:tab/><text:tab/><text:tab/><text:tab/>隐藏id</text:p>
      <text:p text:style-name="P125"><text:span text:style-name="T47"><text:tab/><text:tab/><text:tab/><text:tab/></text:span><text:span text:style-name="T39">字段名称_</text:span><text:span text:style-name="T49">1</text:span><text:span text:style-name="T39">:机构名称<text:tab/><text:tab/><text:tab/><text:tab/></text:span><text:span text:style-name="T35">标签类型:文本框 <text:s text:c="2"/>非必填</text:span></text:p>
      <text:p text:style-name="P125"><text:span text:style-name="T39"><text:tab/><text:tab/><text:tab/><text:tab/>字段名称_</text:span><text:span text:style-name="T49">2</text:span><text:span text:style-name="T39">:经办人名字<text:tab/><text:tab/><text:tab/></text:span><text:span text:style-name="T35">标签类型:文本框 <text:s text:c="2"/>非必填</text:span></text:p>
      <text:p text:style-name="P125"><text:span text:style-name="T39"><text:tab/><text:tab/><text:tab/><text:tab/>字段名称_</text:span><text:span text:style-name="T49">3</text:span><text:span text:style-name="T39">:机构地址<text:tab/><text:tab/><text:tab/><text:tab/></text:span><text:span text:style-name="T35">标签类型:文本框 <text:s text:c="2"/>非必填</text:span></text:p>
      <text:p text:style-name="P125"><text:span text:style-name="T39"><text:tab/><text:tab/><text:tab/><text:tab/>字段名称_</text:span><text:span text:style-name="T49">4</text:span><text:span text:style-name="T39">:机构联系方式<text:tab/><text:tab/><text:tab/></text:span><text:span text:style-name="T35">标签类型:文本框 <text:s text:c="2"/>非必填</text:span><text:span text:style-name="T39"><text:tab/></text:span></text:p>
      <text:p text:style-name="P125"><text:span text:style-name="T39"><text:tab/><text:tab/><text:tab/><text:tab/>字段名称_</text:span><text:span text:style-name="T49">5</text:span><text:span text:style-name="T39">:网址<text:tab/><text:tab/><text:tab/><text:tab/><text:tab/></text:span><text:span text:style-name="T35">标签类型:文本框 <text:s text:c="2"/>非必填</text:span></text:p>
      <text:p text:style-name="P125"><text:span text:style-name="T39"><text:tab/><text:tab/><text:tab/><text:tab/>字段名称_</text:span><text:span text:style-name="T49">6</text:span><text:span text:style-name="T39">:邮政编码<text:tab/><text:tab/><text:tab/><text:tab/></text:span><text:span text:style-name="T35">标签类型:文本框 <text:s text:c="2"/>非必填</text:span></text:p>
      <text:p text:style-name="P125"><text:span text:style-name="T39"><text:tab/><text:tab/><text:tab/><text:tab/>字段名称_</text:span><text:span text:style-name="T49">7</text:span><text:span text:style-name="T39">:签单日期<text:tab/><text:tab/><text:tab/><text:tab/></text:span><text:span text:style-name="T35">标签类型:日期框 <text:s text:c="2"/>非必填</text:span></text:p>
      <text:p text:style-name="P46"><text:tab/><text:tab/><text:tab/><text:tab/></text:p>
      <text:p text:style-name="P129"><text:soft-page-break/><text:span text:style-name="T47"><text:tab/><text:tab/><text:tab/></text:span><text:span text:style-name="T61">功能名字_</text:span><text:span text:style-name="T70">8</text:span><text:span text:style-name="T61">:删除 <text:s text:c="2"/></text:span><text:span text:style-name="T35"><text:s text:c="2"/>功能类型:</text:span><text:span text:style-name="T55"> <text:s/></text:span></text:p>
      <text:p text:style-name="P49"><text:tab/><text:tab/><text:tab/><text:tab/>确定删除该数据？</text:p>
      <text:p text:style-name="P49"/>
      <text:p text:style-name="P128"><text:span text:style-name="T47"><text:tab/><text:tab/><text:tab/></text:span><text:span text:style-name="T61">功能名字_</text:span><text:span text:style-name="T71">9</text:span><text:span text:style-name="T61">:查看详情</text:span><text:span text:style-name="T35"> <text:s/>功能类型:</text:span><text:span text:style-name="T55"> <text:s text:c="2"/>下面的字段是不可以编辑的</text:span></text:p>
      <text:p text:style-name="P183"><text:span text:style-name="T111"><text:tab/><text:tab/><text:tab/><text:tab/>字段名称_1:</text:span><text:span text:style-name="T114">投保单号</text:span></text:p>
      <text:p text:style-name="P183"><text:span text:style-name="T111"><text:tab/><text:tab/><text:tab/><text:tab/>字段名称_2:</text:span><text:span text:style-name="T113">地址</text:span></text:p>
      <text:p text:style-name="P128"><text:tab/><text:tab/><text:tab/><text:tab/>字段名称_3:保单起始时间</text:p>
      <text:p text:style-name="P236"><text:tab/><text:tab/><text:tab/><text:tab/>字段名称_<text:span text:style-name="T109">4</text:span>:保单结束时间</text:p>
      <text:p text:style-name="P128"><text:tab/><text:tab/><text:tab/><text:tab/>字段名称_<text:span text:style-name="T109">5</text:span>:保险费总金额</text:p>
      <text:p text:style-name="P128"><text:tab/><text:tab/><text:tab/><text:tab/>字段名称_<text:span text:style-name="T110">6</text:span>:缴费方式</text:p>
      <text:p text:style-name="P128"><text:tab/><text:tab/><text:tab/><text:tab/>字段名称_<text:span text:style-name="T110">7</text:span>:保险合同争议解决方式</text:p>
      <text:p text:style-name="P128"><text:tab/><text:tab/><text:tab/><text:tab/>字段名称_<text:span text:style-name="T138">8:被保险人</text:span></text:p>
      <text:p text:style-name="P128"><text:tab/><text:tab/><text:tab/><text:tab/>字段名称_<text:span text:style-name="T138">9:被保险人身份证号码</text:span></text:p>
      <text:p text:style-name="P128"><text:tab/><text:tab/><text:tab/><text:tab/>字段名称_<text:span text:style-name="T138">10:投保地区</text:span></text:p>
      <text:p text:style-name="P128"><text:tab/><text:tab/><text:tab/><text:tab/>字段名称_1<text:span text:style-name="T139">1</text:span>:<text:span text:style-name="T140">联系电话</text:span></text:p>
      <text:p text:style-name="P183"><text:span text:style-name="T111"><text:tab/><text:tab/><text:tab/><text:tab/>字段名称_</text:span><text:span text:style-name="T128">1</text:span><text:span text:style-name="T111">2:</text:span><text:span text:style-name="T113">车牌号码</text:span></text:p>
      <text:p text:style-name="P128"><text:tab/><text:tab/><text:tab/><text:tab/>字段名称_<text:span text:style-name="T139">1</text:span>3:品牌厂名</text:p>
      <text:p text:style-name="P236"><text:tab/><text:tab/><text:tab/><text:tab/>字段名称_<text:span text:style-name="T139">14</text:span>:车价选择</text:p>
      <text:p text:style-name="P128"><text:tab/><text:tab/><text:tab/><text:tab/>字段名称_<text:span text:style-name="T139">15</text:span>:所属性质</text:p>
      <text:p text:style-name="P128"><text:tab/><text:tab/><text:tab/><text:tab/>字段名称_<text:span text:style-name="T139">16</text:span>:使用性质</text:p>
      <text:p text:style-name="P128"><text:tab/><text:tab/><text:tab/><text:tab/>字段名称_<text:span text:style-name="T139">17</text:span>:机动车种类</text:p>
      <text:p text:style-name="P128"><text:tab/><text:tab/><text:tab/><text:tab/>字段名称_<text:span text:style-name="T139">18</text:span>:发动机号码</text:p>
      <text:p text:style-name="P128"><text:tab/><text:tab/><text:tab/><text:tab/>字段名称_<text:span text:style-name="T139">19</text:span>:是否为过户车</text:p>
      <text:p text:style-name="P128"><text:tab/><text:tab/><text:tab/><text:tab/>字段名称_<text:span text:style-name="T170">20</text:span>:识别代码<text:span text:style-name="T184">(车驾号)</text:span></text:p>
      <text:p text:style-name="P128"><text:tab/><text:tab/><text:tab/><text:tab/>字段名称_<text:span text:style-name="T170">21</text:span>:核定载客</text:p>
      <text:p text:style-name="P128"><text:span text:style-name="T35"><text:tab/><text:tab/><text:tab/><text:tab/>字段名称_</text:span><text:span text:style-name="T36">22</text:span><text:span text:style-name="T35">:核定载质量</text:span></text:p>
      <text:p text:style-name="P128"><text:span text:style-name="T35"><text:tab/><text:tab/><text:tab/><text:tab/>字段名称_</text:span><text:span text:style-name="T36">2</text:span><text:span text:style-name="T39">3</text:span><text:span text:style-name="T35">:排量</text:span></text:p>
      <text:p text:style-name="P128"><text:span text:style-name="T35"><text:tab/><text:tab/><text:tab/><text:tab/>字段名称_</text:span><text:span text:style-name="T36">2</text:span><text:span text:style-name="T39">4</text:span><text:span text:style-name="T35">:功率</text:span></text:p>
      <text:p text:style-name="P128"><text:span text:style-name="T35"><text:tab/><text:tab/><text:tab/><text:tab/>字段名称_</text:span><text:span text:style-name="T36">2</text:span><text:span text:style-name="T39">5</text:span><text:span text:style-name="T35">:车辆初登日期</text:span></text:p>
      <text:p text:style-name="P128"><text:span text:style-name="T35"><text:tab/><text:tab/><text:tab/><text:tab/>字段名称_</text:span><text:span text:style-name="T36">2</text:span><text:span text:style-name="T39">6</text:span><text:span text:style-name="T35">:承包险种</text:span></text:p>
      <text:p text:style-name="P128"><text:span text:style-name="T35"><text:tab/><text:tab/><text:tab/><text:tab/>字段名称_</text:span><text:span text:style-name="T36">2</text:span><text:span text:style-name="T39">7</text:span><text:span text:style-name="T35">:是否不计免陪</text:span></text:p>
      <text:p text:style-name="P128"><text:span text:style-name="T35"><text:tab/><text:tab/><text:tab/><text:tab/>字段名称_</text:span><text:span text:style-name="T36">2</text:span><text:span text:style-name="T39">8</text:span><text:span text:style-name="T35">:费率浮动</text:span></text:p>
      <text:p text:style-name="P128"><text:span text:style-name="T35"><text:tab/><text:tab/><text:tab/><text:tab/>字段名称_</text:span><text:span text:style-name="T36">2</text:span><text:span text:style-name="T39">9</text:span><text:span text:style-name="T35">:保险金额/责任限额</text:span></text:p>
      <text:p text:style-name="P128"><text:span text:style-name="T35"><text:tab/><text:tab/><text:tab/><text:tab/>字段名称_</text:span><text:span text:style-name="T39">30</text:span><text:span text:style-name="T35">:保险费</text:span><text:span text:style-name="T39">(元)</text:span></text:p>
      <text:p text:style-name="P128"><text:span text:style-name="T35"><text:tab/><text:tab/><text:tab/><text:tab/>字段名称_</text:span><text:span text:style-name="T39">31</text:span><text:span text:style-name="T35">:</text:span><text:span text:style-name="T39">保险费合计</text:span></text:p>
      <text:p text:style-name="P37"><text:tab/><text:tab/><text:tab/><text:tab/>字段名称_32:内容明细</text:p>
      <text:p text:style-name="P37"><text:tab/><text:tab/><text:tab/><text:tab/>字段名称_33:机构名称</text:p>
      <text:p text:style-name="P37"><text:tab/><text:tab/><text:tab/><text:tab/>字段名称_34:经办人名字</text:p>
      <text:p text:style-name="P37"><text:tab/><text:tab/><text:tab/><text:tab/>字段名称_35:机构地址</text:p>
      <text:p text:style-name="P37"><text:tab/><text:tab/><text:tab/><text:tab/>字段名称_36:机构联系方式</text:p>
      <text:p text:style-name="P37"><text:tab/><text:tab/><text:tab/><text:tab/>字段名称_37:网址</text:p>
      <text:p text:style-name="P37"><text:tab/><text:tab/><text:tab/><text:tab/>字段名称_38:邮政编码</text:p>
      <text:p text:style-name="P37"><text:tab/><text:tab/><text:tab/><text:tab/>字段名称_39:签单日期</text:p>
      <text:p text:style-name="P37"><text:tab/><text:tab/><text:tab/><text:tab/>字段名称_40:附件</text:p>
      <text:p text:style-name="P37"><text:tab/><text:tab/><text:tab/><text:tab/>字段名称_41:是否续签</text:p>
      <text:p text:style-name="P246"/>
      <text:p text:style-name="P129"><text:tab/><text:tab/><text:tab/><text:span text:style-name="T78">功能名称_</text:span><text:span text:style-name="T90">10</text:span>:上传附件 <text:s/>功能类型: </text:p>
      <text:p text:style-name="P129"><text:tab/><text:tab/><text:tab/><text:tab/>上传附件 </text:p>
      <text:p text:style-name="P129"><text:tab/><text:tab/><text:tab/></text:p>
      <text:p text:style-name="P129"><text:soft-page-break/><text:tab/><text:tab/><text:tab/><text:tab/></text:p>
      <text:p text:style-name="P129"><text:tab/><text:tab/><text:tab/><text:span text:style-name="T78">功能名称_</text:span><text:span text:style-name="T87">1</text:span><text:span text:style-name="T90">1</text:span>:查看附件 <text:s/>功能类型: </text:p>
      <text:p text:style-name="P38"><text:tab/><text:tab/><text:tab/><text:tab/> <text:s/>查看附件</text:p>
      <text:p text:style-name="P38"/>
      <text:p text:style-name="P143"><text:span text:style-name="T39"><text:tab/><text:tab/></text:span><text:span text:style-name="T57">导航名_</text:span><text:span text:style-name="T59">5</text:span><text:span text:style-name="T57">:</text:span><text:bookmark-start text:name="__DdeLink__9872_1658242472"/><text:bookmark-start text:name="__DdeLink__15522_1631453286"/><text:span text:style-name="T57">意外险记录</text:span><text:bookmark-end text:name="__DdeLink__9872_1658242472"/><text:bookmark-end text:name="__DdeLink__15522_1631453286"/></text:p>
      <text:p text:style-name="P138"><text:span text:style-name="T39"><text:tab/><text:tab/><text:tab/></text:span><text:span text:style-name="T65">功能名字_1:</text:span><text:span text:style-name="T39">列表 <text:s/>功能类型:网格 (有网格)</text:span></text:p>
      <text:p text:style-name="P134"><text:span text:style-name="T39"><text:tab/><text:tab/><text:tab/><text:tab/></text:span><text:span text:style-name="T35">字段名称_1:</text:span><text:bookmark-start text:name="__DdeLink__9842_1658242472"/><text:bookmark-start text:name="__DdeLink__15524_1631453286"/><text:span text:style-name="T52">商业险类型</text:span><text:bookmark-end text:name="__DdeLink__9842_1658242472"/><text:bookmark-end text:name="__DdeLink__15524_1631453286"/></text:p>
      <text:p text:style-name="P185"><text:span text:style-name="T111"><text:tab/><text:tab/><text:tab/><text:tab/>字段名称_2:</text:span><text:bookmark-start text:name="__DdeLink__9844_1658242472"/><text:bookmark-start text:name="__DdeLink__15526_1631453286"/><text:span text:style-name="T113">商业险名称</text:span><text:bookmark-end text:name="__DdeLink__9844_1658242472"/><text:bookmark-end text:name="__DdeLink__15526_1631453286"/></text:p>
      <text:p text:style-name="P134"><text:tab/><text:tab/><text:tab/><text:tab/>字段名称_3:<text:bookmark-start text:name="__DdeLink__9846_1658242472"/><text:bookmark-start text:name="__DdeLink__15528_1631453286"/>保单生效日<text:bookmark-end text:name="__DdeLink__9846_1658242472"/><text:bookmark-end text:name="__DdeLink__15528_1631453286"/></text:p>
      <text:p text:style-name="P238"><text:tab/><text:tab/><text:tab/><text:tab/>字段名称_<text:span text:style-name="T109">4</text:span>:<text:bookmark-start text:name="__DdeLink__9848_1658242472"/><text:bookmark-start text:name="__DdeLink__15530_1631453286"/>保单期满日<text:bookmark-end text:name="__DdeLink__9848_1658242472"/><text:bookmark-end text:name="__DdeLink__15530_1631453286"/></text:p>
      <text:p text:style-name="P134"><text:tab/><text:tab/><text:tab/><text:tab/>字段名称_<text:span text:style-name="T109">5</text:span>:<text:bookmark-start text:name="__DdeLink__9850_1658242472"/><text:bookmark-start text:name="__DdeLink__15532_1631453286"/>投保人名字<text:bookmark-end text:name="__DdeLink__9850_1658242472"/><text:bookmark-end text:name="__DdeLink__15532_1631453286"/></text:p>
      <text:p text:style-name="P134"><text:tab/><text:tab/><text:tab/><text:tab/>字段名称_<text:span text:style-name="T110">6</text:span>:<text:bookmark-start text:name="__DdeLink__9852_1658242472"/><text:bookmark-start text:name="__DdeLink__15534_1631453286"/>被保险人名字<text:bookmark-end text:name="__DdeLink__9852_1658242472"/><text:bookmark-end text:name="__DdeLink__15534_1631453286"/></text:p>
      <text:p text:style-name="P134"><text:tab/><text:tab/><text:tab/><text:tab/>字段名称_<text:span text:style-name="T110">7</text:span>:<text:bookmark-start text:name="__DdeLink__9854_1658242472"/><text:bookmark-start text:name="__DdeLink__15536_1631453286"/>险种名称<text:bookmark-end text:name="__DdeLink__9854_1658242472"/><text:bookmark-end text:name="__DdeLink__15536_1631453286"/></text:p>
      <text:p text:style-name="P134"><text:tab/><text:tab/><text:tab/><text:tab/>字段名称_<text:span text:style-name="T138">8:</text:span><text:bookmark-start text:name="__DdeLink__9856_1658242472"/><text:bookmark-start text:name="__DdeLink__15538_1631453286"/><text:span text:style-name="T138">组合名称</text:span><text:bookmark-end text:name="__DdeLink__9856_1658242472"/><text:bookmark-end text:name="__DdeLink__15538_1631453286"/></text:p>
      <text:p text:style-name="P134"><text:tab/><text:tab/><text:tab/><text:tab/>字段名称_<text:span text:style-name="T138">9:</text:span><text:bookmark-start text:name="__DdeLink__9858_1658242472"/><text:bookmark-start text:name="__DdeLink__15540_1631453286"/><text:bookmark-start text:name="__DdeLink__15542_1631453286"/><text:span text:style-name="T138">销售机构名称</text:span><text:bookmark-end text:name="__DdeLink__9858_1658242472"/><text:bookmark-end text:name="__DdeLink__15540_1631453286"/><text:bookmark-end text:name="__DdeLink__15542_1631453286"/></text:p>
      <text:p text:style-name="P134"><text:tab/><text:tab/><text:tab/><text:tab/>字段名称_<text:span text:style-name="T138">10:</text:span><text:bookmark-start text:name="__DdeLink__9860_1658242472"/><text:bookmark-start text:name="__DdeLink__15544_1631453286"/><text:span text:style-name="T138">销售员名称</text:span><text:bookmark-end text:name="__DdeLink__9860_1658242472"/><text:bookmark-end text:name="__DdeLink__15544_1631453286"/></text:p>
      <text:p text:style-name="P134"><text:tab/><text:tab/><text:tab/><text:tab/>字段名称_1<text:span text:style-name="T139">1</text:span>:<text:bookmark-start text:name="__DdeLink__9862_1658242472"/><text:bookmark-start text:name="__DdeLink__15546_1631453286"/><text:span text:style-name="T140">机构电话</text:span><text:bookmark-end text:name="__DdeLink__9862_1658242472"/><text:bookmark-end text:name="__DdeLink__15546_1631453286"/></text:p>
      <text:p text:style-name="P185"><text:span text:style-name="T111"><text:tab/><text:tab/><text:tab/><text:tab/>字段名称_</text:span><text:span text:style-name="T128">1</text:span><text:span text:style-name="T111">2:</text:span><text:bookmark-start text:name="__DdeLink__9864_1658242472"/><text:bookmark-start text:name="__DdeLink__15548_1631453286"/><text:span text:style-name="T113">合同存储编号</text:span><text:bookmark-end text:name="__DdeLink__9864_1658242472"/><text:bookmark-end text:name="__DdeLink__15548_1631453286"/></text:p>
      <text:p text:style-name="P134"><text:tab/><text:tab/><text:tab/><text:tab/>字段名称_<text:span text:style-name="T139">1</text:span>3:<text:bookmark-start text:name="__DdeLink__9866_1658242472"/><text:bookmark-start text:name="__DdeLink__15550_1631453286"/>合同存储路径<text:bookmark-end text:name="__DdeLink__9866_1658242472"/><text:bookmark-end text:name="__DdeLink__15550_1631453286"/></text:p>
      <text:p text:style-name="P238"><text:tab/><text:tab/><text:tab/><text:tab/>字段名称_<text:span text:style-name="T139">14</text:span>:<text:bookmark-start text:name="__DdeLink__9868_1658242472"/><text:bookmark-start text:name="__DdeLink__15552_1631453286"/>合同附件<text:bookmark-end text:name="__DdeLink__9868_1658242472"/><text:bookmark-end text:name="__DdeLink__15552_1631453286"/></text:p>
      <text:p text:style-name="P134"><text:tab/><text:tab/><text:tab/><text:tab/>字段名称_<text:span text:style-name="T139">15</text:span>:<text:bookmark-start text:name="__DdeLink__9870_1658242472"/><text:bookmark-start text:name="__DdeLink__15554_1631453286"/>是否已续保<text:bookmark-end text:name="__DdeLink__9870_1658242472"/><text:bookmark-end text:name="__DdeLink__15554_1631453286"/></text:p>
      <text:p text:style-name="P39"/>
      <text:p text:style-name="P134"><text:span text:style-name="T39"><text:tab/><text:tab/><text:tab/></text:span><text:span text:style-name="T61">功能名称_</text:span><text:span text:style-name="T63">2</text:span><text:span text:style-name="T62">：添加</text:span><text:span text:style-name="T35"> <text:s text:c="5"/>功能类型:添加</text:span></text:p>
      <text:p text:style-name="P186"><text:span text:style-name="T111"><text:tab/><text:tab/><text:tab/><text:tab/>字段名称_1:</text:span><text:span text:style-name="T3">商业险类型</text:span><text:span text:style-name="T114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189"><text:span text:style-name="T111"><text:tab/><text:tab/><text:tab/><text:tab/>字段名称_2:</text:span><text:span text:style-name="T113">商业险名称<text:tab/><text:tab/><text:tab/><text:tab/></text:span><text:span text:style-name="T2">标签类型:文本框 <text:s/>必填</text:span></text:p>
      <text:p text:style-name="P135"><text:tab/><text:tab/><text:tab/><text:tab/>字段名称_3:保单生效日<text:tab/><text:tab/><text:tab/><text:tab/><text:span text:style-name="T35">标签类型:日期框 <text:s/>必填</text:span></text:p>
      <text:p text:style-name="P239"><text:tab/><text:tab/><text:tab/><text:tab/>字段名称_<text:span text:style-name="T109">4</text:span>:保单期满日<text:tab/><text:tab/><text:tab/><text:tab/><text:span text:style-name="T35">标签类型:日期框 <text:s/>必填</text:span></text:p>
      <text:p text:style-name="P136"><text:tab/><text:tab/><text:tab/><text:tab/>字段名称_<text:span text:style-name="T109">5</text:span>:投保人名字<text:tab/><text:tab/><text:tab/><text:tab/><text:span text:style-name="T35">标签类型:文本框 <text:s/>非必填</text:span></text:p>
      <text:p text:style-name="P135"><text:tab/><text:tab/><text:tab/><text:tab/>字段名称_<text:span text:style-name="T110">6</text:span>:被保险人名字<text:tab/><text:tab/><text:tab/><text:tab/><text:span text:style-name="T35">标签类型:文本框 <text:s/>非必填</text:span></text:p>
      <text:p text:style-name="P135"><text:span text:style-name="T35"><text:tab/><text:tab/><text:tab/><text:tab/>字段名称_</text:span><text:span text:style-name="T40">7</text:span><text:span text:style-name="T35">:险种名称<text:tab/><text:tab/><text:tab/><text:tab/><text:tab/>标签类型:文本框 <text:s/>非必填</text:span></text:p>
      <text:p text:style-name="P135"><text:span text:style-name="T35"><text:tab/><text:tab/><text:tab/><text:tab/>字段名称_</text:span><text:span text:style-name="T50">8</text:span><text:span text:style-name="T35">:</text:span><text:span text:style-name="T38">组合名称</text:span><text:span text:style-name="T35"><text:tab/><text:tab/><text:tab/><text:tab/><text:tab/>标签类型:文本框 <text:s/>非必填</text:span></text:p>
      <text:p text:style-name="P136"><text:span text:style-name="T35"><text:tab/><text:tab/><text:tab/><text:tab/>字段名称_</text:span><text:span text:style-name="T50">9</text:span><text:span text:style-name="T35">:</text:span><text:span text:style-name="T38">销售机构名称 </text:span><text:span text:style-name="T35"><text:tab/><text:tab/><text:tab/><text:tab/>标签类型:文本框 <text:s/>非必填</text:span></text:p>
      <text:p text:style-name="P136"><text:span text:style-name="T35"><text:tab/><text:tab/><text:tab/><text:tab/>字段名称_</text:span><text:span text:style-name="T38">10:销售员名称<text:tab/><text:tab/><text:tab/><text:tab/></text:span><text:span text:style-name="T35">标签类型:文本框 <text:s/>非必填</text:span></text:p>
      <text:p text:style-name="P136"><text:span text:style-name="T35"><text:tab/><text:tab/><text:tab/><text:tab/>字段名称_1</text:span><text:span text:style-name="T53">1</text:span><text:span text:style-name="T35">:机构电话<text:tab/><text:tab/><text:tab/><text:tab/><text:tab/>标签类型:文本框 <text:s/>非必填</text:span></text:p>
      <text:p text:style-name="P28"/>
      <text:p text:style-name="P134"><text:span text:style-name="T35"><text:tab/><text:tab/><text:tab/></text:span><text:span text:style-name="T61">功能名称_</text:span><text:span text:style-name="T64">3</text:span><text:span text:style-name="T62">：编辑</text:span><text:span text:style-name="T35"> <text:s text:c="5"/>功能类型:编辑</text:span></text:p>
      <text:p text:style-name="P28"><text:tab/><text:tab/><text:tab/><text:tab/>隐藏id</text:p>
      <text:p text:style-name="P187"><text:span text:style-name="T111"><text:tab/><text:tab/><text:tab/><text:tab/>字段名称_1:</text:span><text:span text:style-name="T3">商业险类型</text:span><text:span text:style-name="T114"><text:tab/><text:tab/><text:tab/><text:tab/></text:span><text:span text:style-name="T2">标签类型:文本框 <text:s/>必填</text:span></text:p>
      <text:p text:style-name="P189"><text:span text:style-name="T111"><text:tab/><text:tab/><text:tab/><text:tab/>字段名称_2:</text:span><text:span text:style-name="T113">商业险名称<text:tab/><text:tab/><text:tab/><text:tab/></text:span><text:span text:style-name="T2">标签类型:文本框 <text:s text:c="2"/>必填</text:span></text:p>
      <text:p text:style-name="P136"><text:tab/><text:tab/><text:tab/><text:tab/><text:bookmark-start text:name="__DdeLink__20016_117096940"/>字段名称_3:保单生效日<text:tab/><text:tab/><text:tab/><text:tab/><text:span text:style-name="T35">标签类型:日期框 <text:s/>必填</text:span></text:p>
      <text:p text:style-name="P240"><text:tab/><text:tab/><text:tab/><text:tab/>字段名称_<text:span text:style-name="T109">4</text:span>:保单期满日<text:tab/><text:tab/><text:tab/><text:tab/><text:span text:style-name="T35">标签类型:日期框 <text:s/>必填</text:span><text:bookmark-end text:name="__DdeLink__20016_117096940"/></text:p>
      <text:p text:style-name="P136"><text:tab/><text:tab/><text:tab/><text:tab/>字段名称_<text:span text:style-name="T109">5</text:span>:投保人名字<text:tab/><text:tab/><text:tab/><text:tab/><text:span text:style-name="T35">标签类型:文本框 <text:s/>非必填</text:span></text:p>
      <text:p text:style-name="P136"><text:tab/><text:tab/><text:tab/><text:tab/>字段名称_<text:span text:style-name="T110">6</text:span>:被保险人名字<text:tab/><text:tab/><text:tab/><text:tab/><text:span text:style-name="T35">标签类型:文本框 <text:s/>非必填</text:span></text:p>
      <text:p text:style-name="P136"><text:span text:style-name="T35"><text:tab/><text:tab/><text:tab/><text:tab/>字段名称_</text:span><text:span text:style-name="T40">7</text:span><text:span text:style-name="T35">:险种名称<text:tab/><text:tab/><text:tab/><text:tab/><text:tab/>标签类型:文本框 <text:s/>非必填</text:span></text:p>
      <text:p text:style-name="P136"><text:span text:style-name="T35"><text:tab/><text:tab/><text:tab/><text:tab/>字段名称_</text:span><text:span text:style-name="T50">8</text:span><text:span text:style-name="T35">:</text:span><text:span text:style-name="T38">组合名称</text:span><text:span text:style-name="T35"><text:tab/><text:tab/><text:tab/><text:tab/><text:tab/>标签类型:文本框 <text:s/>非必填</text:span></text:p>
      <text:p text:style-name="P136"><text:span text:style-name="T35"><text:tab/><text:tab/><text:tab/><text:tab/>字段名称_</text:span><text:span text:style-name="T50">9</text:span><text:span text:style-name="T35">:</text:span><text:span text:style-name="T38">销售机构名称 </text:span><text:span text:style-name="T35"><text:tab/><text:tab/><text:tab/><text:tab/>标签类型:文本框 <text:s/>非必填</text:span></text:p>
      <text:p text:style-name="P136"><text:span text:style-name="T35"><text:tab/><text:tab/><text:tab/><text:tab/>字段名称_</text:span><text:span text:style-name="T38">10:销售员名称<text:tab/><text:tab/><text:tab/><text:tab/></text:span><text:span text:style-name="T35">标签类型:文本框 <text:s/>非必填</text:span></text:p>
      <text:p text:style-name="P187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41"><text:soft-page-break/><text:span text:style-name="T61"><text:tab/><text:tab/><text:tab/>功能名称_</text:span><text:span text:style-name="T74">4</text:span><text:span text:style-name="T62">：</text:span><text:span text:style-name="T75">续保</text:span><text:span text:style-name="T35"> <text:s text:c="5"/>功能类型:添加,</text:span><text:span text:style-name="T54">此功能是添加在原基础上再添加一个续保信息记录</text:span></text:p>
      <text:p text:style-name="P40"><text:span text:style-name="T187"><text:tab/><text:tab/><text:tab/><text:tab/>隐藏id</text:span><text:tab/><text:tab/></text:p>
      <text:p text:style-name="P40"><text:tab/><text:tab/><text:tab/><text:tab/><text:span text:style-name="T187">字段名称_3:保单生效日<text:tab/><text:tab/><text:tab/><text:tab/>标签类型:日期框 <text:s/>必填</text:span></text:p>
      <text:p text:style-name="P40"><text:span text:style-name="T187"><text:tab/><text:tab/><text:tab/><text:tab/>字段名称_4:保单期满日<text:tab/><text:tab/><text:tab/><text:tab/>标签类型:日期框 <text:s/>必填</text:span><text:tab/></text:p>
      <text:p text:style-name="P134"><text:span text:style-name="T39"><text:tab/><text:tab/><text:tab/></text:span><text:span text:style-name="T47"><text:tab/></text:span></text:p>
      <text:p text:style-name="P134"><text:span text:style-name="T47"><text:tab/><text:tab/><text:tab/></text:span><text:span text:style-name="T61">功能名字_</text:span><text:span text:style-name="T74">5</text:span><text:span text:style-name="T61">:删除 <text:s text:c="2"/></text:span><text:span text:style-name="T35"><text:s text:c="2"/>功能类型:</text:span><text:span text:style-name="T55"> <text:s/></text:span></text:p>
      <text:p text:style-name="P50"><text:tab/><text:tab/><text:tab/><text:tab/>确定删除该数据？</text:p>
      <text:p text:style-name="P50"/>
      <text:p text:style-name="P134"><text:span text:style-name="T55"><text:tab/><text:tab/><text:tab/></text:span><text:bookmark-start text:name="__DdeLink__15520_1631453286"/><text:span text:style-name="T65">功能名字_</text:span><text:span text:style-name="T74">6</text:span><text:span text:style-name="T65">:查看详情 <text:s/></text:span><text:span text:style-name="T39"><text:s/>功能类型:</text:span><text:bookmark-end text:name="__DdeLink__15520_1631453286"/></text:p>
      <text:p text:style-name="P134"><text:span text:style-name="T39"><text:tab/><text:tab/><text:tab/><text:tab/></text:span><text:span text:style-name="T35">字段名称_1:</text:span><text:span text:style-name="T52">商业险类型</text:span></text:p>
      <text:p text:style-name="P185"><text:span text:style-name="T111"><text:tab/><text:tab/><text:tab/><text:tab/>字段名称_2:</text:span><text:span text:style-name="T113">商业险名称</text:span></text:p>
      <text:p text:style-name="P134"><text:tab/><text:tab/><text:tab/><text:tab/>字段名称_3:保单生效日</text:p>
      <text:p text:style-name="P238"><text:tab/><text:tab/><text:tab/><text:tab/>字段名称_<text:span text:style-name="T109">4</text:span>:保单期满日</text:p>
      <text:p text:style-name="P134"><text:tab/><text:tab/><text:tab/><text:tab/>字段名称_<text:span text:style-name="T109">5</text:span>:投保人名字</text:p>
      <text:p text:style-name="P134"><text:tab/><text:tab/><text:tab/><text:tab/>字段名称_<text:span text:style-name="T110">6</text:span>:被保险人名字</text:p>
      <text:p text:style-name="P134"><text:tab/><text:tab/><text:tab/><text:tab/>字段名称_<text:span text:style-name="T110">7</text:span>:险种名称</text:p>
      <text:p text:style-name="P134"><text:tab/><text:tab/><text:tab/><text:tab/>字段名称_<text:span text:style-name="T138">8:组合名称</text:span></text:p>
      <text:p text:style-name="P134"><text:tab/><text:tab/><text:tab/><text:tab/>字段名称_<text:span text:style-name="T138">9:销售机构名称</text:span></text:p>
      <text:p text:style-name="P134"><text:tab/><text:tab/><text:tab/><text:tab/>字段名称_<text:span text:style-name="T138">10:销售员名称</text:span></text:p>
      <text:p text:style-name="P134"><text:tab/><text:tab/><text:tab/><text:tab/>字段名称_1<text:span text:style-name="T139">1</text:span>:<text:span text:style-name="T140">机构电话</text:span></text:p>
      <text:p text:style-name="P185"><text:span text:style-name="T111"><text:tab/><text:tab/><text:tab/><text:tab/>字段名称_</text:span><text:span text:style-name="T128">1</text:span><text:span text:style-name="T111">2:</text:span><text:span text:style-name="T113">合同存储编号</text:span></text:p>
      <text:p text:style-name="P134"><text:tab/><text:tab/><text:tab/><text:tab/>字段名称_<text:span text:style-name="T139">1</text:span>3:合同存储路径</text:p>
      <text:p text:style-name="P238"><text:tab/><text:tab/><text:tab/><text:tab/>字段名称_<text:span text:style-name="T139">14</text:span>:合同附件</text:p>
      <text:p text:style-name="P134"><text:span text:style-name="T55"><text:tab/><text:tab/><text:tab/><text:tab/>字段名称_</text:span><text:span text:style-name="T56">15</text:span><text:span text:style-name="T55">:是否已续保</text:span></text:p>
      <text:p text:style-name="P50"/>
      <text:p text:style-name="P139"><text:span text:style-name="T55"><text:tab/><text:tab/><text:tab/></text:span><text:span text:style-name="T65">功能名字_</text:span><text:span text:style-name="T74">7</text:span><text:span text:style-name="T65">:</text:span><text:span text:style-name="T72">导出</text:span><text:span text:style-name="T65"> <text:s/></text:span><text:span text:style-name="T39"><text:s/>功能类型:</text:span></text:p>
      <text:p text:style-name="P41"><text:tab/><text:tab/></text:p>
      <text:p text:style-name="P42"><text:tab/><text:tab/><text:span text:style-name="T105">导航名_</text:span><text:span text:style-name="T106">6</text:span><text:span text:style-name="T105">:</text:span><text:bookmark-start text:name="__DdeLink__9872_16582424721"/><text:bookmark-start text:name="__DdeLink__15522_16314532861"/><text:span text:style-name="T106">团体</text:span><text:bookmark-end text:name="__DdeLink__9872_16582424721"/><text:bookmark-end text:name="__DdeLink__15522_16314532861"/><text:span text:style-name="T106">意外险购买名单</text:span></text:p>
      <text:p text:style-name="P140"><text:span text:style-name="T39"><text:tab/><text:tab/><text:tab/></text:span><text:span text:style-name="T65">功能名字_1:</text:span><text:span text:style-name="T39">列表 <text:s/>功能类型:网格 (有网格)</text:span></text:p>
      <text:p text:style-name="P202"><text:span text:style-name="T5"><text:tab/><text:tab/><text:tab/><text:tab/></text:span><text:span text:style-name="T2">字段名称_1:</text:span><text:bookmark text:name="__DdeLink__9842_16582424721"/><text:bookmark text:name="__DdeLink__15524_16314532861"/><text:span text:style-name="T11">保</text:span><text:span text:style-name="T115">单号</text:span></text:p>
      <text:p text:style-name="P202"><text:span text:style-name="T111"><text:tab/><text:tab/><text:tab/><text:tab/>字段名称_2:</text:span><text:bookmark text:name="__DdeLink__9844_16582424721"/><text:bookmark text:name="__DdeLink__15526_16314532861"/><text:span text:style-name="T116">部</text:span><text:span text:style-name="T115">门号</text:span></text:p>
      <text:p text:style-name="P202"><text:span text:style-name="T111"><text:tab/><text:tab/><text:tab/><text:tab/>字段名称_3:</text:span><text:bookmark text:name="__DdeLink__9846_16582424721"/><text:bookmark text:name="__DdeLink__15528_16314532861"/><text:span text:style-name="T115">分单号</text:span></text:p>
      <text:p text:style-name="P247"><text:span text:style-name="T111"><text:tab/><text:tab/><text:tab/><text:tab/>字段名称_</text:span><text:span text:style-name="T131">4</text:span><text:span text:style-name="T111">:</text:span><text:bookmark text:name="__DdeLink__9848_16582424721"/><text:bookmark text:name="__DdeLink__15530_16314532861"/><text:span text:style-name="T115">分单状态</text:span></text:p>
      <text:p text:style-name="P202"><text:span text:style-name="T111"><text:tab/><text:tab/><text:tab/><text:tab/>字段名称_</text:span><text:span text:style-name="T131">5</text:span><text:span text:style-name="T111">:</text:span><text:bookmark text:name="__DdeLink__9850_16582424721"/><text:bookmark text:name="__DdeLink__15532_16314532861"/><text:span text:style-name="T115">生效日期</text:span></text:p>
      <text:p text:style-name="P202"><text:span text:style-name="T111"><text:tab/><text:tab/><text:tab/><text:tab/>字段名称_</text:span><text:span text:style-name="T132">6</text:span><text:span text:style-name="T111">:</text:span><text:bookmark text:name="__DdeLink__9852_16582424721"/><text:bookmark text:name="__DdeLink__15534_16314532861"/><text:span text:style-name="T115">退保申请日</text:span><text:span text:style-name="T126">期</text:span></text:p>
      <text:p text:style-name="P202"><text:span text:style-name="T111"><text:tab/><text:tab/><text:tab/><text:tab/>字段名称_</text:span><text:span text:style-name="T132">7</text:span><text:span text:style-name="T111">:</text:span><text:bookmark text:name="__DdeLink__9854_16582424721"/><text:bookmark text:name="__DdeLink__15536_16314532861"/><text:span text:style-name="T115">保障层级</text:span></text:p>
      <text:p text:style-name="P202"><text:span text:style-name="T111"><text:tab/><text:tab/><text:tab/><text:tab/>字段名称_</text:span><text:span text:style-name="T133">8:</text:span><text:bookmark text:name="__DdeLink__9856_16582424721"/><text:bookmark text:name="__DdeLink__15538_16314532861"/><text:span text:style-name="T115">客户号码</text:span></text:p>
      <text:p text:style-name="P202"><text:span text:style-name="T111"><text:tab/><text:tab/><text:tab/><text:tab/>字段名称_</text:span><text:span text:style-name="T133">9:</text:span><text:bookmark text:name="__DdeLink__9858_16582424721"/><text:bookmark text:name="__DdeLink__15540_16314532861"/><text:bookmark text:name="__DdeLink__15542_16314532861"/><text:span text:style-name="T115">被保人姓名</text:span></text:p>
      <text:p text:style-name="P202"><text:span text:style-name="T111"><text:tab/><text:tab/><text:tab/><text:tab/>字段名称_</text:span><text:span text:style-name="T133">10:</text:span><text:bookmark text:name="__DdeLink__9860_16582424721"/><text:bookmark text:name="__DdeLink__15544_16314532861"/><text:span text:style-name="T115">证件类型</text:span></text:p>
      <text:p text:style-name="P202"><text:span text:style-name="T111"><text:tab/><text:tab/><text:tab/><text:tab/>字段名称_1</text:span><text:span text:style-name="T128">1</text:span><text:span text:style-name="T111">:</text:span><text:bookmark text:name="__DdeLink__9862_16582424721"/><text:bookmark text:name="__DdeLink__15546_16314532861"/><text:span text:style-name="T115">证件号码</text:span></text:p>
      <text:p text:style-name="P202"><text:span text:style-name="T111"><text:tab/><text:tab/><text:tab/><text:tab/>字段名称_</text:span><text:span text:style-name="T128">1</text:span><text:span text:style-name="T111">2:</text:span><text:bookmark text:name="__DdeLink__9864_16582424721"/><text:bookmark text:name="__DdeLink__15548_16314532861"/><text:span text:style-name="T116">性</text:span><text:span text:style-name="T115"> 别</text:span></text:p>
      <text:p text:style-name="P202"><text:span text:style-name="T111"><text:tab/><text:tab/><text:tab/><text:tab/>字段名称_</text:span><text:span text:style-name="T128">1</text:span><text:span text:style-name="T111">3:</text:span><text:bookmark text:name="__DdeLink__9866_16582424721"/><text:bookmark text:name="__DdeLink__15550_16314532861"/><text:span text:style-name="T115">出生日期</text:span></text:p>
      <text:p text:style-name="P247"><text:span text:style-name="T111"><text:tab/><text:tab/><text:tab/><text:tab/>字段名称_</text:span><text:span text:style-name="T128">14</text:span><text:span text:style-name="T111">:</text:span><text:bookmark text:name="__DdeLink__9868_16582424721"/><text:bookmark text:name="__DdeLink__15552_16314532861"/><text:span text:style-name="T115">投保年龄</text:span></text:p>
      <text:p text:style-name="P202"><text:span text:style-name="T111"><text:tab/><text:tab/><text:tab/><text:tab/>字段名称_</text:span><text:span text:style-name="T128">15</text:span><text:span text:style-name="T111">:</text:span><text:bookmark text:name="__DdeLink__9870_16582424721"/><text:bookmark text:name="__DdeLink__15554_16314532861"/><text:span text:style-name="T115">被保人类型</text:span></text:p>
      <text:p text:style-name="P202"><text:span text:style-name="T111"><text:tab/><text:tab/><text:tab/><text:tab/></text:span><text:span text:style-name="T2">字段名称_1</text:span><text:span text:style-name="T6">6</text:span><text:span text:style-name="T2">:</text:span><text:bookmark text:name="__DdeLink__9842_165824247211"/><text:bookmark text:name="__DdeLink__15524_163145328611"/><text:span text:style-name="T11">与</text:span><text:span text:style-name="T115">主被保人</text:span><text:span text:style-name="T126">关系</text:span></text:p>
      <text:p text:style-name="P202"><text:span text:style-name="T111"><text:tab/><text:tab/><text:tab/><text:tab/>字段名称_</text:span><text:span text:style-name="T134">17</text:span><text:span text:style-name="T111">:</text:span><text:bookmark text:name="__DdeLink__9844_165824247211"/><text:bookmark text:name="__DdeLink__15526_163145328611"/><text:span text:style-name="T116">主</text:span><text:span text:style-name="T115">被保险人</text:span><text:span text:style-name="T126">姓名</text:span></text:p>
      <text:p text:style-name="P202"><text:span text:style-name="T111"><text:tab/><text:tab/><text:tab/><text:tab/>字段名称_</text:span><text:span text:style-name="T134">18</text:span><text:span text:style-name="T111">:</text:span><text:bookmark text:name="__DdeLink__9846_165824247211"/><text:bookmark text:name="__DdeLink__15528_163145328611"/><text:span text:style-name="T115">职业代码</text:span></text:p>
      <text:p text:style-name="P247"><text:span text:style-name="T111"><text:tab/><text:tab/><text:tab/><text:tab/>字段名称_</text:span><text:span text:style-name="T134">19</text:span><text:span text:style-name="T111">:</text:span><text:bookmark text:name="__DdeLink__9848_165824247211"/><text:bookmark text:name="__DdeLink__15530_163145328611"/><text:span text:style-name="T115">职业名称</text:span></text:p>
      <text:p text:style-name="P202"><text:soft-page-break/><text:span text:style-name="T111"><text:tab/><text:tab/><text:tab/><text:tab/>字段名称_</text:span><text:span text:style-name="T134">20</text:span><text:span text:style-name="T111">:</text:span><text:bookmark text:name="__DdeLink__9850_165824247211"/><text:bookmark text:name="__DdeLink__15532_163145328611"/><text:span text:style-name="T115">员工号</text:span></text:p>
      <text:p text:style-name="P202"><text:span text:style-name="T111"><text:tab/><text:tab/><text:tab/><text:tab/>字段名称_</text:span><text:span text:style-name="T134">21</text:span><text:span text:style-name="T111">:</text:span><text:bookmark text:name="__DdeLink__9852_165824247211"/><text:bookmark text:name="__DdeLink__15534_163145328611"/><text:span text:style-name="T115">所属部门</text:span></text:p>
      <text:p text:style-name="P202"><text:span text:style-name="T111"><text:tab/><text:tab/><text:tab/><text:tab/>字段名称_</text:span><text:span text:style-name="T134">22</text:span><text:span text:style-name="T111">:</text:span><text:bookmark text:name="__DdeLink__9854_165824247211"/><text:bookmark text:name="__DdeLink__15536_163145328611"/><text:span text:style-name="T115">月薪</text:span></text:p>
      <text:p text:style-name="P202"><text:span text:style-name="T111"><text:tab/><text:tab/><text:tab/><text:tab/>字段名称_</text:span><text:span text:style-name="T134">23</text:span><text:span text:style-name="T133">:</text:span><text:bookmark text:name="__DdeLink__9856_165824247211"/><text:bookmark text:name="__DdeLink__15538_163145328611"/><text:span text:style-name="T126">E_mail</text:span></text:p>
      <text:p text:style-name="P202"><text:span text:style-name="T111"><text:tab/><text:tab/><text:tab/><text:tab/>字段名称_</text:span><text:span text:style-name="T134">24</text:span><text:span text:style-name="T133">:</text:span><text:bookmark text:name="__DdeLink__9858_165824247211"/><text:bookmark text:name="__DdeLink__15540_163145328611"/><text:bookmark text:name="__DdeLink__15542_163145328611"/><text:span text:style-name="T115">移动电话</text:span></text:p>
      <text:p text:style-name="P202"><text:span text:style-name="T111"><text:tab/><text:tab/><text:tab/><text:tab/>字段名称_</text:span><text:span text:style-name="T134">25</text:span><text:span text:style-name="T133">:</text:span><text:bookmark text:name="__DdeLink__9860_165824247211"/><text:bookmark text:name="__DdeLink__15544_163145328611"/><text:span text:style-name="T115">联系电话</text:span></text:p>
      <text:p text:style-name="P202"><text:span text:style-name="T111"><text:tab/><text:tab/><text:tab/><text:tab/>字段名称_</text:span><text:span text:style-name="T134">26</text:span><text:span text:style-name="T111">:</text:span><text:bookmark text:name="__DdeLink__9862_165824247211"/><text:bookmark text:name="__DdeLink__15546_163145328611"/><text:span text:style-name="T115">联系地址</text:span></text:p>
      <text:p text:style-name="P202"><text:span text:style-name="T111"><text:tab/><text:tab/><text:tab/><text:tab/>字段名称_</text:span><text:span text:style-name="T134">27</text:span><text:span text:style-name="T111">:</text:span><text:bookmark text:name="__DdeLink__9864_165824247211"/><text:bookmark text:name="__DdeLink__15548_163145328611"/><text:span text:style-name="T116">联</text:span><text:span text:style-name="T115">系邮编</text:span></text:p>
      <text:p text:style-name="P202"><text:span text:style-name="T111"><text:tab/><text:tab/><text:tab/><text:tab/>字段名称_</text:span><text:span text:style-name="T134">28</text:span><text:span text:style-name="T111">:</text:span><text:bookmark text:name="__DdeLink__9866_165824247211"/><text:bookmark text:name="__DdeLink__15550_163145328611"/><text:span text:style-name="T115">社保所在地</text:span></text:p>
      <text:p text:style-name="P247"><text:span text:style-name="T111"><text:tab/><text:tab/><text:tab/><text:tab/>字段名称_</text:span><text:span text:style-name="T134">29</text:span><text:span text:style-name="T111">:</text:span><text:bookmark text:name="__DdeLink__9868_165824247211"/><text:bookmark text:name="__DdeLink__15552_163145328611"/><text:span text:style-name="T115">社保卡号</text:span></text:p>
      <text:p text:style-name="P202"><text:span text:style-name="T111"><text:tab/><text:tab/><text:tab/><text:tab/>字段名称_</text:span><text:span text:style-name="T134">30</text:span><text:span text:style-name="T111">:</text:span><text:bookmark text:name="__DdeLink__9870_165824247211"/><text:bookmark text:name="__DdeLink__15554_163145328611"/><text:span text:style-name="T115">保险卡号</text:span></text:p>
      <text:p text:style-name="P202"><text:span text:style-name="T5"><text:tab/><text:tab/><text:tab/><text:tab/></text:span><text:span text:style-name="T2">字段名称_</text:span><text:span text:style-name="T6">31</text:span><text:span text:style-name="T2">:</text:span><text:span text:style-name="T115">银行账号用</text:span><text:span text:style-name="T126">途</text:span></text:p>
      <text:p text:style-name="P202"><text:span text:style-name="T111"><text:tab/><text:tab/><text:tab/><text:tab/>字段名称_</text:span><text:span text:style-name="T134">32</text:span><text:span text:style-name="T111">:</text:span><text:span text:style-name="T116">开</text:span><text:span text:style-name="T115">户人姓名</text:span></text:p>
      <text:p text:style-name="P202"><text:span text:style-name="T111"><text:tab/><text:tab/><text:tab/><text:tab/>字段名称_</text:span><text:span text:style-name="T134">33</text:span><text:span text:style-name="T111">:</text:span><text:span text:style-name="T116">开</text:span><text:span text:style-name="T115">户人证件</text:span><text:span text:style-name="T126">类型</text:span></text:p>
      <text:p text:style-name="P202"><text:span text:style-name="T111"><text:tab/><text:tab/><text:tab/><text:tab/>字段名称_</text:span><text:span text:style-name="T134">34</text:span><text:span text:style-name="T133">:</text:span><text:span text:style-name="T117">开</text:span><text:span text:style-name="T115">户人证件</text:span><text:span text:style-name="T126">号码</text:span></text:p>
      <text:p text:style-name="P202"><text:span text:style-name="T111"><text:tab/><text:tab/><text:tab/><text:tab/>字段名称_</text:span><text:span text:style-name="T134">35</text:span><text:span text:style-name="T133">:</text:span><text:span text:style-name="T117">开</text:span><text:span text:style-name="T115">户银行代</text:span><text:span text:style-name="T126">码</text:span></text:p>
      <text:p text:style-name="P202"><text:span text:style-name="T111"><text:tab/><text:tab/><text:tab/><text:tab/>字段名称_</text:span><text:span text:style-name="T134">36</text:span><text:span text:style-name="T133">:</text:span><text:span text:style-name="T117">开</text:span><text:span text:style-name="T115">户行全称</text:span></text:p>
      <text:p text:style-name="P202"><text:span text:style-name="T111"><text:tab/><text:tab/><text:tab/><text:tab/>字段名称_</text:span><text:span text:style-name="T134">37</text:span><text:span text:style-name="T111">:</text:span><text:span text:style-name="T116">开</text:span><text:span text:style-name="T115">户银行账</text:span><text:span text:style-name="T126">号</text:span><text:span text:style-name="T5"><text:tab/><text:tab/><text:tab/></text:span></text:p>
      <text:p text:style-name="P42"><text:tab/><text:tab/><text:tab/><text:tab/></text:p>
      <text:p text:style-name="P202"><text:span text:style-name="T5"><text:tab/><text:tab/><text:tab/></text:span><text:span text:style-name="T76">功能名称_</text:span><text:span text:style-name="T63">2</text:span><text:span text:style-name="T62">：添加</text:span><text:span text:style-name="T2"> <text:s text:c="5"/>功能类型:添加</text:span></text:p>
      <text:p text:style-name="P203"><text:span text:style-name="T111"><text:tab/><text:tab/><text:tab/><text:tab/></text:span><text:span text:style-name="T2">字段名称_1:</text:span><text:bookmark text:name="__DdeLink__9842_165824247212"/><text:bookmark text:name="__DdeLink__15524_163145328612"/><text:span text:style-name="T11">保</text:span><text:span text:style-name="T116">单号</text:span><text:span text:style-name="T114"><text:tab/><text:tab/></text:span><text:span text:style-name="T2">标签类型:文本框 </text:span><text:bookmark-start text:name="__DdeLink__20010_11709694011"/><text:span text:style-name="T2"><text:s/>必填</text:span><text:bookmark-end text:name="__DdeLink__20010_11709694011"/><text:span text:style-name="T118"> <text:s text:c="8"/></text:span></text:p>
      <text:p text:style-name="P203"><text:span text:style-name="T111"><text:tab/><text:tab/><text:tab/><text:tab/>字段名称_2:</text:span><text:bookmark text:name="__DdeLink__15526_163145328612"/><text:bookmark text:name="__DdeLink__9844_165824247212"/><text:span text:style-name="T116">部</text:span><text:span text:style-name="T115">门号</text:span><text:span text:style-name="T114"><text:tab/><text:tab/></text:span><text:span text:style-name="T2">标签类型:文本框 </text:span><text:bookmark-start text:name="__DdeLink__20010_1170969401"/><text:span text:style-name="T2"><text:s/></text:span><text:span text:style-name="T7">非</text:span><text:span text:style-name="T2">必填</text:span><text:bookmark-end text:name="__DdeLink__20010_1170969401"/></text:p>
      <text:p text:style-name="P203"><text:span text:style-name="T111"><text:tab/><text:tab/><text:tab/><text:tab/>字段名称_3:</text:span><text:bookmark text:name="__DdeLink__15528_163145328612"/><text:bookmark text:name="__DdeLink__9846_165824247212"/><text:span text:style-name="T115">分单号</text:span><text:span text:style-name="T114"><text:tab/><text:tab/></text:span><text:span text:style-name="T2">标签类型:文本框 </text:span><text:bookmark-start text:name="__DdeLink__20010_11709694012"/><text:span text:style-name="T2"><text:s/>非必填</text:span><text:bookmark-end text:name="__DdeLink__20010_11709694012"/></text:p>
      <text:p text:style-name="P248"><text:span text:style-name="T111"><text:tab/><text:tab/><text:tab/><text:tab/>字段名称_</text:span><text:span text:style-name="T131">4</text:span><text:span text:style-name="T111">:</text:span><text:bookmark text:name="__DdeLink__15530_163145328612"/><text:bookmark text:name="__DdeLink__9848_165824247212"/><text:span text:style-name="T115">分单状态</text:span><text:span text:style-name="T114"><text:tab/><text:tab/></text:span><text:span text:style-name="T2">标签类型:文本框 </text:span><text:bookmark-start text:name="__DdeLink__20010_11709694013"/><text:span text:style-name="T2"><text:s/>非必填</text:span><text:bookmark-end text:name="__DdeLink__20010_11709694013"/></text:p>
      <text:p text:style-name="P203"><text:span text:style-name="T111"><text:tab/><text:tab/><text:tab/><text:tab/>字段名称_</text:span><text:span text:style-name="T131">5</text:span><text:span text:style-name="T111">:</text:span><text:bookmark text:name="__DdeLink__15532_163145328612"/><text:bookmark text:name="__DdeLink__9850_165824247212"/><text:span text:style-name="T115">生效日期</text:span><text:span text:style-name="T114"><text:tab/><text:tab/></text:span><text:span text:style-name="T2">标签类型:时间框</text:span><text:span text:style-name="T7">(年月日)</text:span><text:bookmark-start text:name="__DdeLink__20010_11709694014"/><text:span text:style-name="T2"> 必填</text:span><text:bookmark-end text:name="__DdeLink__20010_11709694014"/></text:p>
      <text:p text:style-name="P203"><text:span text:style-name="T111"><text:tab/><text:tab/><text:tab/><text:tab/>字段名称_</text:span><text:span text:style-name="T132">6</text:span><text:span text:style-name="T111">:</text:span><text:bookmark text:name="__DdeLink__15534_163145328612"/><text:bookmark text:name="__DdeLink__9852_165824247212"/><text:span text:style-name="T115">退保申请日</text:span><text:span text:style-name="T126">期</text:span><text:span text:style-name="T114"><text:tab/></text:span><text:span text:style-name="T2">标签类型:时间框</text:span><text:span text:style-name="T7">(年月日)</text:span><text:span text:style-name="T2"> </text:span><text:bookmark-start text:name="__DdeLink__20010_11709694015"/><text:span text:style-name="T2"><text:s/>非必填</text:span><text:bookmark-end text:name="__DdeLink__20010_11709694015"/></text:p>
      <text:p text:style-name="P203"><text:span text:style-name="T111"><text:tab/><text:tab/><text:tab/><text:tab/>字段名称_</text:span><text:span text:style-name="T132">7</text:span><text:span text:style-name="T111">:</text:span><text:bookmark text:name="__DdeLink__15536_163145328612"/><text:bookmark text:name="__DdeLink__9854_165824247212"/><text:span text:style-name="T115">保障层级</text:span><text:span text:style-name="T114"><text:tab/> <text:s text:c="15"/></text:span><text:span text:style-name="T2">标签类型:文本框 </text:span><text:bookmark-start text:name="__DdeLink__20010_11709694016"/><text:span text:style-name="T2"><text:s/>非必填</text:span><text:bookmark-end text:name="__DdeLink__20010_11709694016"/></text:p>
      <text:p text:style-name="P203"><text:span text:style-name="T111"><text:tab/><text:tab/><text:tab/><text:tab/>字段名称_</text:span><text:span text:style-name="T133">8:</text:span><text:bookmark text:name="__DdeLink__15538_163145328612"/><text:bookmark text:name="__DdeLink__9856_165824247212"/><text:span text:style-name="T115">客户号码</text:span><text:span text:style-name="T114"><text:tab/><text:tab/></text:span><text:span text:style-name="T2">标签类型:文本框 </text:span><text:bookmark-start text:name="__DdeLink__20010_11709694017"/><text:span text:style-name="T2"><text:s/>非必填</text:span><text:bookmark-end text:name="__DdeLink__20010_11709694017"/></text:p>
      <text:p text:style-name="P203"><text:span text:style-name="T111"><text:tab/><text:tab/><text:tab/><text:tab/>字段名称_</text:span><text:span text:style-name="T133">9:</text:span><text:bookmark text:name="__DdeLink__15542_163145328612"/><text:bookmark text:name="__DdeLink__15540_163145328612"/><text:bookmark text:name="__DdeLink__9858_165824247212"/><text:span text:style-name="T115">被保人姓名</text:span><text:span text:style-name="T114"><text:tab/></text:span><text:span text:style-name="T2">标签类型:文本框 </text:span><text:bookmark-start text:name="__DdeLink__20010_11709694018"/><text:span text:style-name="T2"><text:s/>必填</text:span><text:bookmark-end text:name="__DdeLink__20010_11709694018"/></text:p>
      <text:p text:style-name="P203"><text:span text:style-name="T111"><text:tab/><text:tab/><text:tab/><text:tab/>字段名称_</text:span><text:span text:style-name="T133">10:</text:span><text:bookmark text:name="__DdeLink__15544_163145328612"/><text:bookmark text:name="__DdeLink__9860_165824247212"/><text:span text:style-name="T115">证件类型</text:span><text:span text:style-name="T114"><text:tab/></text:span><text:span text:style-name="T2">标签类型:文本框 </text:span><text:bookmark-start text:name="__DdeLink__20010_11709694019"/><text:span text:style-name="T2"><text:s/>必填</text:span><text:bookmark-end text:name="__DdeLink__20010_11709694019"/></text:p>
      <text:p text:style-name="P203"><text:span text:style-name="T111"><text:tab/><text:tab/><text:tab/><text:tab/>字段名称_1</text:span><text:span text:style-name="T128">1</text:span><text:span text:style-name="T111">:</text:span><text:bookmark text:name="__DdeLink__15546_163145328612"/><text:bookmark text:name="__DdeLink__9862_165824247212"/><text:span text:style-name="T115">证件号码</text:span><text:span text:style-name="T114"><text:tab/></text:span><text:span text:style-name="T2">标签类型:文本框 </text:span><text:bookmark-start text:name="__DdeLink__20010_117096940110"/><text:span text:style-name="T2"><text:s/>必填</text:span><text:bookmark-end text:name="__DdeLink__20010_117096940110"/></text:p>
      <text:p text:style-name="P203"><text:span text:style-name="T111"><text:tab/><text:tab/><text:tab/><text:tab/>字段名称_</text:span><text:span text:style-name="T128">1</text:span><text:span text:style-name="T111">2:</text:span><text:bookmark text:name="__DdeLink__15548_163145328612"/><text:bookmark text:name="__DdeLink__9864_165824247212"/><text:span text:style-name="T116">性</text:span><text:span text:style-name="T115"> 别</text:span><text:span text:style-name="T114"><text:tab/> <text:s text:c="3"/><text:tab/></text:span><text:span text:style-name="T2">标签类型:下拉框</text:span><text:span text:style-name="T7">(男/女)</text:span><text:span text:style-name="T2"> </text:span><text:bookmark-start text:name="__DdeLink__20010_117096940111"/><text:span text:style-name="T2"><text:s/>必填</text:span><text:bookmark-end text:name="__DdeLink__20010_117096940111"/></text:p>
      <text:p text:style-name="P203"><text:span text:style-name="T111"><text:tab/><text:tab/><text:tab/><text:tab/>字段名称_</text:span><text:span text:style-name="T128">1</text:span><text:span text:style-name="T111">3:</text:span><text:bookmark text:name="__DdeLink__15550_163145328612"/><text:bookmark text:name="__DdeLink__9866_165824247212"/><text:span text:style-name="T115">出生日期</text:span><text:span text:style-name="T114"><text:tab/></text:span><text:span text:style-name="T2">标签类型:时间框</text:span><text:span text:style-name="T7">(年月日)</text:span><text:span text:style-name="T2"> </text:span><text:bookmark-start text:name="__DdeLink__20010_117096940112"/><text:span text:style-name="T2"><text:s/>必填</text:span><text:bookmark-end text:name="__DdeLink__20010_117096940112"/></text:p>
      <text:p text:style-name="P248"><text:span text:style-name="T111"><text:tab/><text:tab/><text:tab/><text:tab/>字段名称_</text:span><text:span text:style-name="T128">14</text:span><text:span text:style-name="T111">:</text:span><text:bookmark text:name="__DdeLink__15552_163145328612"/><text:bookmark text:name="__DdeLink__9868_165824247212"/><text:span text:style-name="T115">投保年龄</text:span><text:span text:style-name="T114"><text:tab/></text:span><text:span text:style-name="T2">标签类型:数字框 </text:span><text:bookmark-start text:name="__DdeLink__20010_117096940113"/><text:span text:style-name="T2"><text:s/>非必填</text:span><text:bookmark-end text:name="__DdeLink__20010_117096940113"/></text:p>
      <text:p text:style-name="P203"><text:span text:style-name="T111"><text:tab/><text:tab/><text:tab/><text:tab/>字段名称_</text:span><text:span text:style-name="T128">15</text:span><text:span text:style-name="T111">:</text:span><text:bookmark text:name="__DdeLink__15554_163145328612"/><text:bookmark text:name="__DdeLink__9870_165824247212"/><text:span text:style-name="T115">被保人类型</text:span><text:span text:style-name="T114"><text:tab/></text:span><text:span text:style-name="T2">标签类型:文本框 </text:span><text:bookmark-start text:name="__DdeLink__20010_117096940114"/><text:span text:style-name="T2"><text:s/>必填</text:span><text:bookmark-end text:name="__DdeLink__20010_117096940114"/></text:p>
      <text:p text:style-name="P203"><text:span text:style-name="T111"><text:tab/><text:tab/><text:tab/><text:tab/></text:span><text:span text:style-name="T2">字段名称_1</text:span><text:span text:style-name="T6">6</text:span><text:span text:style-name="T2">:</text:span><text:bookmark text:name="__DdeLink__15524_1631453286111"/><text:bookmark text:name="__DdeLink__9842_1658242472111"/><text:span text:style-name="T11">与</text:span><text:span text:style-name="T115">主被保人</text:span><text:span text:style-name="T126">关系</text:span><text:span text:style-name="T114"><text:tab/></text:span><text:span text:style-name="T2">标签类型:文本框 </text:span><text:bookmark-start text:name="__DdeLink__20010_117096940115"/><text:span text:style-name="T2"><text:s/>非必填</text:span><text:bookmark-end text:name="__DdeLink__20010_117096940115"/></text:p>
      <text:p text:style-name="P203"><text:span text:style-name="T111"><text:tab/><text:tab/><text:tab/><text:tab/>字段名称_</text:span><text:span text:style-name="T134">17</text:span><text:span text:style-name="T111">:</text:span><text:bookmark text:name="__DdeLink__15526_1631453286111"/><text:bookmark text:name="__DdeLink__9844_1658242472111"/><text:span text:style-name="T116">主</text:span><text:span text:style-name="T115">被保险人</text:span><text:span text:style-name="T126">姓名</text:span><text:span text:style-name="T114"><text:tab/><text:tab/></text:span><text:span text:style-name="T2">标签类型:文本框 </text:span><text:bookmark-start text:name="__DdeLink__20010_117096940116"/><text:span text:style-name="T2"><text:s/>非必填</text:span><text:bookmark-end text:name="__DdeLink__20010_117096940116"/></text:p>
      <text:p text:style-name="P203"><text:span text:style-name="T111"><text:tab/><text:tab/><text:tab/><text:tab/>字段名称_</text:span><text:span text:style-name="T134">18</text:span><text:span text:style-name="T111">:</text:span><text:bookmark text:name="__DdeLink__15528_1631453286111"/><text:bookmark text:name="__DdeLink__9846_1658242472111"/><text:span text:style-name="T115">职业代码</text:span><text:span text:style-name="T114"><text:tab/><text:tab/></text:span><text:span text:style-name="T2">标签类型:文本框 </text:span><text:bookmark-start text:name="__DdeLink__20010_117096940117"/><text:span text:style-name="T2"><text:s/>非必填</text:span><text:bookmark-end text:name="__DdeLink__20010_117096940117"/></text:p>
      <text:p text:style-name="P248"><text:span text:style-name="T111"><text:tab/><text:tab/><text:tab/><text:tab/>字段名称_</text:span><text:span text:style-name="T134">19</text:span><text:span text:style-name="T111">:</text:span><text:bookmark text:name="__DdeLink__15530_1631453286111"/><text:bookmark text:name="__DdeLink__9848_1658242472111"/><text:span text:style-name="T115">职业名称</text:span><text:span text:style-name="T114"><text:tab/></text:span><text:span text:style-name="T2">标签类型:文本框 </text:span><text:bookmark-start text:name="__DdeLink__20010_117096940119"/><text:span text:style-name="T2"><text:s/>非必填</text:span><text:bookmark-end text:name="__DdeLink__20010_117096940119"/></text:p>
      <text:p text:style-name="P203"><text:span text:style-name="T111"><text:tab/><text:tab/><text:tab/><text:tab/>字段名称_</text:span><text:span text:style-name="T134">20</text:span><text:span text:style-name="T111">:</text:span><text:bookmark text:name="__DdeLink__15532_1631453286112"/><text:bookmark text:name="__DdeLink__9850_1658242472112"/><text:span text:style-name="T115">员工号</text:span><text:span text:style-name="T114"><text:tab/><text:tab/></text:span><text:span text:style-name="T2">标签类型:文本框 </text:span><text:bookmark-start text:name="__DdeLink__20010_117096940118"/><text:span text:style-name="T2"><text:s/>非必填</text:span><text:bookmark-end text:name="__DdeLink__20010_117096940118"/></text:p>
      <text:p text:style-name="P203"><text:span text:style-name="T111"><text:tab/><text:tab/><text:tab/><text:tab/>字段名称_</text:span><text:span text:style-name="T134">21</text:span><text:span text:style-name="T111">:</text:span><text:bookmark text:name="__DdeLink__15534_1631453286112"/><text:bookmark text:name="__DdeLink__9852_1658242472112"/><text:span text:style-name="T115">所属部门</text:span><text:span text:style-name="T114"><text:tab/><text:tab/></text:span><text:span text:style-name="T2">标签类型:文本框 </text:span><text:bookmark-start text:name="__DdeLink__20010_117096940120"/><text:span text:style-name="T2"><text:s/>非必填</text:span><text:bookmark-end text:name="__DdeLink__20010_117096940120"/></text:p>
      <text:p text:style-name="P203"><text:span text:style-name="T111"><text:tab/><text:tab/><text:tab/><text:tab/>字段名称_</text:span><text:span text:style-name="T134">22</text:span><text:span text:style-name="T111">:</text:span><text:bookmark text:name="__DdeLink__15536_1631453286112"/><text:bookmark text:name="__DdeLink__9854_1658242472112"/><text:span text:style-name="T115">月薪</text:span><text:span text:style-name="T114"><text:tab/><text:tab/></text:span><text:span text:style-name="T2">标签类型:文本框 非</text:span><text:bookmark-start text:name="__DdeLink__20010_117096940122"/><text:span text:style-name="T2"> 必填</text:span><text:bookmark-end text:name="__DdeLink__20010_117096940122"/></text:p>
      <text:p text:style-name="P203"><text:span text:style-name="T111"><text:tab/><text:tab/><text:tab/><text:tab/>字段名称_</text:span><text:span text:style-name="T134">23</text:span><text:span text:style-name="T133">:</text:span><text:bookmark text:name="__DdeLink__15538_1631453286112"/><text:bookmark text:name="__DdeLink__9856_1658242472112"/><text:span text:style-name="T126">E_mail</text:span><text:span text:style-name="T114"><text:tab/><text:tab/></text:span><text:span text:style-name="T2">标签类型:文本框 </text:span><text:bookmark-start text:name="__DdeLink__20010_117096940121"/><text:span text:style-name="T2"><text:s/>非必填</text:span><text:bookmark-end text:name="__DdeLink__20010_117096940121"/></text:p>
      <text:p text:style-name="P203"><text:span text:style-name="T111"><text:tab/><text:tab/><text:tab/><text:tab/>字段名称_</text:span><text:span text:style-name="T134">24</text:span><text:span text:style-name="T133">:</text:span><text:bookmark text:name="__DdeLink__15542_1631453286112"/><text:bookmark text:name="__DdeLink__15540_1631453286112"/><text:bookmark text:name="__DdeLink__9858_1658242472112"/><text:span text:style-name="T115">移动电话</text:span><text:span text:style-name="T114"><text:tab/><text:tab/></text:span><text:span text:style-name="T2">标签类型:文本框 </text:span><text:bookmark-start text:name="__DdeLink__20010_117096940123"/><text:span text:style-name="T2"><text:s/>非必填</text:span><text:bookmark-end text:name="__DdeLink__20010_117096940123"/></text:p>
      <text:p text:style-name="P203"><text:span text:style-name="T111"><text:tab/><text:tab/><text:tab/><text:tab/>字段名称_</text:span><text:span text:style-name="T134">25</text:span><text:span text:style-name="T133">:</text:span><text:bookmark text:name="__DdeLink__15544_1631453286112"/><text:bookmark text:name="__DdeLink__9860_1658242472112"/><text:span text:style-name="T115">联系电话</text:span><text:span text:style-name="T114"><text:tab/><text:tab/></text:span><text:span text:style-name="T2">标签类型:文本框 </text:span><text:bookmark-start text:name="__DdeLink__20010_117096940124"/><text:span text:style-name="T2"><text:s/>非必填</text:span><text:bookmark-end text:name="__DdeLink__20010_117096940124"/></text:p>
      <text:p text:style-name="P203"><text:span text:style-name="T111"><text:tab/><text:tab/><text:tab/><text:tab/>字段名称_</text:span><text:span text:style-name="T134">26</text:span><text:span text:style-name="T111">:</text:span><text:bookmark text:name="__DdeLink__15546_1631453286112"/><text:bookmark text:name="__DdeLink__9862_1658242472112"/><text:span text:style-name="T115">联系地址</text:span><text:span text:style-name="T114"><text:tab/><text:tab/></text:span><text:span text:style-name="T2">标签类型:文本框 </text:span><text:bookmark-start text:name="__DdeLink__20010_117096940125"/><text:span text:style-name="T2"><text:s/>非必填</text:span><text:bookmark-end text:name="__DdeLink__20010_117096940125"/></text:p>
      <text:p text:style-name="P203"><text:span text:style-name="T111"><text:tab/><text:tab/><text:tab/><text:tab/>字段名称_</text:span><text:span text:style-name="T134">27</text:span><text:span text:style-name="T111">:</text:span><text:bookmark text:name="__DdeLink__15548_1631453286112"/><text:bookmark text:name="__DdeLink__9864_1658242472112"/><text:span text:style-name="T116">联</text:span><text:span text:style-name="T115">系邮编</text:span><text:span text:style-name="T114"><text:tab/><text:tab/></text:span><text:span text:style-name="T2">标签类型:文本框 </text:span><text:bookmark-start text:name="__DdeLink__20010_117096940126"/><text:span text:style-name="T2"><text:s/>非必填</text:span><text:bookmark-end text:name="__DdeLink__20010_117096940126"/></text:p>
      <text:p text:style-name="P203"><text:soft-page-break/><text:span text:style-name="T111"><text:tab/><text:tab/><text:tab/><text:tab/>字段名称_</text:span><text:span text:style-name="T134">28</text:span><text:span text:style-name="T111">:</text:span><text:bookmark text:name="__DdeLink__15550_1631453286112"/><text:bookmark text:name="__DdeLink__9866_1658242472112"/><text:span text:style-name="T115">社保所在地</text:span><text:span text:style-name="T114"><text:tab/><text:tab/></text:span><text:span text:style-name="T2">标签类型:文本框 </text:span><text:bookmark-start text:name="__DdeLink__20010_117096940127"/><text:span text:style-name="T2"><text:s/>非必填</text:span><text:bookmark-end text:name="__DdeLink__20010_117096940127"/></text:p>
      <text:p text:style-name="P248"><text:span text:style-name="T111"><text:tab/><text:tab/><text:tab/><text:tab/>字段名称_</text:span><text:span text:style-name="T134">29</text:span><text:span text:style-name="T111">:</text:span><text:bookmark text:name="__DdeLink__15552_1631453286112"/><text:bookmark text:name="__DdeLink__9868_1658242472112"/><text:span text:style-name="T115">社保卡号</text:span><text:span text:style-name="T114"><text:tab/><text:tab/></text:span><text:span text:style-name="T2">标签类型:文本框 </text:span><text:bookmark-start text:name="__DdeLink__20010_117096940128"/><text:span text:style-name="T2"><text:s/>非必填</text:span><text:bookmark-end text:name="__DdeLink__20010_117096940128"/></text:p>
      <text:p text:style-name="P203"><text:span text:style-name="T111"><text:tab/><text:tab/><text:tab/><text:tab/>字段名称_</text:span><text:span text:style-name="T134">30</text:span><text:span text:style-name="T111">:</text:span><text:bookmark text:name="__DdeLink__15554_1631453286112"/><text:bookmark text:name="__DdeLink__9870_1658242472112"/><text:span text:style-name="T115">保险卡号</text:span><text:span text:style-name="T114"><text:tab/><text:tab/></text:span><text:span text:style-name="T2">标签类型:文本框 </text:span><text:bookmark-start text:name="__DdeLink__20010_117096940129"/><text:span text:style-name="T2"><text:s/>非必填</text:span><text:bookmark-end text:name="__DdeLink__20010_117096940129"/></text:p>
      <text:p text:style-name="P203"><text:span text:style-name="T5"><text:tab/><text:tab/><text:tab/><text:tab/></text:span><text:span text:style-name="T2">字段名称_</text:span><text:span text:style-name="T6">31</text:span><text:span text:style-name="T2">:</text:span><text:span text:style-name="T115">银行账号用</text:span><text:span text:style-name="T126">途</text:span><text:span text:style-name="T114"><text:tab/><text:tab/></text:span><text:span text:style-name="T2">标签类型:文本框 </text:span><text:bookmark-start text:name="__DdeLink__20010_117096940130"/><text:span text:style-name="T2"><text:s/>非必填</text:span><text:bookmark-end text:name="__DdeLink__20010_117096940130"/></text:p>
      <text:p text:style-name="P203"><text:span text:style-name="T111"><text:tab/><text:tab/><text:tab/><text:tab/>字段名称_</text:span><text:span text:style-name="T134">32</text:span><text:span text:style-name="T111">:</text:span><text:span text:style-name="T116">开</text:span><text:span text:style-name="T115">户人姓名</text:span><text:span text:style-name="T114"><text:tab/><text:tab/></text:span><text:span text:style-name="T2">标签类型:文本框 </text:span><text:bookmark-start text:name="__DdeLink__20010_117096940131"/><text:span text:style-name="T2"><text:s/>非必填</text:span><text:bookmark-end text:name="__DdeLink__20010_117096940131"/></text:p>
      <text:p text:style-name="P203"><text:span text:style-name="T111"><text:tab/><text:tab/><text:tab/><text:tab/>字段名称_</text:span><text:span text:style-name="T134">33</text:span><text:span text:style-name="T111">:</text:span><text:span text:style-name="T116">开</text:span><text:span text:style-name="T115">户人证件</text:span><text:span text:style-name="T126">类型</text:span><text:span text:style-name="T114"><text:tab/><text:tab/></text:span><text:span text:style-name="T2">标签类型:文本框 </text:span><text:bookmark-start text:name="__DdeLink__20010_117096940133"/><text:span text:style-name="T2"><text:s/>非必填</text:span><text:bookmark-end text:name="__DdeLink__20010_117096940133"/></text:p>
      <text:p text:style-name="P203"><text:span text:style-name="T111"><text:tab/><text:tab/><text:tab/><text:tab/>字段名称_</text:span><text:span text:style-name="T134">34</text:span><text:span text:style-name="T133">:</text:span><text:span text:style-name="T117">开</text:span><text:span text:style-name="T115">户人证件</text:span><text:span text:style-name="T126">号码</text:span><text:span text:style-name="T114"><text:tab/><text:tab/></text:span><text:span text:style-name="T2">标签类型:文本框 </text:span><text:bookmark-start text:name="__DdeLink__20010_117096940134"/><text:span text:style-name="T2"><text:s/>非必填</text:span><text:bookmark-end text:name="__DdeLink__20010_117096940134"/></text:p>
      <text:p text:style-name="P203"><text:span text:style-name="T111"><text:tab/><text:tab/><text:tab/><text:tab/>字段名称_</text:span><text:span text:style-name="T134">35</text:span><text:span text:style-name="T133">:</text:span><text:span text:style-name="T117">开</text:span><text:span text:style-name="T115">户银行代</text:span><text:span text:style-name="T126">码</text:span><text:span text:style-name="T114"><text:tab/><text:tab/></text:span><text:span text:style-name="T2">标签类型:文本框 </text:span><text:bookmark-start text:name="__DdeLink__20010_117096940136"/><text:span text:style-name="T2"><text:s/>非必填</text:span><text:bookmark-end text:name="__DdeLink__20010_117096940136"/></text:p>
      <text:p text:style-name="P203"><text:span text:style-name="T111"><text:tab/><text:tab/><text:tab/><text:tab/>字段名称_</text:span><text:span text:style-name="T134">36</text:span><text:span text:style-name="T133">:</text:span><text:span text:style-name="T117">开</text:span><text:span text:style-name="T115">户行全称</text:span><text:span text:style-name="T114"><text:tab/><text:tab/></text:span><text:span text:style-name="T2">标签类型:文本框 </text:span><text:bookmark-start text:name="__DdeLink__20010_117096940135"/><text:span text:style-name="T2"><text:s/>非必填</text:span><text:bookmark-end text:name="__DdeLink__20010_117096940135"/></text:p>
      <text:p text:style-name="P203"><text:span text:style-name="T2"><text:tab/><text:tab/><text:tab/><text:tab/>字段名称_</text:span><text:span text:style-name="T6">37</text:span><text:span text:style-name="T2">:</text:span><text:span text:style-name="T12">开户银行账</text:span><text:span text:style-name="T31">号</text:span><text:span text:style-name="T5"><text:tab/></text:span><text:span text:style-name="T3"><text:tab/></text:span><text:span text:style-name="T2">标签类型:文本框 </text:span><text:bookmark-start text:name="__DdeLink__20010_117096940137"/><text:span text:style-name="T2"><text:s/>非必填</text:span><text:bookmark-end text:name="__DdeLink__20010_117096940137"/></text:p>
      <text:p text:style-name="P41"/>
      <text:p text:style-name="P43"><text:tab/><text:tab/><text:tab/><text:span text:style-name="T91">功能名称_</text:span><text:span text:style-name="T95">2</text:span><text:span text:style-name="T96">：编辑</text:span><text:span text:style-name="T187"> <text:s text:c="5"/>功能类型:编辑</text:span></text:p>
      <text:p text:style-name="P204"><text:span text:style-name="T111"><text:tab/><text:tab/><text:tab/><text:tab/></text:span><text:span text:style-name="T2">字段名称_1:</text:span><text:bookmark text:name="__DdeLink__15524_1631453286121"/><text:bookmark text:name="__DdeLink__9842_1658242472121"/><text:span text:style-name="T11">保</text:span><text:span text:style-name="T116">单号</text:span><text:span text:style-name="T114"><text:tab/></text:span><text:span text:style-name="T2">标签类型:文本框 </text:span><text:bookmark-start text:name="__DdeLink__20010_1170969401110"/><text:span text:style-name="T2"><text:s/>必填</text:span><text:bookmark-end text:name="__DdeLink__20010_1170969401110"/><text:span text:style-name="T118"> <text:s text:c="8"/></text:span></text:p>
      <text:p text:style-name="P204"><text:span text:style-name="T111"><text:tab/><text:tab/><text:tab/><text:tab/>字段名称_2:</text:span><text:bookmark text:name="__DdeLink__15526_1631453286121"/><text:bookmark text:name="__DdeLink__9844_1658242472121"/><text:span text:style-name="T116">部</text:span><text:span text:style-name="T115">门号</text:span><text:span text:style-name="T114"><text:tab/></text:span><text:span text:style-name="T2">标签类型:文本框 </text:span><text:bookmark-start text:name="__DdeLink__20010_117096940138"/><text:span text:style-name="T2"><text:s/></text:span><text:span text:style-name="T7">非</text:span><text:span text:style-name="T2">必填</text:span><text:bookmark-end text:name="__DdeLink__20010_117096940138"/></text:p>
      <text:p text:style-name="P204"><text:span text:style-name="T111"><text:tab/><text:tab/><text:tab/><text:tab/>字段名称_3:</text:span><text:bookmark text:name="__DdeLink__15528_1631453286121"/><text:bookmark text:name="__DdeLink__9846_1658242472121"/><text:span text:style-name="T115">分单号</text:span><text:span text:style-name="T114"><text:tab/><text:tab/></text:span><text:span text:style-name="T2">标签类型:文本框 </text:span><text:bookmark-start text:name="__DdeLink__20010_1170969401210"/><text:span text:style-name="T2"><text:s/>非必填</text:span><text:bookmark-end text:name="__DdeLink__20010_1170969401210"/></text:p>
      <text:p text:style-name="P249"><text:span text:style-name="T111"><text:tab/><text:tab/><text:tab/><text:tab/>字段名称_</text:span><text:span text:style-name="T131">4</text:span><text:span text:style-name="T111">:</text:span><text:bookmark text:name="__DdeLink__15530_1631453286121"/><text:bookmark text:name="__DdeLink__9848_1658242472121"/><text:span text:style-name="T115">分单状态</text:span><text:span text:style-name="T114"><text:tab/><text:tab/></text:span><text:span text:style-name="T2">标签类型:文本框 </text:span><text:bookmark-start text:name="__DdeLink__20010_117096940132"/><text:span text:style-name="T2"><text:s/>非必填</text:span><text:bookmark-end text:name="__DdeLink__20010_117096940132"/></text:p>
      <text:p text:style-name="P204"><text:span text:style-name="T111"><text:tab/><text:tab/><text:tab/><text:tab/>字段名称_</text:span><text:span text:style-name="T131">5</text:span><text:span text:style-name="T111">:</text:span><text:bookmark text:name="__DdeLink__15532_1631453286121"/><text:bookmark text:name="__DdeLink__9850_1658242472121"/><text:span text:style-name="T115">生效日期</text:span><text:span text:style-name="T114"><text:tab/><text:tab/></text:span><text:span text:style-name="T2">标签类型:时间框</text:span><text:span text:style-name="T7">(年月日)</text:span><text:bookmark-start text:name="__DdeLink__20010_117096940141"/><text:span text:style-name="T2"> 必填</text:span><text:bookmark-end text:name="__DdeLink__20010_117096940141"/></text:p>
      <text:p text:style-name="P204"><text:span text:style-name="T111"><text:tab/><text:tab/><text:tab/><text:tab/>字段名称_</text:span><text:span text:style-name="T132">6</text:span><text:span text:style-name="T111">:</text:span><text:bookmark text:name="__DdeLink__15534_1631453286121"/><text:bookmark text:name="__DdeLink__9852_1658242472121"/><text:span text:style-name="T115">退保申请日</text:span><text:span text:style-name="T126">期</text:span><text:span text:style-name="T114"><text:tab/><text:tab/></text:span><text:span text:style-name="T2">标签类型:时间框</text:span><text:span text:style-name="T7">(年月日)</text:span><text:span text:style-name="T2"> </text:span><text:bookmark-start text:name="__DdeLink__20010_117096940151"/><text:span text:style-name="T2"><text:s/>非必填</text:span><text:bookmark-end text:name="__DdeLink__20010_117096940151"/></text:p>
      <text:p text:style-name="P204"><text:span text:style-name="T111"><text:tab/><text:tab/><text:tab/><text:tab/>字段名称_</text:span><text:span text:style-name="T132">7</text:span><text:span text:style-name="T111">:</text:span><text:bookmark text:name="__DdeLink__15536_1631453286121"/><text:bookmark text:name="__DdeLink__9854_1658242472121"/><text:span text:style-name="T115">保障层级</text:span><text:span text:style-name="T114"><text:tab/><text:tab/></text:span><text:span text:style-name="T2">标签类型:文本框 </text:span><text:bookmark-start text:name="__DdeLink__20010_117096940161"/><text:span text:style-name="T2"><text:s/>非必填</text:span><text:bookmark-end text:name="__DdeLink__20010_117096940161"/></text:p>
      <text:p text:style-name="P204"><text:span text:style-name="T111"><text:tab/><text:tab/><text:tab/><text:tab/>字段名称_</text:span><text:span text:style-name="T133">8:</text:span><text:bookmark text:name="__DdeLink__15538_1631453286121"/><text:bookmark text:name="__DdeLink__9856_1658242472121"/><text:span text:style-name="T115">客户号码</text:span><text:span text:style-name="T114"><text:tab/><text:tab/></text:span><text:span text:style-name="T2">标签类型:文本框 </text:span><text:bookmark-start text:name="__DdeLink__20010_117096940171"/><text:span text:style-name="T2"><text:s/>非必填</text:span><text:bookmark-end text:name="__DdeLink__20010_117096940171"/></text:p>
      <text:p text:style-name="P204"><text:span text:style-name="T111"><text:tab/><text:tab/><text:tab/><text:tab/>字段名称_</text:span><text:span text:style-name="T133">9:</text:span><text:bookmark text:name="__DdeLink__15542_1631453286121"/><text:bookmark text:name="__DdeLink__15540_1631453286121"/><text:bookmark text:name="__DdeLink__9858_1658242472121"/><text:span text:style-name="T115">被保人姓名</text:span><text:span text:style-name="T114"><text:tab/><text:tab/></text:span><text:span text:style-name="T2">标签类型:文本框 </text:span><text:bookmark-start text:name="__DdeLink__20010_117096940181"/><text:span text:style-name="T2"><text:s/>必填</text:span><text:bookmark-end text:name="__DdeLink__20010_117096940181"/></text:p>
      <text:p text:style-name="P204"><text:span text:style-name="T111"><text:tab/><text:tab/><text:tab/><text:tab/>字段名称_</text:span><text:span text:style-name="T133">10:</text:span><text:bookmark text:name="__DdeLink__15544_1631453286121"/><text:bookmark text:name="__DdeLink__9860_1658242472121"/><text:span text:style-name="T115">证件类型</text:span><text:span text:style-name="T114"><text:tab/></text:span><text:span text:style-name="T2">标签类型:文本框 </text:span><text:bookmark-start text:name="__DdeLink__20010_117096940191"/><text:span text:style-name="T2"><text:s/>必填</text:span><text:bookmark-end text:name="__DdeLink__20010_117096940191"/></text:p>
      <text:p text:style-name="P204"><text:span text:style-name="T111"><text:tab/><text:tab/><text:tab/><text:tab/>字段名称_1</text:span><text:span text:style-name="T128">1</text:span><text:span text:style-name="T111">:</text:span><text:bookmark text:name="__DdeLink__15546_1631453286121"/><text:bookmark text:name="__DdeLink__9862_1658242472121"/><text:span text:style-name="T115">证件号码</text:span><text:span text:style-name="T114"><text:tab/></text:span><text:span text:style-name="T2">标签类型:文本框 </text:span><text:bookmark-start text:name="__DdeLink__20010_1170969401101"/><text:span text:style-name="T2"><text:s/>必填</text:span><text:bookmark-end text:name="__DdeLink__20010_1170969401101"/></text:p>
      <text:p text:style-name="P204"><text:span text:style-name="T111"><text:tab/><text:tab/><text:tab/><text:tab/>字段名称_</text:span><text:span text:style-name="T128">1</text:span><text:span text:style-name="T111">2:</text:span><text:bookmark text:name="__DdeLink__15548_1631453286121"/><text:bookmark text:name="__DdeLink__9864_1658242472121"/><text:span text:style-name="T116">性</text:span><text:span text:style-name="T115"> 别</text:span><text:span text:style-name="T114"><text:tab/><text:tab/></text:span><text:span text:style-name="T2">标签类型:下拉框</text:span><text:span text:style-name="T7">(男/女)</text:span><text:span text:style-name="T2"> </text:span><text:bookmark-start text:name="__DdeLink__20010_1170969401111"/><text:span text:style-name="T2"><text:s/>必填</text:span><text:bookmark-end text:name="__DdeLink__20010_1170969401111"/></text:p>
      <text:p text:style-name="P204"><text:span text:style-name="T111"><text:tab/><text:tab/><text:tab/><text:tab/>字段名称_</text:span><text:span text:style-name="T128">1</text:span><text:span text:style-name="T111">3:</text:span><text:bookmark text:name="__DdeLink__15550_1631453286121"/><text:bookmark text:name="__DdeLink__9866_1658242472121"/><text:span text:style-name="T115">出生日期</text:span><text:span text:style-name="T114"><text:tab/></text:span><text:span text:style-name="T2">标签类型:时间框</text:span><text:span text:style-name="T7">(年月日)</text:span><text:span text:style-name="T2"> </text:span><text:bookmark-start text:name="__DdeLink__20010_1170969401121"/><text:span text:style-name="T2"><text:s/>必填</text:span><text:bookmark-end text:name="__DdeLink__20010_1170969401121"/></text:p>
      <text:p text:style-name="P249"><text:span text:style-name="T111"><text:tab/><text:tab/><text:tab/><text:tab/>字段名称_</text:span><text:span text:style-name="T128">14</text:span><text:span text:style-name="T111">:</text:span><text:bookmark text:name="__DdeLink__15552_1631453286121"/><text:bookmark text:name="__DdeLink__9868_1658242472121"/><text:span text:style-name="T115">投保年龄</text:span><text:span text:style-name="T114"><text:tab/></text:span><text:span text:style-name="T2">标签类型:数字框 </text:span><text:bookmark-start text:name="__DdeLink__20010_1170969401131"/><text:span text:style-name="T2"><text:s/>非必填</text:span><text:bookmark-end text:name="__DdeLink__20010_1170969401131"/></text:p>
      <text:p text:style-name="P204"><text:span text:style-name="T111"><text:tab/><text:tab/><text:tab/><text:tab/>字段名称_</text:span><text:span text:style-name="T128">15</text:span><text:span text:style-name="T111">:</text:span><text:bookmark text:name="__DdeLink__15554_1631453286121"/><text:bookmark text:name="__DdeLink__9870_1658242472121"/><text:span text:style-name="T115">被保人类型</text:span><text:span text:style-name="T114"><text:tab/></text:span><text:span text:style-name="T2">标签类型:文本框 </text:span><text:bookmark-start text:name="__DdeLink__20010_1170969401141"/><text:span text:style-name="T2"><text:s/>必填</text:span><text:bookmark-end text:name="__DdeLink__20010_1170969401141"/></text:p>
      <text:p text:style-name="P204"><text:span text:style-name="T111"><text:tab/><text:tab/><text:tab/><text:tab/></text:span><text:span text:style-name="T2">字段名称_1</text:span><text:span text:style-name="T6">6</text:span><text:span text:style-name="T2">:</text:span><text:bookmark text:name="__DdeLink__15524_16314532861111"/><text:bookmark text:name="__DdeLink__9842_16582424721111"/><text:span text:style-name="T11">与</text:span><text:span text:style-name="T115">主被保人</text:span><text:span text:style-name="T126">关系</text:span><text:span text:style-name="T114"><text:tab/></text:span><text:span text:style-name="T2">标签类型:文本框 </text:span><text:bookmark-start text:name="__DdeLink__20010_1170969401151"/><text:span text:style-name="T2"><text:s/>非必填</text:span><text:bookmark-end text:name="__DdeLink__20010_1170969401151"/></text:p>
      <text:p text:style-name="P204"><text:span text:style-name="T111"><text:tab/><text:tab/><text:tab/><text:tab/>字段名称_</text:span><text:span text:style-name="T134">17</text:span><text:span text:style-name="T111">:</text:span><text:bookmark text:name="__DdeLink__15526_16314532861111"/><text:bookmark text:name="__DdeLink__9844_16582424721111"/><text:span text:style-name="T116">主</text:span><text:span text:style-name="T115">被保险人</text:span><text:span text:style-name="T126">姓名</text:span><text:span text:style-name="T114"><text:tab/><text:tab/></text:span><text:span text:style-name="T2">标签类型:文本框 </text:span><text:bookmark-start text:name="__DdeLink__20010_1170969401161"/><text:span text:style-name="T2"><text:s/>非必填</text:span><text:bookmark-end text:name="__DdeLink__20010_1170969401161"/></text:p>
      <text:p text:style-name="P204"><text:span text:style-name="T111"><text:tab/><text:tab/><text:tab/><text:tab/>字段名称_</text:span><text:span text:style-name="T134">18</text:span><text:span text:style-name="T111">:</text:span><text:bookmark text:name="__DdeLink__15528_16314532861111"/><text:bookmark text:name="__DdeLink__9846_16582424721111"/><text:span text:style-name="T115">职业代码</text:span><text:span text:style-name="T114"><text:tab/><text:tab/></text:span><text:span text:style-name="T2">标签类型:文本框 </text:span><text:bookmark-start text:name="__DdeLink__20010_1170969401171"/><text:span text:style-name="T2"><text:s/>非必填</text:span><text:bookmark-end text:name="__DdeLink__20010_1170969401171"/></text:p>
      <text:p text:style-name="P249"><text:span text:style-name="T111"><text:tab/><text:tab/><text:tab/><text:tab/>字段名称_</text:span><text:span text:style-name="T134">19</text:span><text:span text:style-name="T111">:</text:span><text:bookmark text:name="__DdeLink__15530_16314532861111"/><text:bookmark text:name="__DdeLink__9848_16582424721111"/><text:span text:style-name="T115">职业名称</text:span><text:span text:style-name="T114"><text:tab/></text:span><text:span text:style-name="T2">标签类型:文本框 </text:span><text:bookmark-start text:name="__DdeLink__20010_1170969401191"/><text:span text:style-name="T2"><text:s/>非必填</text:span><text:bookmark-end text:name="__DdeLink__20010_1170969401191"/></text:p>
      <text:p text:style-name="P204"><text:span text:style-name="T111"><text:tab/><text:tab/><text:tab/><text:tab/>字段名称_</text:span><text:span text:style-name="T134">20</text:span><text:span text:style-name="T111">:</text:span><text:bookmark text:name="__DdeLink__15532_16314532861121"/><text:bookmark text:name="__DdeLink__9850_16582424721121"/><text:span text:style-name="T115">员工号</text:span><text:span text:style-name="T114"><text:tab/><text:tab/></text:span><text:span text:style-name="T2">标签类型:文本框 </text:span><text:bookmark-start text:name="__DdeLink__20010_1170969401181"/><text:span text:style-name="T2"><text:s/>非必填</text:span><text:bookmark-end text:name="__DdeLink__20010_1170969401181"/></text:p>
      <text:p text:style-name="P204"><text:span text:style-name="T111"><text:tab/><text:tab/><text:tab/><text:tab/>字段名称_</text:span><text:span text:style-name="T134">21</text:span><text:span text:style-name="T111">:</text:span><text:bookmark text:name="__DdeLink__15534_16314532861121"/><text:bookmark text:name="__DdeLink__9852_16582424721121"/><text:span text:style-name="T115">所属部门</text:span><text:span text:style-name="T114"><text:tab/></text:span><text:span text:style-name="T2">标签类型:文本框 </text:span><text:bookmark-start text:name="__DdeLink__20010_1170969401201"/><text:span text:style-name="T2"><text:s/>非必填</text:span><text:bookmark-end text:name="__DdeLink__20010_1170969401201"/></text:p>
      <text:p text:style-name="P204"><text:span text:style-name="T111"><text:tab/><text:tab/><text:tab/><text:tab/>字段名称_</text:span><text:span text:style-name="T134">22</text:span><text:span text:style-name="T111">:</text:span><text:bookmark text:name="__DdeLink__15536_16314532861121"/><text:bookmark text:name="__DdeLink__9854_16582424721121"/><text:span text:style-name="T115">月薪</text:span><text:span text:style-name="T114"><text:tab/> <text:s text:c="8"/></text:span><text:span text:style-name="T2">标签类型:文本框 非</text:span><text:bookmark-start text:name="__DdeLink__20010_1170969401221"/><text:span text:style-name="T2"> 必填</text:span><text:bookmark-end text:name="__DdeLink__20010_1170969401221"/></text:p>
      <text:p text:style-name="P204"><text:span text:style-name="T111"><text:tab/><text:tab/><text:tab/><text:tab/>字段名称_</text:span><text:span text:style-name="T134">23</text:span><text:span text:style-name="T133">:</text:span><text:bookmark text:name="__DdeLink__15538_16314532861121"/><text:bookmark text:name="__DdeLink__9856_16582424721121"/><text:span text:style-name="T126">E_mail</text:span><text:span text:style-name="T114"><text:tab/><text:tab/></text:span><text:span text:style-name="T2">标签类型:文本框 </text:span><text:bookmark-start text:name="__DdeLink__20010_1170969401211"/><text:span text:style-name="T2"><text:s/>非必填</text:span><text:bookmark-end text:name="__DdeLink__20010_1170969401211"/></text:p>
      <text:p text:style-name="P204"><text:span text:style-name="T111"><text:tab/><text:tab/><text:tab/><text:tab/>字段名称_</text:span><text:span text:style-name="T134">24</text:span><text:span text:style-name="T133">:</text:span><text:bookmark text:name="__DdeLink__15542_16314532861121"/><text:bookmark text:name="__DdeLink__15540_16314532861121"/><text:bookmark text:name="__DdeLink__9858_16582424721121"/><text:span text:style-name="T115">移动电话</text:span><text:span text:style-name="T114"><text:tab/></text:span><text:span text:style-name="T2">标签类型:文本框 </text:span><text:bookmark-start text:name="__DdeLink__20010_1170969401231"/><text:span text:style-name="T2"><text:s/>非必填</text:span><text:bookmark-end text:name="__DdeLink__20010_1170969401231"/></text:p>
      <text:p text:style-name="P204"><text:span text:style-name="T111"><text:tab/><text:tab/><text:tab/><text:tab/>字段名称_</text:span><text:span text:style-name="T134">25</text:span><text:span text:style-name="T133">:</text:span><text:bookmark text:name="__DdeLink__15544_16314532861121"/><text:bookmark text:name="__DdeLink__9860_16582424721121"/><text:span text:style-name="T115">联系电话</text:span><text:span text:style-name="T114"><text:tab/><text:tab/></text:span><text:span text:style-name="T2">标签类型:文本框 </text:span><text:bookmark-start text:name="__DdeLink__20010_1170969401241"/><text:span text:style-name="T2"><text:s/>非必填</text:span><text:bookmark-end text:name="__DdeLink__20010_1170969401241"/></text:p>
      <text:p text:style-name="P204"><text:span text:style-name="T111"><text:tab/><text:tab/><text:tab/><text:tab/>字段名称_</text:span><text:span text:style-name="T134">26</text:span><text:span text:style-name="T111">:</text:span><text:bookmark text:name="__DdeLink__15546_16314532861121"/><text:bookmark text:name="__DdeLink__9862_16582424721121"/><text:span text:style-name="T115">联系地址</text:span><text:span text:style-name="T114"><text:tab/><text:tab/></text:span><text:span text:style-name="T2">标签类型:文本框 </text:span><text:bookmark-start text:name="__DdeLink__20010_1170969401251"/><text:span text:style-name="T2"><text:s/>非必填</text:span><text:bookmark-end text:name="__DdeLink__20010_1170969401251"/></text:p>
      <text:p text:style-name="P204"><text:span text:style-name="T111"><text:tab/><text:tab/><text:tab/><text:tab/>字段名称_</text:span><text:span text:style-name="T134">27</text:span><text:span text:style-name="T111">:</text:span><text:bookmark text:name="__DdeLink__15548_16314532861121"/><text:bookmark text:name="__DdeLink__9864_16582424721121"/><text:span text:style-name="T116">联</text:span><text:span text:style-name="T115">系邮编</text:span><text:span text:style-name="T114"><text:tab/><text:tab/></text:span><text:span text:style-name="T2">标签类型:文本框 </text:span><text:bookmark-start text:name="__DdeLink__20010_1170969401261"/><text:span text:style-name="T2"><text:s/>非必填</text:span><text:bookmark-end text:name="__DdeLink__20010_1170969401261"/></text:p>
      <text:p text:style-name="P204"><text:span text:style-name="T111"><text:tab/><text:tab/><text:tab/><text:tab/>字段名称_</text:span><text:span text:style-name="T134">28</text:span><text:span text:style-name="T111">:</text:span><text:bookmark text:name="__DdeLink__15550_16314532861121"/><text:bookmark text:name="__DdeLink__9866_16582424721121"/><text:span text:style-name="T115">社保所在地</text:span><text:span text:style-name="T114"><text:tab/><text:tab/></text:span><text:span text:style-name="T2">标签类型:文本框 </text:span><text:bookmark-start text:name="__DdeLink__20010_1170969401271"/><text:span text:style-name="T2"><text:s/>非必填</text:span><text:bookmark-end text:name="__DdeLink__20010_1170969401271"/></text:p>
      <text:p text:style-name="P249"><text:span text:style-name="T111"><text:tab/><text:tab/><text:tab/><text:tab/>字段名称_</text:span><text:span text:style-name="T134">29</text:span><text:span text:style-name="T111">:</text:span><text:bookmark text:name="__DdeLink__15552_16314532861121"/><text:bookmark text:name="__DdeLink__9868_16582424721121"/><text:span text:style-name="T115">社保卡号</text:span><text:span text:style-name="T114"><text:tab/><text:tab/></text:span><text:span text:style-name="T2">标签类型:文本框 </text:span><text:bookmark-start text:name="__DdeLink__20010_1170969401281"/><text:span text:style-name="T2"><text:s/>非必填</text:span><text:bookmark-end text:name="__DdeLink__20010_1170969401281"/></text:p>
      <text:p text:style-name="P204"><text:span text:style-name="T111"><text:tab/><text:tab/><text:tab/><text:tab/>字段名称_</text:span><text:span text:style-name="T134">30</text:span><text:span text:style-name="T111">:</text:span><text:bookmark text:name="__DdeLink__15554_16314532861121"/><text:bookmark text:name="__DdeLink__9870_16582424721121"/><text:span text:style-name="T115">保险卡号</text:span><text:span text:style-name="T114"><text:tab/><text:tab/></text:span><text:span text:style-name="T2">标签类型:文本框 </text:span><text:bookmark-start text:name="__DdeLink__20010_1170969401291"/><text:span text:style-name="T2"><text:s/>非必填</text:span><text:bookmark-end text:name="__DdeLink__20010_1170969401291"/></text:p>
      <text:p text:style-name="P204"><text:span text:style-name="T5"><text:tab/><text:tab/><text:tab/><text:tab/></text:span><text:span text:style-name="T2">字段名称_</text:span><text:span text:style-name="T6">31</text:span><text:span text:style-name="T2">:</text:span><text:span text:style-name="T115">银行账号用</text:span><text:span text:style-name="T126">途</text:span><text:span text:style-name="T114"><text:tab/><text:tab/></text:span><text:span text:style-name="T2">标签类型:文本框 </text:span><text:bookmark-start text:name="__DdeLink__20010_1170969401301"/><text:span text:style-name="T2"><text:s/>非必填</text:span><text:bookmark-end text:name="__DdeLink__20010_1170969401301"/></text:p>
      <text:p text:style-name="P204"><text:span text:style-name="T111"><text:tab/><text:tab/><text:tab/><text:tab/>字段名称_</text:span><text:span text:style-name="T134">32</text:span><text:span text:style-name="T111">:</text:span><text:span text:style-name="T116">开</text:span><text:span text:style-name="T115">户人姓名</text:span><text:span text:style-name="T114"><text:tab/><text:tab/></text:span><text:span text:style-name="T2">标签类型:文本框 </text:span><text:bookmark-start text:name="__DdeLink__20010_1170969401311"/><text:span text:style-name="T2"><text:s/>非必填</text:span><text:bookmark-end text:name="__DdeLink__20010_1170969401311"/></text:p>
      <text:p text:style-name="P204"><text:span text:style-name="T111"><text:tab/><text:tab/><text:tab/><text:tab/>字段名称_</text:span><text:span text:style-name="T134">33</text:span><text:span text:style-name="T111">:</text:span><text:span text:style-name="T116">开</text:span><text:span text:style-name="T115">户人证件</text:span><text:span text:style-name="T126">类型</text:span><text:span text:style-name="T114"><text:tab/><text:tab/></text:span><text:span text:style-name="T2">标签类型:文本框 </text:span><text:bookmark-start text:name="__DdeLink__20010_1170969401331"/><text:span text:style-name="T2"><text:s/>非必填</text:span><text:bookmark-end text:name="__DdeLink__20010_1170969401331"/></text:p>
      <text:p text:style-name="P204"><text:soft-page-break/><text:span text:style-name="T111"><text:tab/><text:tab/><text:tab/><text:tab/>字段名称_</text:span><text:span text:style-name="T134">34</text:span><text:span text:style-name="T133">:</text:span><text:span text:style-name="T117">开</text:span><text:span text:style-name="T115">户人证件</text:span><text:span text:style-name="T126">号码</text:span><text:span text:style-name="T114"><text:tab/> <text:s text:c="2"/><text:tab/></text:span><text:span text:style-name="T2">标签类型:文本框 </text:span><text:bookmark-start text:name="__DdeLink__20010_1170969401341"/><text:span text:style-name="T2"><text:s/>非必填</text:span><text:bookmark-end text:name="__DdeLink__20010_1170969401341"/></text:p>
      <text:p text:style-name="P204"><text:span text:style-name="T111"><text:tab/><text:tab/><text:tab/><text:tab/>字段名称_</text:span><text:span text:style-name="T134">35</text:span><text:span text:style-name="T133">:</text:span><text:span text:style-name="T117">开</text:span><text:span text:style-name="T115">户银行代</text:span><text:span text:style-name="T126">码</text:span><text:span text:style-name="T114"><text:tab/><text:tab/></text:span><text:span text:style-name="T2">标签类型:文本框 </text:span><text:bookmark-start text:name="__DdeLink__20010_1170969401361"/><text:span text:style-name="T2"><text:s/>非必填</text:span><text:bookmark-end text:name="__DdeLink__20010_1170969401361"/></text:p>
      <text:p text:style-name="P204"><text:span text:style-name="T111"><text:tab/><text:tab/><text:tab/><text:tab/>字段名称_</text:span><text:span text:style-name="T134">36</text:span><text:span text:style-name="T133">:</text:span><text:span text:style-name="T117">开</text:span><text:span text:style-name="T115">户行全称</text:span><text:span text:style-name="T114"><text:tab/><text:tab/></text:span><text:span text:style-name="T2">标签类型:文本框 </text:span><text:bookmark-start text:name="__DdeLink__20010_1170969401351"/><text:span text:style-name="T2"><text:s/>非必填</text:span><text:bookmark-end text:name="__DdeLink__20010_1170969401351"/></text:p>
      <text:p text:style-name="P43"><text:span text:style-name="T187"><text:tab/><text:tab/><text:tab/><text:tab/>字段名称_37:</text:span><text:span text:style-name="T190">开户银行账</text:span><text:span text:style-name="T191">号</text:span><text:tab/><text:span text:style-name="T192"><text:tab/>标签类型:文本框 </text:span><text:bookmark-start text:name="__DdeLink__20010_1170969401371"/><text:span text:style-name="T192"><text:s/>非必填</text:span><text:bookmark-end text:name="__DdeLink__20010_1170969401371"/></text:p>
      <text:p text:style-name="P43"><text:tab/><text:tab/></text:p>
      <text:p text:style-name="P43"><text:tab/><text:tab/><text:span text:style-name="T91">功能名字_</text:span><text:span text:style-name="T97">4</text:span><text:span text:style-name="T91">:删除 <text:s text:c="2"/></text:span><text:span text:style-name="T187"><text:s text:c="2"/>功能类型:</text:span><text:span text:style-name="T193"> <text:s/></text:span></text:p>
      <text:p text:style-name="P51"><text:tab/><text:tab/><text:tab/><text:tab/>确定删除该数据？</text:p>
      <text:p text:style-name="P51"><text:tab/><text:tab/><text:span text:style-name="T98">功能名字_</text:span><text:span text:style-name="T99">5</text:span><text:span text:style-name="T98">:导入 <text:s text:c="2"/></text:span><text:span text:style-name="T194"><text:s text:c="2"/>功能类型:</text:span> <text:s/></text:p>
      <text:p text:style-name="P51"><text:tab/><text:tab/><text:span text:style-name="T98">功能名字_</text:span><text:span text:style-name="T99">6</text:span><text:span text:style-name="T98">:导出 <text:s text:c="2"/></text:span><text:span text:style-name="T194"><text:s text:c="2"/>功能类型:</text:span> <text:s/></text:p>
      <text:p text:style-name="P51"><text:tab/><text:tab/><text:span text:style-name="T98">功能名字_</text:span><text:span text:style-name="T99">7</text:span><text:span text:style-name="T98">:上传 <text:s text:c="2"/></text:span><text:span text:style-name="T194"><text:s text:c="2"/>功能类型:</text:span></text:p>
      <text:p text:style-name="P52"><text:span text:style-name="T194"><text:tab/><text:tab/></text:span><text:span text:style-name="T98">功能名字_</text:span><text:span text:style-name="T99">8</text:span><text:span text:style-name="T98">:查看附件 <text:s/></text:span><text:span text:style-name="T194">功能类型:</text:span></text:p>
      <text:p text:style-name="P41"/>
      <text:p text:style-name="P44"><text:tab/><text:span text:style-name="T105">导航名_</text:span><text:span text:style-name="T107">7</text:span><text:span text:style-name="T105">:</text:span><text:bookmark-start text:name="__DdeLink__9872_165824247211"/><text:bookmark-start text:name="__DdeLink__15522_163145328611"/><text:span text:style-name="T105">团体</text:span><text:bookmark-end text:name="__DdeLink__9872_165824247211"/><text:bookmark-end text:name="__DdeLink__15522_163145328611"/><text:span text:style-name="T105">意外险购买详情</text:span></text:p>
      <text:p text:style-name="P29"><text:span text:style-name="T184"><text:tab/><text:tab/></text:span><text:span text:style-name="T101">功能名字_1:</text:span><text:span text:style-name="T184">列表 <text:s/>功能类型:网格 (有网格)</text:span></text:p>
      <text:p text:style-name="P205"><text:span text:style-name="T5"><text:tab/><text:tab/><text:tab/></text:span><text:span text:style-name="T2">字段名称_1:</text:span><text:span text:style-name="T116">被</text:span><text:span text:style-name="T115">保人姓名</text:span><text:span text:style-name="T13"> <text:s text:c="8"/></text:span></text:p>
      <text:p text:style-name="P205"><text:span text:style-name="T111"><text:tab/><text:tab/><text:tab/>字段名称_2:</text:span><text:span text:style-name="T116">员</text:span><text:span text:style-name="T115">工编号</text:span><text:span text:style-name="T114"><text:tab/><text:tab/><text:tab/></text:span></text:p>
      <text:p text:style-name="P205"><text:span text:style-name="T111"><text:tab/><text:tab/><text:tab/>字段名称_3:</text:span><text:span text:style-name="T116">地</text:span><text:span text:style-name="T115">区</text:span><text:span text:style-name="T114"><text:tab/><text:tab/><text:tab/></text:span></text:p>
      <text:p text:style-name="P250"><text:span text:style-name="T111"><text:tab/><text:tab/><text:tab/>字段名称_</text:span><text:span text:style-name="T131">4</text:span><text:span text:style-name="T111">:</text:span><text:span text:style-name="T116">项</text:span><text:span text:style-name="T115">目组部门</text:span><text:span text:style-name="T114"><text:tab/><text:tab/><text:tab/></text:span></text:p>
      <text:p text:style-name="P205"><text:span text:style-name="T111"><text:tab/><text:tab/><text:tab/>字段名称_</text:span><text:span text:style-name="T131">5</text:span><text:span text:style-name="T111">:</text:span><text:span text:style-name="T116">岗</text:span><text:span text:style-name="T115">位</text:span><text:span text:style-name="T114"><text:tab/><text:tab/><text:tab/><text:tab/></text:span></text:p>
      <text:p text:style-name="P205"><text:span text:style-name="T111"><text:tab/><text:tab/><text:tab/>字段名称_</text:span><text:span text:style-name="T132">6</text:span><text:span text:style-name="T111">:</text:span><text:span text:style-name="T119">入</text:span><text:span text:style-name="T115">职日期</text:span><text:span text:style-name="T114"><text:tab/><text:tab/><text:tab/></text:span></text:p>
      <text:p text:style-name="P205"><text:span text:style-name="T111"><text:tab/><text:tab/><text:tab/>字段名称_</text:span><text:span text:style-name="T132">7</text:span><text:span text:style-name="T111">:</text:span><text:span text:style-name="T116">离</text:span><text:span text:style-name="T115">职日期</text:span><text:span text:style-name="T114"><text:tab/><text:tab/><text:tab/><text:tab/></text:span></text:p>
      <text:p text:style-name="P205"><text:span text:style-name="T111"><text:tab/><text:tab/><text:tab/>字段名称_</text:span><text:span text:style-name="T133">8:</text:span><text:span text:style-name="T117">是</text:span><text:span text:style-name="T115">否购买社保</text:span><text:span text:style-name="T114"><text:tab/><text:tab/><text:tab/><text:tab/></text:span></text:p>
      <text:p text:style-name="P209"><text:span text:style-name="T2"><text:tab/><text:tab/><text:tab/>字段名称_9:</text:span><text:span text:style-name="T119">停</text:span><text:span text:style-name="T115">止购买时间</text:span><text:span text:style-name="T3"><text:tab/></text:span></text:p>
      <text:p text:style-name="P209"><text:span text:style-name="T3"><text:tab/><text:tab/><text:tab/>字段名称_</text:span><text:span text:style-name="T9">10:</text:span><text:span text:style-name="T14">购</text:span><text:span text:style-name="T115">买意外险状态</text:span><text:span text:style-name="T3"><text:tab/></text:span></text:p>
      <text:p text:style-name="P205"><text:span text:style-name="T3"><text:tab/><text:tab/></text:span><text:span text:style-name="T65">功能名字_</text:span><text:span text:style-name="T77">2</text:span><text:span text:style-name="T65">:</text:span><text:span text:style-name="T77">添加</text:span><text:span text:style-name="T5"> <text:s/>功能类型:添加</text:span></text:p>
      <text:p text:style-name="P205"><text:span text:style-name="T5"><text:tab/><text:tab/><text:tab/></text:span><text:span text:style-name="T2">字段名称_1:</text:span><text:span text:style-name="T116">被</text:span><text:span text:style-name="T115">保人姓名</text:span><text:span text:style-name="T13"> <text:s text:c="4"/>标签类型:文本框 <text:s text:c="4"/>必填 <text:s text:c="2"/>不可编辑</text:span></text:p>
      <text:p text:style-name="P208"><text:span text:style-name="T111"><text:tab/><text:tab/><text:tab/>字段名称_2:</text:span><text:span text:style-name="T116">员</text:span><text:span text:style-name="T115">工编号</text:span><text:span text:style-name="T114"><text:tab/></text:span><text:span text:style-name="T13">标签类型:下拉框 <text:s text:c="4"/>必填 </text:span><text:span text:style-name="T114"><text:tab/> <text:s text:c="2"/></text:span><text:span text:style-name="T13">不可编辑</text:span><text:span text:style-name="T114"><text:tab/></text:span></text:p>
      <text:p text:style-name="P208"><text:span text:style-name="T111"><text:tab/><text:tab/><text:tab/>字段名称_3:</text:span><text:span text:style-name="T116">地</text:span><text:span text:style-name="T115">区</text:span><text:span text:style-name="T114"><text:tab/><text:tab/><text:tab/></text:span><text:span text:style-name="T13">标签类型:文本框 <text:s text:c="4"/>必填 <text:s text:c="3"/>不可编辑</text:span></text:p>
      <text:p text:style-name="P252"><text:span text:style-name="T111"><text:tab/><text:tab/><text:tab/>字段名称_</text:span><text:span text:style-name="T131">4</text:span><text:span text:style-name="T111">:</text:span><text:span text:style-name="T116">项</text:span><text:span text:style-name="T115">目组部门</text:span><text:span text:style-name="T114"><text:tab/></text:span><text:span text:style-name="T13">标签类型:文本框 <text:s text:c="4"/>必填</text:span><text:span text:style-name="T3"> <text:s text:c="3"/></text:span><text:span text:style-name="T13">不可编辑</text:span></text:p>
      <text:p text:style-name="P208"><text:span text:style-name="T111"><text:tab/><text:tab/><text:tab/>字段名称_</text:span><text:span text:style-name="T131">5</text:span><text:span text:style-name="T111">:</text:span><text:span text:style-name="T116">岗</text:span><text:span text:style-name="T115">位</text:span><text:span text:style-name="T114"><text:tab/><text:tab/><text:tab/></text:span><text:span text:style-name="T13">标签类型:文本框 <text:s text:c="4"/>必填</text:span><text:span text:style-name="T114"><text:tab/> <text:s text:c="3"/></text:span><text:span text:style-name="T13">不可编辑</text:span></text:p>
      <text:p text:style-name="P208"><text:span text:style-name="T111"><text:tab/><text:tab/><text:tab/>字段名称_</text:span><text:span text:style-name="T132">6</text:span><text:span text:style-name="T111">:</text:span><text:span text:style-name="T119">入</text:span><text:span text:style-name="T115">职日期<text:tab/></text:span><text:span text:style-name="T114"><text:tab/></text:span><text:span text:style-name="T13">标签类型:文本框 <text:s text:c="4"/>必填</text:span><text:span text:style-name="T114"><text:tab/> </text:span><text:span text:style-name="T13">不可编辑</text:span><text:span text:style-name="T114"><text:tab/><text:tab/><text:tab/><text:tab/></text:span></text:p>
      <text:p text:style-name="P205"><text:span text:style-name="T2"><text:tab/><text:tab/><text:tab/>字段名称_</text:span><text:span text:style-name="T8">7</text:span><text:span text:style-name="T2">:</text:span><text:span text:style-name="T11">停止购买时间</text:span><text:span text:style-name="T3"><text:tab/> <text:s/></text:span><text:span text:style-name="T13">标签类型:文本框 <text:s text:c="4"/>必填</text:span><text:span text:style-name="T3"><text:tab/></text:span></text:p>
      <text:p text:style-name="P205"><text:span text:style-name="T3"><text:tab/><text:tab/></text:span><text:span text:style-name="T65">功能名字_</text:span><text:span text:style-name="T77">3</text:span><text:span text:style-name="T65">:</text:span><text:span text:style-name="T77">编辑</text:span><text:span text:style-name="T5"> <text:s/>功能类型:编辑</text:span><text:span text:style-name="T114"><text:tab/><text:tab/><text:tab/><text:tab/></text:span></text:p>
      <text:p text:style-name="P205"><text:span text:style-name="T2"><text:tab/><text:tab/><text:tab/>字段名称_</text:span><text:span text:style-name="T9">1</text:span><text:span text:style-name="T2">:</text:span><text:span text:style-name="T11">停止购买时间</text:span><text:span text:style-name="T3"><text:tab/> <text:s/></text:span><text:span text:style-name="T13">标签类型:文本框 <text:s text:c="4"/>必填</text:span><text:span text:style-name="T3"><text:tab/></text:span></text:p>
      <text:p text:style-name="P205"><text:span text:style-name="T3"><text:tab/><text:tab/></text:span><text:span text:style-name="T76">功能名字_</text:span><text:span text:style-name="T77">4</text:span><text:span text:style-name="T76">:导入 <text:s text:c="2"/></text:span><text:span text:style-name="T2"><text:s text:c="2"/>功能类型:</text:span><text:span text:style-name="T10"> <text:s/></text:span></text:p>
      <text:p text:style-name="P53"><text:span text:style-name="T195"><text:tab/><text:tab/></text:span><text:span text:style-name="T98">功能名字_</text:span><text:span text:style-name="T100">5</text:span><text:span text:style-name="T98">:导出 <text:s text:c="2"/></text:span><text:span text:style-name="T194"><text:s text:c="2"/>功能类型:</text:span><text:span text:style-name="T195"> <text:s/></text:span></text:p>
      <text:p text:style-name="P47"/>
      <text:p text:style-name="P47"/>
      <text:p text:style-name="P47"/>
      <text:p text:style-name="P205"><text:span text:style-name="T3"><text:tab/></text:span>导航名_<text:span text:style-name="T21">8</text:span><text:span text:style-name="T19">:各类交流沟通模块</text:span></text:p>
      <text:p text:style-name="P58"><text:span text:style-name="T165"><text:tab/><text:tab/>功能名称_</text:span><text:span text:style-name="T166">1:列表 功能类型:网格</text:span></text:p>
      <text:p text:style-name="P191"><text:span text:style-name="T24"><text:tab/><text:tab/><text:tab/></text:span><text:span text:style-name="T25">字段名称_1:</text:span><text:span text:style-name="T120">模</text:span><text:span text:style-name="T121">板名称</text:span></text:p>
      <text:p text:style-name="P192"><text:span text:style-name="T33"><text:tab/><text:tab/><text:tab/>字段名称_</text:span><text:span text:style-name="T34">2</text:span><text:span text:style-name="T33">:</text:span><text:span text:style-name="T27">所</text:span><text:span text:style-name="T124">属类型</text:span></text:p>
      <text:p text:style-name="P193"><text:span text:style-name="T33"><text:tab/><text:tab/><text:tab/>字段名称_</text:span><text:span text:style-name="T34">3</text:span><text:span text:style-name="T33">:</text:span><text:span text:style-name="T27">分</text:span><text:span text:style-name="T124">类</text:span><text:span text:style-name="T33"><text:tab/><text:tab/><text:tab/><text:tab/></text:span></text:p>
      <text:p text:style-name="P192"><text:span text:style-name="T33"><text:tab/><text:tab/><text:tab/>字段名称_</text:span><text:span text:style-name="T34">4</text:span><text:span text:style-name="T33">:</text:span><text:span text:style-name="T27">触</text:span><text:span text:style-name="T124">发字段</text:span></text:p>
      <text:p text:style-name="P192"><text:span text:style-name="T33"><text:tab/><text:tab/><text:tab/>字段名称_</text:span><text:span text:style-name="T34">5</text:span><text:span text:style-name="T33">:</text:span><text:span text:style-name="T27">标</text:span><text:span text:style-name="T124">题</text:span></text:p>
      <text:p text:style-name="P192"><text:soft-page-break/><text:span text:style-name="T33"><text:tab/><text:tab/><text:tab/>字段名称_</text:span><text:span text:style-name="T34">6</text:span><text:span text:style-name="T33">:</text:span><text:span text:style-name="T27">邮</text:span><text:span text:style-name="T124">件内容模板</text:span></text:p>
      <text:p text:style-name="P192"><text:span text:style-name="T33"><text:tab/><text:tab/><text:tab/>字段名称_</text:span><text:span text:style-name="T34">7</text:span><text:span text:style-name="T33">:</text:span><text:span text:style-name="T27">例</text:span><text:span text:style-name="T124">子</text:span></text:p>
      <text:p text:style-name="P192"><text:span text:style-name="T33"><text:tab/><text:tab/><text:tab/>字段名称_</text:span><text:span text:style-name="T34">8</text:span><text:span text:style-name="T33">:</text:span><text:span text:style-name="T27">附</text:span><text:span text:style-name="T124">件</text:span></text:p>
      <text:p text:style-name="P193"><text:span text:style-name="T33"><text:tab/><text:tab/><text:tab/>字段名称_</text:span><text:span text:style-name="T34">9</text:span><text:span text:style-name="T33">:</text:span><text:span text:style-name="T27">主</text:span><text:span text:style-name="T124">送对象</text:span><text:span text:style-name="T33"><text:tab/><text:tab/><text:tab/><text:tab/></text:span></text:p>
      <text:p text:style-name="P192"><text:span text:style-name="T33"><text:tab/><text:tab/><text:tab/>字段名称_</text:span><text:span text:style-name="T34">10</text:span><text:span text:style-name="T33">:</text:span><text:span text:style-name="T27">抄</text:span><text:span text:style-name="T124">送对象</text:span></text:p>
      <text:p text:style-name="P192"><text:span text:style-name="T28"><text:tab/><text:tab/><text:tab/>字段名称_1</text:span><text:span text:style-name="T29">1</text:span><text:span text:style-name="T28">:</text:span><text:span text:style-name="T125">途</text:span><text:span text:style-name="T124">径</text:span></text:p>
      <text:p text:style-name="P193"><text:span text:style-name="T124"><text:tab/><text:tab/></text:span><text:span text:style-name="T28">功能名称_</text:span><text:span text:style-name="T30">2</text:span><text:span text:style-name="T29">:添加 功能类型:添加</text:span></text:p>
      <text:p text:style-name="P197"><text:span text:style-name="T24"><text:tab/><text:tab/><text:tab/></text:span><text:span text:style-name="T25">字段名称_1:</text:span><text:span text:style-name="T120">模</text:span><text:span text:style-name="T121">板名称 字段类型:</text:span><text:span text:style-name="T122">文本框</text:span><text:span text:style-name="T121"> 非必填</text:span></text:p>
      <text:p text:style-name="P193"><text:span text:style-name="T33"><text:tab/><text:tab/><text:tab/>字段名称_</text:span><text:span text:style-name="T34">2</text:span><text:span text:style-name="T33">:</text:span><text:span text:style-name="T27">所</text:span><text:span text:style-name="T124">属类型 字段类型:文本框 非必填</text:span></text:p>
      <text:p text:style-name="P194"><text:span text:style-name="T33"><text:tab/><text:tab/><text:tab/>字段名称_</text:span><text:span text:style-name="T34">3</text:span><text:span text:style-name="T33">:</text:span><text:span text:style-name="T27">分</text:span><text:span text:style-name="T124">类</text:span><text:span text:style-name="T33"><text:tab/></text:span><text:span text:style-name="T28">字段类型:文本框 非必填</text:span><text:span text:style-name="T33"><text:tab/><text:tab/><text:tab/></text:span></text:p>
      <text:p text:style-name="P194"><text:span text:style-name="T33"><text:tab/><text:tab/><text:tab/>字段名称_</text:span><text:span text:style-name="T34">4</text:span><text:span text:style-name="T33">:</text:span><text:span text:style-name="T27">触</text:span><text:span text:style-name="T124">发字段 字段类型:文本框 非必填</text:span></text:p>
      <text:p text:style-name="P194"><text:span text:style-name="T33"><text:tab/><text:tab/><text:tab/>字段名称_</text:span><text:span text:style-name="T34">5</text:span><text:span text:style-name="T33">:</text:span><text:span text:style-name="T27">标</text:span><text:span text:style-name="T124">题 <text:s/>字段类型:文本框 非必填</text:span></text:p>
      <text:p text:style-name="P194"><text:span text:style-name="T33"><text:tab/><text:tab/><text:tab/>字段名称_</text:span><text:span text:style-name="T34">6</text:span><text:span text:style-name="T33">:</text:span><text:span text:style-name="T27">邮</text:span><text:span text:style-name="T124">件内容模板 字段类型:文本框 非必填</text:span></text:p>
      <text:p text:style-name="P194"><text:span text:style-name="T33"><text:tab/><text:tab/><text:tab/>字段名称_</text:span><text:span text:style-name="T34">7</text:span><text:span text:style-name="T33">:</text:span><text:span text:style-name="T27">例</text:span><text:span text:style-name="T124">子 <text:s/>字段类型:文本框 非必填</text:span></text:p>
      <text:p text:style-name="P194"><text:span text:style-name="T33"><text:tab/><text:tab/><text:tab/>字段名称_</text:span><text:span text:style-name="T34">8</text:span><text:span text:style-name="T33">:</text:span><text:span text:style-name="T27">附</text:span><text:span text:style-name="T124">件 <text:s/>字段类型:文本框 非必填</text:span></text:p>
      <text:p text:style-name="P194"><text:span text:style-name="T33"><text:tab/><text:tab/><text:tab/>字段名称_</text:span><text:span text:style-name="T34">9</text:span><text:span text:style-name="T33">:</text:span><text:span text:style-name="T27">主</text:span><text:span text:style-name="T124">送对象</text:span><text:span text:style-name="T33"><text:tab/></text:span><text:span text:style-name="T28">字段类型:文本框 非必填</text:span><text:span text:style-name="T33"><text:tab/><text:tab/><text:tab/></text:span></text:p>
      <text:p text:style-name="P193"><text:span text:style-name="T33"><text:tab/><text:tab/><text:tab/>字段名称_</text:span><text:span text:style-name="T34">10</text:span><text:span text:style-name="T33">:</text:span><text:span text:style-name="T27">抄</text:span><text:span text:style-name="T124">送对象 <text:s/>字段类型:文本框 非必填</text:span></text:p>
      <text:p text:style-name="P194"><text:span text:style-name="T28"><text:tab/><text:tab/><text:tab/>字段名称_1</text:span><text:span text:style-name="T29">1</text:span><text:span text:style-name="T28">:</text:span><text:span text:style-name="T125">途</text:span><text:span text:style-name="T124">径 <text:s/>字段类型:文本框 非必填</text:span></text:p>
      <text:p text:style-name="P162"><text:tab/><text:tab/></text:p>
      <text:p text:style-name="P195"><text:span text:style-name="T124"><text:tab/><text:tab/></text:span><text:span text:style-name="T28">功能名称_</text:span><text:span text:style-name="T30">3</text:span><text:span text:style-name="T29">:编辑 功能类型:编辑</text:span></text:p>
      <text:p text:style-name="P197"><text:span text:style-name="T24"><text:tab/><text:tab/><text:tab/></text:span><text:span text:style-name="T25">字段名称_1:</text:span><text:span text:style-name="T120">模</text:span><text:span text:style-name="T121">板名称 字段类型:文本框 非必填 可编辑</text:span></text:p>
      <text:p text:style-name="P194"><text:span text:style-name="T33"><text:tab/><text:tab/><text:tab/>字段名称_</text:span><text:span text:style-name="T34">2</text:span><text:span text:style-name="T33">:</text:span><text:span text:style-name="T27">所</text:span><text:span text:style-name="T124">属类型 字段类型:文本框 非必填</text:span></text:p>
      <text:p text:style-name="P194"><text:span text:style-name="T33"><text:tab/><text:tab/><text:tab/>字段名称_</text:span><text:span text:style-name="T34">3</text:span><text:span text:style-name="T33">:</text:span><text:span text:style-name="T27">分</text:span><text:span text:style-name="T124">类</text:span><text:span text:style-name="T33"><text:tab/></text:span><text:span text:style-name="T28">字段类型:文本框 非必填</text:span><text:span text:style-name="T33"><text:tab/><text:tab/><text:tab/></text:span></text:p>
      <text:p text:style-name="P194"><text:span text:style-name="T33"><text:tab/><text:tab/><text:tab/>字段名称_</text:span><text:span text:style-name="T34">4</text:span><text:span text:style-name="T33">:</text:span><text:span text:style-name="T27">触</text:span><text:span text:style-name="T124">发字段 字段类型:文本框 非必填</text:span></text:p>
      <text:p text:style-name="P194"><text:span text:style-name="T33"><text:tab/><text:tab/><text:tab/>字段名称_</text:span><text:span text:style-name="T34">5</text:span><text:span text:style-name="T33">:</text:span><text:span text:style-name="T27">标</text:span><text:span text:style-name="T124">题 <text:s/>字段类型:文本框 非必填</text:span></text:p>
      <text:p text:style-name="P194"><text:span text:style-name="T33"><text:tab/><text:tab/><text:tab/>字段名称_</text:span><text:span text:style-name="T34">6</text:span><text:span text:style-name="T33">:</text:span><text:span text:style-name="T27">邮</text:span><text:span text:style-name="T124">件内容模板 字段类型:文本框 非必填</text:span></text:p>
      <text:p text:style-name="P194"><text:span text:style-name="T33"><text:tab/><text:tab/><text:tab/>字段名称_</text:span><text:span text:style-name="T34">7</text:span><text:span text:style-name="T33">:</text:span><text:span text:style-name="T27">例</text:span><text:span text:style-name="T124">子 <text:s/>字段类型:文本框 非必填</text:span></text:p>
      <text:p text:style-name="P194"><text:span text:style-name="T33"><text:tab/><text:tab/><text:tab/>字段名称_</text:span><text:span text:style-name="T34">8</text:span><text:span text:style-name="T33">:</text:span><text:span text:style-name="T27">附</text:span><text:span text:style-name="T124">件 <text:s/>字段类型:文本框 非必填</text:span></text:p>
      <text:p text:style-name="P194"><text:span text:style-name="T33"><text:tab/><text:tab/><text:tab/>字段名称_</text:span><text:span text:style-name="T34">9</text:span><text:span text:style-name="T33">:</text:span><text:span text:style-name="T27">主</text:span><text:span text:style-name="T124">送对象</text:span><text:span text:style-name="T33"><text:tab/></text:span><text:span text:style-name="T28">字段类型:文本框 非必填</text:span><text:span text:style-name="T33"><text:tab/><text:tab/><text:tab/></text:span></text:p>
      <text:p text:style-name="P196"><text:span text:style-name="T33"><text:tab/><text:tab/><text:tab/>字段名称_</text:span><text:span text:style-name="T34">10</text:span><text:span text:style-name="T33">:</text:span><text:span text:style-name="T27">抄</text:span><text:span text:style-name="T124">送对象 <text:s/>字段类型:文本框 非必填<text:tab/></text:span></text:p>
      <text:p text:style-name="P194"><text:span text:style-name="T28"><text:tab/><text:tab/><text:tab/>字段名称_1</text:span><text:span text:style-name="T29">1</text:span><text:span text:style-name="T28">:</text:span><text:span text:style-name="T125">途</text:span><text:span text:style-name="T124">径 <text:s/>字段类型:文本框 非必填</text:span></text:p>
      <text:p text:style-name="P198"><text:span text:style-name="T25"><text:tab/><text:tab/></text:span><text:span text:style-name="T15">功能名称_4:删除 功能类型:删除 功能描述:选中一行,单击删除按钮,执行删除操作</text:span></text:p>
      <text:p text:style-name="P199"><text:span text:style-name="T15"><text:tab/></text:span><text:span text:style-name="T18">导航名_</text:span><text:span text:style-name="T21">9</text:span><text:span text:style-name="T19">:</text:span><text:span text:style-name="T20">操作日志及商业保险汇总</text:span><text:span text:style-name="T22">(将下方所有表格展示在一个页面上)</text:span></text:p>
      <text:p text:style-name="P54"><text:tab/><text:tab/>1:操作日志汇总</text:p>
      <text:p text:style-name="P54"><text:tab/><text:tab/><text:tab/>字段名称_1:人员安排<text:tab/></text:p>
      <text:p text:style-name="P54"><text:tab/><text:tab/><text:tab/>字段名称_2:类型</text:p>
      <text:p text:style-name="P54"><text:tab/><text:tab/><text:tab/>字段名称_3:任务类型</text:p>
      <text:p text:style-name="P54"><text:tab/><text:tab/><text:tab/>字段名称_4:工作内容<text:tab/><text:tab/><text:tab/><text:tab/></text:p>
      <text:p text:style-name="P54"><text:tab/><text:tab/><text:tab/>字段名称_5:计划任务数量</text:p>
      <text:p text:style-name="P54"><text:tab/><text:tab/><text:tab/>字段名称_6:计划任务时长<text:tab/></text:p>
      <text:p text:style-name="P54"><text:tab/><text:tab/><text:tab/>字段名称_7:计划工作量</text:p>
      <text:p text:style-name="P54"><text:tab/><text:tab/><text:tab/>字段名称_8:备注</text:p>
      <text:p text:style-name="P54"><text:tab/><text:tab/><text:tab/>字段名称_9:工作内容<text:tab/><text:tab/><text:tab/><text:tab/></text:p>
      <text:p text:style-name="P54"><text:tab/><text:tab/><text:tab/>字段名称_10:计划任务数量</text:p>
      <text:p text:style-name="P54"><text:tab/><text:tab/><text:tab/>字段名称_11:实际完成任务数量<text:tab/></text:p>
      <text:p text:style-name="P54"><text:tab/><text:tab/><text:tab/>字段名称_12:差异任务量</text:p>
      <text:p text:style-name="P54"><text:tab/><text:tab/><text:tab/>字段名称_13:计划任务时长</text:p>
      <text:p text:style-name="P54"><text:soft-page-break/><text:tab/><text:tab/><text:tab/>字段名称_14:实际任务时长<text:tab/><text:tab/><text:tab/><text:tab/></text:p>
      <text:p text:style-name="P54"><text:tab/><text:tab/><text:tab/>字段名称_15:差异任务时长</text:p>
      <text:p text:style-name="P54"><text:tab/><text:tab/><text:tab/>字段名称_16:计划工作量<text:tab/></text:p>
      <text:p text:style-name="P54"><text:tab/><text:tab/><text:tab/>字段名称_17:实际工作量</text:p>
      <text:p text:style-name="P54"><text:tab/><text:tab/><text:tab/>字段名称_18:差异工作量</text:p>
      <text:p text:style-name="P54"><text:tab/><text:tab/><text:tab/>字段名称_19:备注<text:tab/><text:tab/><text:tab/><text:tab/></text:p>
      <text:p text:style-name="P54"><text:tab/><text:tab/><text:tab/>字段名称_20:人工</text:p>
      <text:p text:style-name="P54"><text:tab/><text:tab/><text:tab/>字段名称_21:工作计划日期</text:p>
      <text:p text:style-name="P54"><text:tab/><text:tab/><text:tab/>字段名称_22:工作完成情况日期</text:p>
      <text:p text:style-name="P55"><text:tab/><text:tab/>2:商业保险日汇总</text:p>
      <text:p text:style-name="P54"><text:tab/><text:tab/><text:tab/>字段名称_1:日期 <text:s/>时间框 非必填</text:p>
      <text:p text:style-name="P206"><text:span text:style-name="T17"><text:tab/><text:tab/><text:tab/></text:span><text:span text:style-name="T26">(</text:span><text:span text:style-name="T23">地</text:span><text:span text:style-name="T121">区/</text:span><text:span text:style-name="T26">项</text:span><text:span text:style-name="T121">目组</text:span><text:span text:style-name="T127">(</text:span><text:span text:style-name="T121">部门</text:span><text:span text:style-name="T123">)/</text:span><text:span text:style-name="T26">入</text:span><text:span text:style-name="T121">职人数</text:span><text:span text:style-name="T123">/放</text:span><text:span text:style-name="T121">弃购买社保人数</text:span><text:span text:style-name="T123">/意</text:span><text:span text:style-name="T121">外险增员数</text:span><text:span text:style-name="T123">/意</text:span><text:span text:style-name="T121">外险购买人数</text:span><text:span text:style-name="T123">/未</text:span><text:span text:style-name="T121">购买意外险人数</text:span><text:span text:style-name="T123">/离</text:span><text:span text:style-name="T121">职人数</text:span><text:span text:style-name="T123">/意</text:span><text:span text:style-name="T121">外险减员人数</text:span><text:span text:style-name="T26">)</text:span></text:p>
      <text:p text:style-name="P57"/>
      <text:p text:style-name="P57"><text:tab/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tab/><text:tab/>3:商业保险周汇总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54"><text:tab/><text:tab/><text:tab/>字段名称_3:周次 下拉框(1-5) 非必填</text:p>
      <text:p text:style-name="P207"><text:span text:style-name="T16"><text:tab/><text:tab/><text:tab/></text:span><text:span text:style-name="T23">(地区/项目组</text:span><text:span text:style-name="T32">(</text:span><text:span text:style-name="T23">部门)/入职人数/放弃购买社保人数/意外险增员数/意外险购买人数/未购买意外险人数/离职人数/意外险减员人数)</text:span></text:p>
      <text:p text:style-name="P56"><text:tab/><text:tab/>4:商业保险月汇总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207"><text:span text:style-name="T16"><text:tab/><text:tab/><text:tab/></text:span><text:span text:style-name="T23">(地区/项目组</text:span><text:span text:style-name="T32">(</text:span><text:span text:style-name="T23">部门)/入职人数/放弃购买社保人数/意外险增员数/意外险购买人数/未购买意外险人数/离职人数/意外险减员人数)</text:span></text:p>
      <text:p text:style-name="P56"><text:tab/><text:tab/>5:商业保险累计汇总</text:p>
      <text:p text:style-name="P54"><text:tab/><text:tab/><text:tab/>字段名称_1:截止日期 时间框 非必填</text:p>
      <text:p text:style-name="P251"><text:span text:style-name="T16"><text:tab/><text:tab/><text:tab/></text:span><text:span text:style-name="T23">(地区/项目组</text:span><text:span text:style-name="T32">(</text:span><text:span text:style-name="T23">部门)/入职人数/放弃购买社保人数/意外险增员数/意外险购买人数/未购买意外险人数/离职人数/意外险减员人数)</text:span></text:p>
      <text:p text:style-name="P47"/>
      <text:p text:style-name="P47"/>
      <text:p text:style-name="P190"><text:span text:style-name="T5">修改：</text:span><text:span text:style-name="T60">塔</text:span><text:span text:style-name="T164">工意外险信息：</text:span></text:p>
      <text:p text:style-name="P200"><text:tab/><text:tab/>添加和编辑：</text:p>
      <text:p text:style-name="P190"><text:soft-page-break/><text:span text:style-name="T164"><text:tab/><text:tab/><text:tab/>投保人，下拉框，可编辑 <text:s text:c="3"/></text:span><text:span text:style-name="T188">towerinsure/v1/users</text:span></text:p>
      <text:p text:style-name="P201"><text:tab/><text:tab/><text:tab/>被投保人，下拉框，可编辑 <text:s text:c="3"/>towerinsure/v1/users</text:p>
      <text:p text:style-name="P200"/>
      <text:p text:style-name="P200"><text:tab/><text:tab/><text:tab/></text:p>
      <text:p text:style-name="P245">添加需求:</text:p>
      <text:p text:style-name="P245"><text:tab/><text:span text:style-name="T189">1商业保险方案</text:span></text:p>
      <text:p text:style-name="P245"><text:tab/><text:tab/><text:span text:style-name="T189">1列表:添加字段 <text:s text:c="3"/>字段1:制作方案时间 <text:s text:c="2"/>字段2:制作方案人</text:span></text:p>
      <text:p text:style-name="P245"><text:tab/>添加了新导航及功能:</text:p>
      <text:p text:style-name="P245"><text:tab/><text:tab/>导航名称_<text:span text:style-name="T196">6,导航名称_7,导航名称_8,导航名称_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15T15:56:53.370056190</dc:date>
    <meta:editing-duration>P12DT3H43M53S</meta:editing-duration>
    <meta:editing-cycles>740</meta:editing-cycles>
    <meta:generator>LibreOffice/5.1.3.2$Linux_X86_64 LibreOffice_project/10$Build-2</meta:generator>
    <meta:document-statistic meta:table-count="0" meta:image-count="0" meta:object-count="0" meta:page-count="21" meta:paragraph-count="908" meta:word-count="13538" meta:character-count="21783" meta:non-whitespace-character-count="15704"/>
  </office:meta>
</office:document-meta>
</file>